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358de5" officeooo:paragraph-rsid="01358de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7838f04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bbef2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c2d049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172e30" officeooo:paragraph-rsid="02172e30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2ad3f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6d51e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4a4861" officeooo:paragraph-rsid="034a4861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c1bf7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5c9b4d" officeooo:paragraph-rsid="024f2ec0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bc68bd" style:font-size-asian="18.3500003814697pt" style:font-weight-asian="bold" style:font-size-complex="21pt" style:font-weight-complex="bold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47b9c" style:font-size-asian="18.3500003814697pt" style:font-weight-asian="bold" style:font-size-complex="21pt" style:font-weight-complex="bold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50019" style:font-size-asian="18.3500003814697pt" style:font-weight-asian="bold" style:font-size-complex="21pt" style:font-weight-complex="bold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7b3198d" style:font-size-asian="18.3500003814697pt" style:font-weight-asian="bold" style:font-size-complex="21pt" style:font-weight-complex="bold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96ff83" officeooo:paragraph-rsid="02a47b9c" style:font-size-asian="18.3500003814697pt" style:font-weight-asian="bold" style:font-size-complex="21pt" style:font-weight-complex="bold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b2d837" style:font-size-asian="18.3500003814697pt" style:font-weight-asian="bold" style:font-size-complex="21pt" style:font-weight-complex="bold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3a22419" officeooo:paragraph-rsid="03a22419" style:font-size-asian="18.3500003814697pt" style:font-weight-asian="bold" style:font-size-complex="21pt" style:font-weight-complex="bold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706d661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2a9768" officeooo:paragraph-rsid="082a9768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officeooo:rsid="0016fbe0"/>
    </style:style>
    <style:style style:name="T26" style:family="text">
      <style:text-properties officeooo:rsid="0018134a"/>
    </style:style>
    <style:style style:name="T27" style:family="text">
      <style:text-properties officeooo:rsid="001a0367"/>
    </style:style>
    <style:style style:name="T28" style:family="text">
      <style:text-properties officeooo:rsid="001ca9f9"/>
    </style:style>
    <style:style style:name="T29" style:family="text">
      <style:text-properties officeooo:rsid="001cb7e0"/>
    </style:style>
    <style:style style:name="T30" style:family="text">
      <style:text-properties officeooo:rsid="001f13e5"/>
    </style:style>
    <style:style style:name="T31" style:family="text">
      <style:text-properties officeooo:rsid="0021733d"/>
    </style:style>
    <style:style style:name="T32" style:family="text">
      <style:text-properties officeooo:rsid="00232251"/>
    </style:style>
    <style:style style:name="T33" style:family="text">
      <style:text-properties officeooo:rsid="0025f754"/>
    </style:style>
    <style:style style:name="T34" style:family="text">
      <style:text-properties officeooo:rsid="002742a4"/>
    </style:style>
    <style:style style:name="T35" style:family="text">
      <style:text-properties officeooo:rsid="00293e81"/>
    </style:style>
    <style:style style:name="T36" style:family="text">
      <style:text-properties officeooo:rsid="002a4d3c"/>
    </style:style>
    <style:style style:name="T37" style:family="text">
      <style:text-properties officeooo:rsid="002aee95"/>
    </style:style>
    <style:style style:name="T38" style:family="text">
      <style:text-properties officeooo:rsid="002ca089"/>
    </style:style>
    <style:style style:name="T39" style:family="text">
      <style:text-properties officeooo:rsid="002dd248"/>
    </style:style>
    <style:style style:name="T40" style:family="text">
      <style:text-properties officeooo:rsid="003a9237"/>
    </style:style>
    <style:style style:name="T41" style:family="text">
      <style:text-properties officeooo:rsid="003b676a"/>
    </style:style>
    <style:style style:name="T42" style:family="text">
      <style:text-properties officeooo:rsid="003d8f2b"/>
    </style:style>
    <style:style style:name="T43" style:family="text">
      <style:text-properties officeooo:rsid="0040f11c"/>
    </style:style>
    <style:style style:name="T44" style:family="text">
      <style:text-properties officeooo:rsid="004442d3"/>
    </style:style>
    <style:style style:name="T45" style:family="text">
      <style:text-properties officeooo:rsid="00453d38"/>
    </style:style>
    <style:style style:name="T46" style:family="text">
      <style:text-properties officeooo:rsid="0047590e"/>
    </style:style>
    <style:style style:name="T47" style:family="text">
      <style:text-properties officeooo:rsid="00495385"/>
    </style:style>
    <style:style style:name="T48" style:family="text">
      <style:text-properties officeooo:rsid="004a5474"/>
    </style:style>
    <style:style style:name="T49" style:family="text">
      <style:text-properties officeooo:rsid="004aa6d6"/>
    </style:style>
    <style:style style:name="T50" style:family="text">
      <style:text-properties officeooo:rsid="004d02e6"/>
    </style:style>
    <style:style style:name="T51" style:family="text">
      <style:text-properties officeooo:rsid="004ec73b"/>
    </style:style>
    <style:style style:name="T52" style:family="text">
      <style:text-properties officeooo:rsid="005065f8"/>
    </style:style>
    <style:style style:name="T53" style:family="text">
      <style:text-properties officeooo:rsid="0052a132"/>
    </style:style>
    <style:style style:name="T54" style:family="text">
      <style:text-properties officeooo:rsid="0053753f"/>
    </style:style>
    <style:style style:name="T55" style:family="text">
      <style:text-properties officeooo:rsid="005696d6"/>
    </style:style>
    <style:style style:name="T56" style:family="text">
      <style:text-properties officeooo:rsid="005a8a9c"/>
    </style:style>
    <style:style style:name="T57" style:family="text">
      <style:text-properties officeooo:rsid="005b8c2e"/>
    </style:style>
    <style:style style:name="T58" style:family="text">
      <style:text-properties officeooo:rsid="005c5abd"/>
    </style:style>
    <style:style style:name="T59" style:family="text">
      <style:text-properties officeooo:rsid="005caacc"/>
    </style:style>
    <style:style style:name="T60" style:family="text">
      <style:text-properties officeooo:rsid="005e34e6"/>
    </style:style>
    <style:style style:name="T61" style:family="text">
      <style:text-properties officeooo:rsid="006028c5"/>
    </style:style>
    <style:style style:name="T62" style:family="text">
      <style:text-properties officeooo:rsid="0064a6b7"/>
    </style:style>
    <style:style style:name="T63" style:family="text">
      <style:text-properties officeooo:rsid="0065e749"/>
    </style:style>
    <style:style style:name="T64" style:family="text">
      <style:text-properties officeooo:rsid="00669a85"/>
    </style:style>
    <style:style style:name="T65" style:family="text">
      <style:text-properties officeooo:rsid="00678c2d"/>
    </style:style>
    <style:style style:name="T66" style:family="text">
      <style:text-properties officeooo:rsid="0069197e"/>
    </style:style>
    <style:style style:name="T67" style:family="text">
      <style:text-properties officeooo:rsid="006b7472"/>
    </style:style>
    <style:style style:name="T68" style:family="text">
      <style:text-properties officeooo:rsid="006cb295"/>
    </style:style>
    <style:style style:name="T69" style:family="text">
      <style:text-properties officeooo:rsid="006d5764"/>
    </style:style>
    <style:style style:name="T70" style:family="text">
      <style:text-properties officeooo:rsid="007aa42d"/>
    </style:style>
    <style:style style:name="T71" style:family="text">
      <style:text-properties officeooo:rsid="007eab95"/>
    </style:style>
    <style:style style:name="T72" style:family="text">
      <style:text-properties officeooo:rsid="00851981"/>
    </style:style>
    <style:style style:name="T73" style:family="text">
      <style:text-properties officeooo:rsid="0085f0bc"/>
    </style:style>
    <style:style style:name="T74" style:family="text">
      <style:text-properties officeooo:rsid="0086af44"/>
    </style:style>
    <style:style style:name="T75" style:family="text">
      <style:text-properties officeooo:rsid="008704b2"/>
    </style:style>
    <style:style style:name="T76" style:family="text">
      <style:text-properties officeooo:rsid="0088241a"/>
    </style:style>
    <style:style style:name="T77" style:family="text">
      <style:text-properties officeooo:rsid="0089d86b"/>
    </style:style>
    <style:style style:name="T78" style:family="text">
      <style:text-properties officeooo:rsid="008acfba"/>
    </style:style>
    <style:style style:name="T79" style:family="text">
      <style:text-properties officeooo:rsid="008cc26b"/>
    </style:style>
    <style:style style:name="T80" style:family="text">
      <style:text-properties officeooo:rsid="008eaef4"/>
    </style:style>
    <style:style style:name="T81" style:family="text">
      <style:text-properties officeooo:rsid="0091b6a3"/>
    </style:style>
    <style:style style:name="T82" style:family="text">
      <style:text-properties officeooo:rsid="0093cf64"/>
    </style:style>
    <style:style style:name="T83" style:family="text">
      <style:text-properties officeooo:rsid="0097e388"/>
    </style:style>
    <style:style style:name="T84" style:family="text">
      <style:text-properties officeooo:rsid="00995a6b"/>
    </style:style>
    <style:style style:name="T85" style:family="text">
      <style:text-properties officeooo:rsid="009b75cf"/>
    </style:style>
    <style:style style:name="T86" style:family="text">
      <style:text-properties officeooo:rsid="009bf31f"/>
    </style:style>
    <style:style style:name="T87" style:family="text">
      <style:text-properties officeooo:rsid="009d7a25"/>
    </style:style>
    <style:style style:name="T88" style:family="text">
      <style:text-properties officeooo:rsid="009fd45b"/>
    </style:style>
    <style:style style:name="T89" style:family="text">
      <style:text-properties officeooo:rsid="00a3f49a"/>
    </style:style>
    <style:style style:name="T90" style:family="text">
      <style:text-properties officeooo:rsid="00a6b081"/>
    </style:style>
    <style:style style:name="T91" style:family="text">
      <style:text-properties officeooo:rsid="00ad5438"/>
    </style:style>
    <style:style style:name="T92" style:family="text">
      <style:text-properties officeooo:rsid="00adf683"/>
    </style:style>
    <style:style style:name="T93" style:family="text">
      <style:text-properties officeooo:rsid="00af2e88"/>
    </style:style>
    <style:style style:name="T94" style:family="text">
      <style:text-properties officeooo:rsid="00ba1234"/>
    </style:style>
    <style:style style:name="T95" style:family="text">
      <style:text-properties officeooo:rsid="00bef9d2"/>
    </style:style>
    <style:style style:name="T96" style:family="text">
      <style:text-properties officeooo:rsid="00c9957e"/>
    </style:style>
    <style:style style:name="T97" style:family="text">
      <style:text-properties officeooo:rsid="00ca42bd"/>
    </style:style>
    <style:style style:name="T98" style:family="text">
      <style:text-properties officeooo:rsid="00ccca26"/>
    </style:style>
    <style:style style:name="T99" style:family="text">
      <style:text-properties officeooo:rsid="00cf6129"/>
    </style:style>
    <style:style style:name="T100" style:family="text">
      <style:text-properties officeooo:rsid="00dd4c5d"/>
    </style:style>
    <style:style style:name="T101" style:family="text">
      <style:text-properties officeooo:rsid="00ddcbfb"/>
    </style:style>
    <style:style style:name="T102" style:family="text">
      <style:text-properties officeooo:rsid="00de5a86"/>
    </style:style>
    <style:style style:name="T103" style:family="text">
      <style:text-properties officeooo:rsid="00dfc6a1"/>
    </style:style>
    <style:style style:name="T104" style:family="text">
      <style:text-properties officeooo:rsid="00e03f53"/>
    </style:style>
    <style:style style:name="T105" style:family="text">
      <style:text-properties officeooo:rsid="00e0bd3e"/>
    </style:style>
    <style:style style:name="T106" style:family="text">
      <style:text-properties officeooo:rsid="00e0c4a3"/>
    </style:style>
    <style:style style:name="T107" style:family="text">
      <style:text-properties officeooo:rsid="00e1f1ac"/>
    </style:style>
    <style:style style:name="T108" style:family="text">
      <style:text-properties officeooo:rsid="00e205b3"/>
    </style:style>
    <style:style style:name="T109" style:family="text">
      <style:text-properties officeooo:rsid="00e2f838"/>
    </style:style>
    <style:style style:name="T110" style:family="text">
      <style:text-properties officeooo:rsid="00e4d6b9"/>
    </style:style>
    <style:style style:name="T111" style:family="text">
      <style:text-properties officeooo:rsid="00e6933d"/>
    </style:style>
    <style:style style:name="T112" style:family="text">
      <style:text-properties officeooo:rsid="00e76d62"/>
    </style:style>
    <style:style style:name="T113" style:family="text">
      <style:text-properties officeooo:rsid="00e8539b"/>
    </style:style>
    <style:style style:name="T114" style:family="text">
      <style:text-properties officeooo:rsid="00e91e30"/>
    </style:style>
    <style:style style:name="T115" style:family="text">
      <style:text-properties officeooo:rsid="00e9afc7"/>
    </style:style>
    <style:style style:name="T116" style:family="text">
      <style:text-properties officeooo:rsid="00e9b9ce"/>
    </style:style>
    <style:style style:name="T117" style:family="text">
      <style:text-properties officeooo:rsid="00ea59c8"/>
    </style:style>
    <style:style style:name="T118" style:family="text">
      <style:text-properties officeooo:rsid="00ec034d"/>
    </style:style>
    <style:style style:name="T119" style:family="text">
      <style:text-properties officeooo:rsid="00ee9c0f"/>
    </style:style>
    <style:style style:name="T120" style:family="text">
      <style:text-properties officeooo:rsid="00ef2363"/>
    </style:style>
    <style:style style:name="T121" style:family="text">
      <style:text-properties officeooo:rsid="00f04aa6"/>
    </style:style>
    <style:style style:name="T122" style:family="text">
      <style:text-properties officeooo:rsid="00f147d3"/>
    </style:style>
    <style:style style:name="T123" style:family="text">
      <style:text-properties officeooo:rsid="00f2225e"/>
    </style:style>
    <style:style style:name="T124" style:family="text">
      <style:text-properties officeooo:rsid="00f3eb6d"/>
    </style:style>
    <style:style style:name="T125" style:family="text">
      <style:text-properties officeooo:rsid="00f5b5e8"/>
    </style:style>
    <style:style style:name="T126" style:family="text">
      <style:text-properties officeooo:rsid="00f6bed4"/>
    </style:style>
    <style:style style:name="T127" style:family="text">
      <style:text-properties officeooo:rsid="00f759c5"/>
    </style:style>
    <style:style style:name="T128" style:family="text">
      <style:text-properties officeooo:rsid="00f7755f"/>
    </style:style>
    <style:style style:name="T129" style:family="text">
      <style:text-properties officeooo:rsid="00f78829"/>
    </style:style>
    <style:style style:name="T130" style:family="text">
      <style:text-properties officeooo:rsid="00f80b15"/>
    </style:style>
    <style:style style:name="T131" style:family="text">
      <style:text-properties officeooo:rsid="00f82f58"/>
    </style:style>
    <style:style style:name="T132" style:family="text">
      <style:text-properties officeooo:rsid="00f9129a"/>
    </style:style>
    <style:style style:name="T133" style:family="text">
      <style:text-properties officeooo:rsid="00faa901"/>
    </style:style>
    <style:style style:name="T134" style:family="text">
      <style:text-properties officeooo:rsid="00fc5832"/>
    </style:style>
    <style:style style:name="T135" style:family="text">
      <style:text-properties officeooo:rsid="00fe0473"/>
    </style:style>
    <style:style style:name="T136" style:family="text">
      <style:text-properties officeooo:rsid="00fe141e"/>
    </style:style>
    <style:style style:name="T137" style:family="text">
      <style:text-properties officeooo:rsid="00ff4d89"/>
    </style:style>
    <style:style style:name="T138" style:family="text">
      <style:text-properties officeooo:rsid="01005772"/>
    </style:style>
    <style:style style:name="T139" style:family="text">
      <style:text-properties officeooo:rsid="01007ea2"/>
    </style:style>
    <style:style style:name="T140" style:family="text">
      <style:text-properties officeooo:rsid="0103b4ed"/>
    </style:style>
    <style:style style:name="T141" style:family="text">
      <style:text-properties officeooo:rsid="0103c865"/>
    </style:style>
    <style:style style:name="T142" style:family="text">
      <style:text-properties officeooo:rsid="01074ada"/>
    </style:style>
    <style:style style:name="T143" style:family="text">
      <style:text-properties officeooo:rsid="0108a383"/>
    </style:style>
    <style:style style:name="T144" style:family="text">
      <style:text-properties officeooo:rsid="010a1e85"/>
    </style:style>
    <style:style style:name="T145" style:family="text">
      <style:text-properties officeooo:rsid="010fa2b9"/>
    </style:style>
    <style:style style:name="T146" style:family="text">
      <style:text-properties officeooo:rsid="010fbac0"/>
    </style:style>
    <style:style style:name="T147" style:family="text">
      <style:text-properties officeooo:rsid="01111a73"/>
    </style:style>
    <style:style style:name="T148" style:family="text">
      <style:text-properties officeooo:rsid="0111cd84"/>
    </style:style>
    <style:style style:name="T149" style:family="text">
      <style:text-properties officeooo:rsid="01197e57"/>
    </style:style>
    <style:style style:name="T150" style:family="text">
      <style:text-properties officeooo:rsid="011b57a1"/>
    </style:style>
    <style:style style:name="T151" style:family="text">
      <style:text-properties officeooo:rsid="011ce240"/>
    </style:style>
    <style:style style:name="T152" style:family="text">
      <style:text-properties officeooo:rsid="011d1bdc"/>
    </style:style>
    <style:style style:name="T153" style:family="text">
      <style:text-properties officeooo:rsid="011da263"/>
    </style:style>
    <style:style style:name="T154" style:family="text">
      <style:text-properties officeooo:rsid="011dc478"/>
    </style:style>
    <style:style style:name="T155" style:family="text">
      <style:text-properties officeooo:rsid="011e34fe"/>
    </style:style>
    <style:style style:name="T156" style:family="text">
      <style:text-properties officeooo:rsid="011fe4cc"/>
    </style:style>
    <style:style style:name="T157" style:family="text">
      <style:text-properties officeooo:rsid="01211db5"/>
    </style:style>
    <style:style style:name="T158" style:family="text">
      <style:text-properties officeooo:rsid="01219141"/>
    </style:style>
    <style:style style:name="T159" style:family="text">
      <style:text-properties officeooo:rsid="01237f4a"/>
    </style:style>
    <style:style style:name="T160" style:family="text">
      <style:text-properties officeooo:rsid="0124bf99"/>
    </style:style>
    <style:style style:name="T161" style:family="text">
      <style:text-properties officeooo:rsid="0127ec69"/>
    </style:style>
    <style:style style:name="T162" style:family="text">
      <style:text-properties officeooo:rsid="0127fed7"/>
    </style:style>
    <style:style style:name="T163" style:family="text">
      <style:text-properties officeooo:rsid="01290466"/>
    </style:style>
    <style:style style:name="T164" style:family="text">
      <style:text-properties officeooo:rsid="0129e154"/>
    </style:style>
    <style:style style:name="T165" style:family="text">
      <style:text-properties officeooo:rsid="012b115a"/>
    </style:style>
    <style:style style:name="T166" style:family="text">
      <style:text-properties officeooo:rsid="012c9a9a"/>
    </style:style>
    <style:style style:name="T167" style:family="text">
      <style:text-properties officeooo:rsid="012d623a"/>
    </style:style>
    <style:style style:name="T168" style:family="text">
      <style:text-properties officeooo:rsid="012f7abf"/>
    </style:style>
    <style:style style:name="T169" style:family="text">
      <style:text-properties officeooo:rsid="0133a0db"/>
    </style:style>
    <style:style style:name="T170" style:family="text">
      <style:text-properties officeooo:rsid="0136a720"/>
    </style:style>
    <style:style style:name="T171" style:family="text">
      <style:text-properties officeooo:rsid="013773dc"/>
    </style:style>
    <style:style style:name="T172" style:family="text">
      <style:text-properties officeooo:rsid="01392c61"/>
    </style:style>
    <style:style style:name="T173" style:family="text">
      <style:text-properties officeooo:rsid="013a7be4"/>
    </style:style>
    <style:style style:name="T174" style:family="text">
      <style:text-properties officeooo:rsid="013baaee"/>
    </style:style>
    <style:style style:name="T175" style:family="text">
      <style:text-properties officeooo:rsid="013c0b66"/>
    </style:style>
    <style:style style:name="T176" style:family="text">
      <style:text-properties officeooo:rsid="013c2ed1"/>
    </style:style>
    <style:style style:name="T177" style:family="text">
      <style:text-properties officeooo:rsid="013ce322"/>
    </style:style>
    <style:style style:name="T178" style:family="text">
      <style:text-properties officeooo:rsid="013df436"/>
    </style:style>
    <style:style style:name="T179" style:family="text">
      <style:text-properties officeooo:rsid="01403779"/>
    </style:style>
    <style:style style:name="T180" style:family="text">
      <style:text-properties officeooo:rsid="0143ecfe"/>
    </style:style>
    <style:style style:name="T181" style:family="text">
      <style:text-properties officeooo:rsid="01464ac3"/>
    </style:style>
    <style:style style:name="T182" style:family="text">
      <style:text-properties officeooo:rsid="0147f1d4"/>
    </style:style>
    <style:style style:name="T183" style:family="text">
      <style:text-properties officeooo:rsid="0149e417"/>
    </style:style>
    <style:style style:name="T184" style:family="text">
      <style:text-properties officeooo:rsid="014aa71d"/>
    </style:style>
    <style:style style:name="T185" style:family="text">
      <style:text-properties officeooo:rsid="014ea217"/>
    </style:style>
    <style:style style:name="T186" style:family="text">
      <style:text-properties officeooo:rsid="01531c57"/>
    </style:style>
    <style:style style:name="T187" style:family="text">
      <style:text-properties officeooo:rsid="01533c71"/>
    </style:style>
    <style:style style:name="T188" style:family="text">
      <style:text-properties officeooo:rsid="015724da"/>
    </style:style>
    <style:style style:name="T189" style:family="text">
      <style:text-properties officeooo:rsid="0158f397"/>
    </style:style>
    <style:style style:name="T190" style:family="text">
      <style:text-properties officeooo:rsid="0159131a"/>
    </style:style>
    <style:style style:name="T191" style:family="text">
      <style:text-properties officeooo:rsid="0159cd10"/>
    </style:style>
    <style:style style:name="T192" style:family="text">
      <style:text-properties officeooo:rsid="015c12c5"/>
    </style:style>
    <style:style style:name="T193" style:family="text">
      <style:text-properties officeooo:rsid="015cf302"/>
    </style:style>
    <style:style style:name="T194" style:family="text">
      <style:text-properties officeooo:rsid="015dbe63"/>
    </style:style>
    <style:style style:name="T195" style:family="text">
      <style:text-properties officeooo:rsid="015dca55"/>
    </style:style>
    <style:style style:name="T196" style:family="text">
      <style:text-properties officeooo:rsid="015ded63"/>
    </style:style>
    <style:style style:name="T197" style:family="text">
      <style:text-properties officeooo:rsid="015ef745"/>
    </style:style>
    <style:style style:name="T198" style:family="text">
      <style:text-properties officeooo:rsid="016249cb"/>
    </style:style>
    <style:style style:name="T199" style:family="text">
      <style:text-properties officeooo:rsid="0165ca67"/>
    </style:style>
    <style:style style:name="T200" style:family="text">
      <style:text-properties officeooo:rsid="0166e42b"/>
    </style:style>
    <style:style style:name="T201" style:family="text">
      <style:text-properties officeooo:rsid="0169fe65"/>
    </style:style>
    <style:style style:name="T202" style:family="text">
      <style:text-properties officeooo:rsid="016afa3b"/>
    </style:style>
    <style:style style:name="T203" style:family="text">
      <style:text-properties officeooo:rsid="016bbc04"/>
    </style:style>
    <style:style style:name="T204" style:family="text">
      <style:text-properties officeooo:rsid="016dd0d4"/>
    </style:style>
    <style:style style:name="T205" style:family="text">
      <style:text-properties officeooo:rsid="016f62b1"/>
    </style:style>
    <style:style style:name="T206" style:family="text">
      <style:text-properties officeooo:rsid="01708fd2"/>
    </style:style>
    <style:style style:name="T207" style:family="text">
      <style:text-properties officeooo:rsid="01731fca"/>
    </style:style>
    <style:style style:name="T208" style:family="text">
      <style:text-properties officeooo:rsid="0173ef8e"/>
    </style:style>
    <style:style style:name="T209" style:family="text">
      <style:text-properties officeooo:rsid="01751e8e"/>
    </style:style>
    <style:style style:name="T210" style:family="text">
      <style:text-properties officeooo:rsid="01767326"/>
    </style:style>
    <style:style style:name="T211" style:family="text">
      <style:text-properties officeooo:rsid="01797077"/>
    </style:style>
    <style:style style:name="T212" style:family="text">
      <style:text-properties officeooo:rsid="017a94cb"/>
    </style:style>
    <style:style style:name="T213" style:family="text">
      <style:text-properties officeooo:rsid="017c3e57"/>
    </style:style>
    <style:style style:name="T214" style:family="text">
      <style:text-properties officeooo:rsid="017d572c"/>
    </style:style>
    <style:style style:name="T215" style:family="text">
      <style:text-properties officeooo:rsid="017f4789"/>
    </style:style>
    <style:style style:name="T216" style:family="text">
      <style:text-properties officeooo:rsid="018105aa"/>
    </style:style>
    <style:style style:name="T217" style:family="text">
      <style:text-properties officeooo:rsid="0181647e"/>
    </style:style>
    <style:style style:name="T218" style:family="text">
      <style:text-properties officeooo:rsid="01822e3c"/>
    </style:style>
    <style:style style:name="T219" style:family="text">
      <style:text-properties officeooo:rsid="0182e470"/>
    </style:style>
    <style:style style:name="T220" style:family="text">
      <style:text-properties officeooo:rsid="0182e742"/>
    </style:style>
    <style:style style:name="T221" style:family="text">
      <style:text-properties officeooo:rsid="0185e2ee"/>
    </style:style>
    <style:style style:name="T222" style:family="text">
      <style:text-properties officeooo:rsid="0186b5fe"/>
    </style:style>
    <style:style style:name="T223" style:family="text">
      <style:text-properties officeooo:rsid="01870bee"/>
    </style:style>
    <style:style style:name="T224" style:family="text">
      <style:text-properties officeooo:rsid="01881ca4"/>
    </style:style>
    <style:style style:name="T225" style:family="text">
      <style:text-properties officeooo:rsid="0189c359"/>
    </style:style>
    <style:style style:name="T226" style:family="text">
      <style:text-properties officeooo:rsid="018abc8e"/>
    </style:style>
    <style:style style:name="T227" style:family="text">
      <style:text-properties officeooo:rsid="018b9001"/>
    </style:style>
    <style:style style:name="T228" style:family="text">
      <style:text-properties officeooo:rsid="018c69a3"/>
    </style:style>
    <style:style style:name="T229" style:family="text">
      <style:text-properties officeooo:rsid="018e95ee"/>
    </style:style>
    <style:style style:name="T230" style:family="text">
      <style:text-properties officeooo:rsid="018f5577"/>
    </style:style>
    <style:style style:name="T231" style:family="text">
      <style:text-properties officeooo:rsid="01902bed"/>
    </style:style>
    <style:style style:name="T232" style:family="text">
      <style:text-properties officeooo:rsid="0191fb43"/>
    </style:style>
    <style:style style:name="T233" style:family="text">
      <style:text-properties officeooo:rsid="0192fd9b"/>
    </style:style>
    <style:style style:name="T234" style:family="text">
      <style:text-properties officeooo:rsid="0196965d"/>
    </style:style>
    <style:style style:name="T235" style:family="text">
      <style:text-properties officeooo:rsid="0198916b"/>
    </style:style>
    <style:style style:name="T236" style:family="text">
      <style:text-properties officeooo:rsid="019bbbe5"/>
    </style:style>
    <style:style style:name="T237" style:family="text">
      <style:text-properties officeooo:rsid="019d8ff3"/>
    </style:style>
    <style:style style:name="T238" style:family="text">
      <style:text-properties officeooo:rsid="019efe05"/>
    </style:style>
    <style:style style:name="T239" style:family="text">
      <style:text-properties officeooo:rsid="01a0187f"/>
    </style:style>
    <style:style style:name="T240" style:family="text">
      <style:text-properties officeooo:rsid="01a20cda"/>
    </style:style>
    <style:style style:name="T241" style:family="text">
      <style:text-properties officeooo:rsid="01a363d4"/>
    </style:style>
    <style:style style:name="T242" style:family="text">
      <style:text-properties officeooo:rsid="01a4cb4a"/>
    </style:style>
    <style:style style:name="T243" style:family="text">
      <style:text-properties officeooo:rsid="01a6499a"/>
    </style:style>
    <style:style style:name="T244" style:family="text">
      <style:text-properties officeooo:rsid="01a9ea29"/>
    </style:style>
    <style:style style:name="T245" style:family="text">
      <style:text-properties officeooo:rsid="01abbf1d"/>
    </style:style>
    <style:style style:name="T246" style:family="text">
      <style:text-properties officeooo:rsid="01ac7eca"/>
    </style:style>
    <style:style style:name="T247" style:family="text">
      <style:text-properties officeooo:rsid="01ae3e51"/>
    </style:style>
    <style:style style:name="T248" style:family="text">
      <style:text-properties officeooo:rsid="01ae5fa7"/>
    </style:style>
    <style:style style:name="T249" style:family="text">
      <style:text-properties officeooo:rsid="01b00aac"/>
    </style:style>
    <style:style style:name="T250" style:family="text">
      <style:text-properties officeooo:rsid="01b10208"/>
    </style:style>
    <style:style style:name="T251" style:family="text">
      <style:text-properties officeooo:rsid="01b2b611"/>
    </style:style>
    <style:style style:name="T252" style:family="text">
      <style:text-properties officeooo:rsid="01b371c0"/>
    </style:style>
    <style:style style:name="T253" style:family="text">
      <style:text-properties officeooo:rsid="01b65d76"/>
    </style:style>
    <style:style style:name="T254" style:family="text">
      <style:text-properties officeooo:rsid="01b72c14"/>
    </style:style>
    <style:style style:name="T255" style:family="text">
      <style:text-properties officeooo:rsid="01b81062"/>
    </style:style>
    <style:style style:name="T256" style:family="text">
      <style:text-properties officeooo:rsid="01b907c5"/>
    </style:style>
    <style:style style:name="T257" style:family="text">
      <style:text-properties officeooo:rsid="01bc80bb"/>
    </style:style>
    <style:style style:name="T258" style:family="text">
      <style:text-properties officeooo:rsid="01be62bd"/>
    </style:style>
    <style:style style:name="T259" style:family="text">
      <style:text-properties officeooo:rsid="01be88a8"/>
    </style:style>
    <style:style style:name="T260" style:family="text">
      <style:text-properties officeooo:rsid="01c40dbd"/>
    </style:style>
    <style:style style:name="T261" style:family="text">
      <style:text-properties officeooo:rsid="01c4ec59"/>
    </style:style>
    <style:style style:name="T262" style:family="text">
      <style:text-properties officeooo:rsid="01c50357"/>
    </style:style>
    <style:style style:name="T263" style:family="text">
      <style:text-properties officeooo:rsid="01c5cf5a"/>
    </style:style>
    <style:style style:name="T264" style:family="text">
      <style:text-properties officeooo:rsid="01c6ddf0"/>
    </style:style>
    <style:style style:name="T265" style:family="text">
      <style:text-properties officeooo:rsid="01c81040"/>
    </style:style>
    <style:style style:name="T266" style:family="text">
      <style:text-properties officeooo:rsid="01c93d88"/>
    </style:style>
    <style:style style:name="T267" style:family="text">
      <style:text-properties officeooo:rsid="01cc42ce"/>
    </style:style>
    <style:style style:name="T268" style:family="text">
      <style:text-properties officeooo:rsid="01cca82c"/>
    </style:style>
    <style:style style:name="T269" style:family="text">
      <style:text-properties officeooo:rsid="01cd4a47"/>
    </style:style>
    <style:style style:name="T270" style:family="text">
      <style:text-properties officeooo:rsid="01cec830"/>
    </style:style>
    <style:style style:name="T271" style:family="text">
      <style:text-properties officeooo:rsid="01d23177"/>
    </style:style>
    <style:style style:name="T272" style:family="text">
      <style:text-properties officeooo:rsid="01d32cc8"/>
    </style:style>
    <style:style style:name="T273" style:family="text">
      <style:text-properties officeooo:rsid="01d4fe16"/>
    </style:style>
    <style:style style:name="T274" style:family="text">
      <style:text-properties officeooo:rsid="01d76c6a"/>
    </style:style>
    <style:style style:name="T275" style:family="text">
      <style:text-properties officeooo:rsid="01d7e693"/>
    </style:style>
    <style:style style:name="T276" style:family="text">
      <style:text-properties officeooo:rsid="01d85184"/>
    </style:style>
    <style:style style:name="T277" style:family="text">
      <style:text-properties officeooo:rsid="01d8d0be"/>
    </style:style>
    <style:style style:name="T278" style:family="text">
      <style:text-properties officeooo:rsid="01d97003"/>
    </style:style>
    <style:style style:name="T279" style:family="text">
      <style:text-properties officeooo:rsid="01da82d5"/>
    </style:style>
    <style:style style:name="T280" style:family="text">
      <style:text-properties officeooo:rsid="01dacdcd"/>
    </style:style>
    <style:style style:name="T281" style:family="text">
      <style:text-properties officeooo:rsid="01dc4232"/>
    </style:style>
    <style:style style:name="T282" style:family="text">
      <style:text-properties officeooo:rsid="01de8114"/>
    </style:style>
    <style:style style:name="T283" style:family="text">
      <style:text-properties officeooo:rsid="01df6931"/>
    </style:style>
    <style:style style:name="T284" style:family="text">
      <style:text-properties officeooo:rsid="01e0ffcc"/>
    </style:style>
    <style:style style:name="T285" style:family="text">
      <style:text-properties officeooo:rsid="01e164cf"/>
    </style:style>
    <style:style style:name="T286" style:family="text">
      <style:text-properties officeooo:rsid="01e4b549"/>
    </style:style>
    <style:style style:name="T287" style:family="text">
      <style:text-properties officeooo:rsid="01e5299b"/>
    </style:style>
    <style:style style:name="T288" style:family="text">
      <style:text-properties officeooo:rsid="01e5f424"/>
    </style:style>
    <style:style style:name="T289" style:family="text">
      <style:text-properties officeooo:rsid="01e767cd"/>
    </style:style>
    <style:style style:name="T290" style:family="text">
      <style:text-properties officeooo:rsid="01ec705f"/>
    </style:style>
    <style:style style:name="T291" style:family="text">
      <style:text-properties officeooo:rsid="01edee63"/>
    </style:style>
    <style:style style:name="T292" style:family="text">
      <style:text-properties officeooo:rsid="01ee2ed9"/>
    </style:style>
    <style:style style:name="T293" style:family="text">
      <style:text-properties officeooo:rsid="01ef1247"/>
    </style:style>
    <style:style style:name="T294" style:family="text">
      <style:text-properties officeooo:rsid="01ef65c0"/>
    </style:style>
    <style:style style:name="T295" style:family="text">
      <style:text-properties officeooo:rsid="01f08c3b"/>
    </style:style>
    <style:style style:name="T296" style:family="text">
      <style:text-properties officeooo:rsid="01f95ce0"/>
    </style:style>
    <style:style style:name="T297" style:family="text">
      <style:text-properties officeooo:rsid="01f97c91"/>
    </style:style>
    <style:style style:name="T298" style:family="text">
      <style:text-properties officeooo:rsid="01fd8781"/>
    </style:style>
    <style:style style:name="T299" style:family="text">
      <style:text-properties officeooo:rsid="01fea9aa"/>
    </style:style>
    <style:style style:name="T300" style:family="text">
      <style:text-properties officeooo:rsid="01ff8cd0"/>
    </style:style>
    <style:style style:name="T301" style:family="text">
      <style:text-properties officeooo:rsid="0204f00e"/>
    </style:style>
    <style:style style:name="T302" style:family="text">
      <style:text-properties officeooo:rsid="020520f3"/>
    </style:style>
    <style:style style:name="T303" style:family="text">
      <style:text-properties officeooo:rsid="0207e096"/>
    </style:style>
    <style:style style:name="T304" style:family="text">
      <style:text-properties officeooo:rsid="020909c8"/>
    </style:style>
    <style:style style:name="T305" style:family="text">
      <style:text-properties officeooo:rsid="020cddd8"/>
    </style:style>
    <style:style style:name="T306" style:family="text">
      <style:text-properties officeooo:rsid="020e79de"/>
    </style:style>
    <style:style style:name="T307" style:family="text">
      <style:text-properties officeooo:rsid="020fe971"/>
    </style:style>
    <style:style style:name="T308" style:family="text">
      <style:text-properties officeooo:rsid="0217a24a"/>
    </style:style>
    <style:style style:name="T309" style:family="text">
      <style:text-properties officeooo:rsid="0218d377"/>
    </style:style>
    <style:style style:name="T310" style:family="text">
      <style:text-properties officeooo:rsid="02197e7e"/>
    </style:style>
    <style:style style:name="T311" style:family="text">
      <style:text-properties officeooo:rsid="021a04d0"/>
    </style:style>
    <style:style style:name="T312" style:family="text">
      <style:text-properties officeooo:rsid="021ade7c"/>
    </style:style>
    <style:style style:name="T313" style:family="text">
      <style:text-properties officeooo:rsid="021c1be8"/>
    </style:style>
    <style:style style:name="T314" style:family="text">
      <style:text-properties officeooo:rsid="021c8be1"/>
    </style:style>
    <style:style style:name="T315" style:family="text">
      <style:text-properties officeooo:rsid="021e0030"/>
    </style:style>
    <style:style style:name="T316" style:family="text">
      <style:text-properties officeooo:rsid="021e4ae1"/>
    </style:style>
    <style:style style:name="T317" style:family="text">
      <style:text-properties officeooo:rsid="021f56e4"/>
    </style:style>
    <style:style style:name="T318" style:family="text">
      <style:text-properties officeooo:rsid="022064dd"/>
    </style:style>
    <style:style style:name="T319" style:family="text">
      <style:text-properties fo:font-weight="normal" style:font-weight-asian="normal" style:font-weight-complex="normal"/>
    </style:style>
    <style:style style:name="T320" style:family="text">
      <style:text-properties fo:font-weight="normal" officeooo:rsid="0223d987" style:font-weight-asian="normal" style:font-weight-complex="normal"/>
    </style:style>
    <style:style style:name="T321" style:family="text">
      <style:text-properties fo:font-weight="normal" officeooo:rsid="02248a08" style:font-weight-asian="normal" style:font-weight-complex="normal"/>
    </style:style>
    <style:style style:name="T322" style:family="text">
      <style:text-properties fo:font-weight="normal" officeooo:rsid="02267e91" style:font-weight-asian="normal" style:font-weight-complex="normal"/>
    </style:style>
    <style:style style:name="T323" style:family="text">
      <style:text-properties fo:font-weight="normal" officeooo:rsid="02270352" style:font-weight-asian="normal" style:font-weight-complex="normal"/>
    </style:style>
    <style:style style:name="T324" style:family="text">
      <style:text-properties fo:font-weight="normal" officeooo:rsid="0227a323" style:font-weight-asian="normal" style:font-weight-complex="normal"/>
    </style:style>
    <style:style style:name="T325" style:family="text">
      <style:text-properties fo:font-weight="normal" officeooo:rsid="02289387" style:font-weight-asian="normal" style:font-weight-complex="normal"/>
    </style:style>
    <style:style style:name="T326" style:family="text">
      <style:text-properties fo:font-weight="normal" officeooo:rsid="022b1163" style:font-weight-asian="normal" style:font-weight-complex="normal"/>
    </style:style>
    <style:style style:name="T327" style:family="text">
      <style:text-properties fo:font-weight="normal" officeooo:rsid="022ba355" style:font-weight-asian="normal" style:font-weight-complex="normal"/>
    </style:style>
    <style:style style:name="T328" style:family="text">
      <style:text-properties fo:font-weight="normal" officeooo:rsid="022ef092" style:font-weight-asian="normal" style:font-weight-complex="normal"/>
    </style:style>
    <style:style style:name="T329" style:family="text">
      <style:text-properties fo:font-weight="normal" officeooo:rsid="0230e008" style:font-weight-asian="normal" style:font-weight-complex="normal"/>
    </style:style>
    <style:style style:name="T330" style:family="text">
      <style:text-properties fo:font-weight="normal" officeooo:rsid="02337660" style:font-weight-asian="normal" style:font-weight-complex="normal"/>
    </style:style>
    <style:style style:name="T331" style:family="text">
      <style:text-properties fo:font-weight="normal" officeooo:rsid="0235197b" style:font-weight-asian="normal" style:font-weight-complex="normal"/>
    </style:style>
    <style:style style:name="T332" style:family="text">
      <style:text-properties fo:font-weight="normal" officeooo:rsid="02366c49" style:font-weight-asian="normal" style:font-weight-complex="normal"/>
    </style:style>
    <style:style style:name="T333" style:family="text">
      <style:text-properties fo:font-weight="normal" officeooo:rsid="02375a1c" style:font-weight-asian="normal" style:font-weight-complex="normal"/>
    </style:style>
    <style:style style:name="T334" style:family="text">
      <style:text-properties fo:font-weight="normal" officeooo:rsid="02390944" style:font-weight-asian="normal" style:font-weight-complex="normal"/>
    </style:style>
    <style:style style:name="T335" style:family="text">
      <style:text-properties fo:font-weight="normal" officeooo:rsid="023909cd" style:font-weight-asian="normal" style:font-weight-complex="normal"/>
    </style:style>
    <style:style style:name="T336" style:family="text">
      <style:text-properties fo:font-weight="normal" officeooo:rsid="02398cc1" style:font-weight-asian="normal" style:font-weight-complex="normal"/>
    </style:style>
    <style:style style:name="T337" style:family="text">
      <style:text-properties fo:font-weight="normal" officeooo:rsid="023b1d2c" style:font-weight-asian="normal" style:font-weight-complex="normal"/>
    </style:style>
    <style:style style:name="T338" style:family="text">
      <style:text-properties fo:font-weight="normal" officeooo:rsid="023c73bc" style:font-weight-asian="normal" style:font-weight-complex="normal"/>
    </style:style>
    <style:style style:name="T339" style:family="text">
      <style:text-properties fo:font-weight="normal" officeooo:rsid="023e50f9" style:font-weight-asian="normal" style:font-weight-complex="normal"/>
    </style:style>
    <style:style style:name="T340" style:family="text">
      <style:text-properties fo:font-weight="normal" officeooo:rsid="02403306" style:font-weight-asian="normal" style:font-weight-complex="normal"/>
    </style:style>
    <style:style style:name="T341" style:family="text">
      <style:text-properties fo:font-weight="normal" officeooo:rsid="02416668" style:font-weight-asian="normal" style:font-weight-complex="normal"/>
    </style:style>
    <style:style style:name="T342" style:family="text">
      <style:text-properties fo:font-weight="normal" officeooo:rsid="0244ec56" style:font-weight-asian="normal" style:font-weight-complex="normal"/>
    </style:style>
    <style:style style:name="T343" style:family="text">
      <style:text-properties fo:font-weight="normal" officeooo:rsid="0246e9b5" style:font-weight-asian="normal" style:font-weight-complex="normal"/>
    </style:style>
    <style:style style:name="T344" style:family="text">
      <style:text-properties fo:font-weight="normal" officeooo:rsid="0247df71" style:font-weight-asian="normal" style:font-weight-complex="normal"/>
    </style:style>
    <style:style style:name="T345" style:family="text">
      <style:text-properties fo:font-weight="normal" officeooo:rsid="0247e1f7" style:font-weight-asian="normal" style:font-weight-complex="normal"/>
    </style:style>
    <style:style style:name="T346" style:family="text">
      <style:text-properties fo:font-weight="normal" officeooo:rsid="024a1219" style:font-weight-asian="normal" style:font-weight-complex="normal"/>
    </style:style>
    <style:style style:name="T347" style:family="text">
      <style:text-properties fo:font-weight="normal" officeooo:rsid="024a3009" style:font-weight-asian="normal" style:font-weight-complex="normal"/>
    </style:style>
    <style:style style:name="T348" style:family="text">
      <style:text-properties fo:font-weight="normal" officeooo:rsid="024d30fa" style:font-weight-asian="normal" style:font-weight-complex="normal"/>
    </style:style>
    <style:style style:name="T349" style:family="text">
      <style:text-properties fo:font-weight="normal" officeooo:rsid="024f2ec0" style:font-weight-asian="normal" style:font-weight-complex="normal"/>
    </style:style>
    <style:style style:name="T350" style:family="text">
      <style:text-properties fo:font-weight="normal" officeooo:rsid="0250f3bc" style:font-weight-asian="normal" style:font-weight-complex="normal"/>
    </style:style>
    <style:style style:name="T351" style:family="text">
      <style:text-properties fo:font-weight="normal" officeooo:rsid="0251854b" style:font-weight-asian="normal" style:font-weight-complex="normal"/>
    </style:style>
    <style:style style:name="T352" style:family="text">
      <style:text-properties fo:font-weight="normal" officeooo:rsid="02528b07" style:font-weight-asian="normal" style:font-weight-complex="normal"/>
    </style:style>
    <style:style style:name="T353" style:family="text">
      <style:text-properties fo:font-weight="normal" officeooo:rsid="0253b349" style:font-weight-asian="normal" style:font-weight-complex="normal"/>
    </style:style>
    <style:style style:name="T354" style:family="text">
      <style:text-properties fo:font-weight="normal" officeooo:rsid="0256f997" style:font-weight-asian="normal" style:font-weight-complex="normal"/>
    </style:style>
    <style:style style:name="T355" style:family="text">
      <style:text-properties fo:font-weight="normal" officeooo:rsid="02580f23" style:font-weight-asian="normal" style:font-weight-complex="normal"/>
    </style:style>
    <style:style style:name="T356" style:family="text">
      <style:text-properties fo:font-weight="normal" officeooo:rsid="025aecb3" style:font-weight-asian="normal" style:font-weight-complex="normal"/>
    </style:style>
    <style:style style:name="T357" style:family="text">
      <style:text-properties fo:font-weight="normal" officeooo:rsid="025c9b4d" style:font-weight-asian="normal" style:font-weight-complex="normal"/>
    </style:style>
    <style:style style:name="T358" style:family="text">
      <style:text-properties fo:font-weight="normal" officeooo:rsid="025efffe" style:font-weight-asian="normal" style:font-weight-complex="normal"/>
    </style:style>
    <style:style style:name="T359" style:family="text">
      <style:text-properties fo:font-weight="normal" officeooo:rsid="0260f611" style:font-weight-asian="normal" style:font-weight-complex="normal"/>
    </style:style>
    <style:style style:name="T360" style:family="text">
      <style:text-properties fo:font-weight="normal" officeooo:rsid="0263422e" style:font-weight-asian="normal" style:font-weight-complex="normal"/>
    </style:style>
    <style:style style:name="T361" style:family="text">
      <style:text-properties fo:font-weight="normal" officeooo:rsid="0264a4e5" style:font-weight-asian="normal" style:font-weight-complex="normal"/>
    </style:style>
    <style:style style:name="T362" style:family="text">
      <style:text-properties fo:font-weight="normal" officeooo:rsid="02668b91" style:font-weight-asian="normal" style:font-weight-complex="normal"/>
    </style:style>
    <style:style style:name="T363" style:family="text">
      <style:text-properties fo:font-weight="normal" officeooo:rsid="02674929" style:font-weight-asian="normal" style:font-weight-complex="normal"/>
    </style:style>
    <style:style style:name="T364" style:family="text">
      <style:text-properties fo:font-weight="normal" officeooo:rsid="026896c0" style:font-weight-asian="normal" style:font-weight-complex="normal"/>
    </style:style>
    <style:style style:name="T365" style:family="text">
      <style:text-properties fo:font-weight="normal" officeooo:rsid="026a5194" style:font-weight-asian="normal" style:font-weight-complex="normal"/>
    </style:style>
    <style:style style:name="T366" style:family="text">
      <style:text-properties fo:font-weight="normal" officeooo:rsid="026c6d22" style:font-weight-asian="normal" style:font-weight-complex="normal"/>
    </style:style>
    <style:style style:name="T367" style:family="text">
      <style:text-properties fo:font-weight="normal" officeooo:rsid="026ed809" style:font-weight-asian="normal" style:font-weight-complex="normal"/>
    </style:style>
    <style:style style:name="T368" style:family="text">
      <style:text-properties fo:font-weight="normal" officeooo:rsid="026fb156" style:font-weight-asian="normal" style:font-weight-complex="normal"/>
    </style:style>
    <style:style style:name="T369" style:family="text">
      <style:text-properties fo:font-weight="normal" officeooo:rsid="02719c61" style:font-weight-asian="normal" style:font-weight-complex="normal"/>
    </style:style>
    <style:style style:name="T370" style:family="text">
      <style:text-properties fo:font-weight="normal" officeooo:rsid="0273496c" style:font-weight-asian="normal" style:font-weight-complex="normal"/>
    </style:style>
    <style:style style:name="T371" style:family="text">
      <style:text-properties fo:font-weight="normal" officeooo:rsid="02743a2a" style:font-weight-asian="normal" style:font-weight-complex="normal"/>
    </style:style>
    <style:style style:name="T372" style:family="text">
      <style:text-properties fo:font-weight="normal" officeooo:rsid="02752a9c" style:font-weight-asian="normal" style:font-weight-complex="normal"/>
    </style:style>
    <style:style style:name="T373" style:family="text">
      <style:text-properties fo:font-weight="normal" officeooo:rsid="02752d26" style:font-weight-asian="normal" style:font-weight-complex="normal"/>
    </style:style>
    <style:style style:name="T374" style:family="text">
      <style:text-properties fo:font-weight="normal" officeooo:rsid="02771d98" style:font-weight-asian="normal" style:font-weight-complex="normal"/>
    </style:style>
    <style:style style:name="T375" style:family="text">
      <style:text-properties fo:font-weight="normal" officeooo:rsid="0277de7d" style:font-weight-asian="normal" style:font-weight-complex="normal"/>
    </style:style>
    <style:style style:name="T376" style:family="text">
      <style:text-properties fo:font-weight="normal" officeooo:rsid="027909bb" style:font-weight-asian="normal" style:font-weight-complex="normal"/>
    </style:style>
    <style:style style:name="T377" style:family="text">
      <style:text-properties fo:font-weight="normal" officeooo:rsid="027a1aa2" style:font-weight-asian="normal" style:font-weight-complex="normal"/>
    </style:style>
    <style:style style:name="T378" style:family="text">
      <style:text-properties fo:font-weight="normal" officeooo:rsid="027ba20d" style:font-weight-asian="normal" style:font-weight-complex="normal"/>
    </style:style>
    <style:style style:name="T379" style:family="text">
      <style:text-properties fo:font-weight="normal" officeooo:rsid="027bf128" style:font-weight-asian="normal" style:font-weight-complex="normal"/>
    </style:style>
    <style:style style:name="T380" style:family="text">
      <style:text-properties fo:font-weight="normal" officeooo:rsid="027c8c4e" style:font-weight-asian="normal" style:font-weight-complex="normal"/>
    </style:style>
    <style:style style:name="T381" style:family="text">
      <style:text-properties fo:font-weight="normal" officeooo:rsid="027d2802" style:font-weight-asian="normal" style:font-weight-complex="normal"/>
    </style:style>
    <style:style style:name="T382" style:family="text">
      <style:text-properties fo:font-weight="normal" officeooo:rsid="027e093a" style:font-weight-asian="normal" style:font-weight-complex="normal"/>
    </style:style>
    <style:style style:name="T383" style:family="text">
      <style:text-properties fo:font-weight="normal" officeooo:rsid="027fe655" style:font-weight-asian="normal" style:font-weight-complex="normal"/>
    </style:style>
    <style:style style:name="T384" style:family="text">
      <style:text-properties fo:font-weight="normal" officeooo:rsid="02804892" style:font-weight-asian="normal" style:font-weight-complex="normal"/>
    </style:style>
    <style:style style:name="T385" style:family="text">
      <style:text-properties fo:font-weight="normal" officeooo:rsid="02834ffe" style:font-weight-asian="normal" style:font-weight-complex="normal"/>
    </style:style>
    <style:style style:name="T386" style:family="text">
      <style:text-properties fo:font-weight="normal" officeooo:rsid="02849815" style:font-weight-asian="normal" style:font-weight-complex="normal"/>
    </style:style>
    <style:style style:name="T387" style:family="text">
      <style:text-properties fo:font-weight="normal" officeooo:rsid="0285cd06" style:font-weight-asian="normal" style:font-weight-complex="normal"/>
    </style:style>
    <style:style style:name="T388" style:family="text">
      <style:text-properties fo:font-weight="normal" officeooo:rsid="028675e4" style:font-weight-asian="normal" style:font-weight-complex="normal"/>
    </style:style>
    <style:style style:name="T389" style:family="text">
      <style:text-properties fo:font-weight="normal" officeooo:rsid="0288701b" style:font-weight-asian="normal" style:font-weight-complex="normal"/>
    </style:style>
    <style:style style:name="T390" style:family="text">
      <style:text-properties fo:font-weight="normal" officeooo:rsid="028a6ad5" style:font-weight-asian="normal" style:font-weight-complex="normal"/>
    </style:style>
    <style:style style:name="T391" style:family="text">
      <style:text-properties fo:font-weight="normal" officeooo:rsid="028aa03b" style:font-weight-asian="normal" style:font-weight-complex="normal"/>
    </style:style>
    <style:style style:name="T392" style:family="text">
      <style:text-properties fo:font-weight="normal" officeooo:rsid="028b451b" style:font-weight-asian="normal" style:font-weight-complex="normal"/>
    </style:style>
    <style:style style:name="T393" style:family="text">
      <style:text-properties fo:font-weight="normal" officeooo:rsid="028c4e34" style:font-weight-asian="normal" style:font-weight-complex="normal"/>
    </style:style>
    <style:style style:name="T394" style:family="text">
      <style:text-properties fo:font-weight="normal" officeooo:rsid="028d691b" style:font-weight-asian="normal" style:font-weight-complex="normal"/>
    </style:style>
    <style:style style:name="T395" style:family="text">
      <style:text-properties fo:font-weight="normal" officeooo:rsid="028e3a41" style:font-weight-asian="normal" style:font-weight-complex="normal"/>
    </style:style>
    <style:style style:name="T396" style:family="text">
      <style:text-properties fo:font-weight="normal" officeooo:rsid="02920abb" style:font-weight-asian="normal" style:font-weight-complex="normal"/>
    </style:style>
    <style:style style:name="T397" style:family="text">
      <style:text-properties fo:font-weight="normal" officeooo:rsid="02936360" style:font-weight-asian="normal" style:font-weight-complex="normal"/>
    </style:style>
    <style:style style:name="T398" style:family="text">
      <style:text-properties fo:font-weight="normal" officeooo:rsid="029968b2" style:font-weight-asian="normal" style:font-weight-complex="normal"/>
    </style:style>
    <style:style style:name="T399" style:family="text">
      <style:text-properties fo:font-weight="normal" officeooo:rsid="029b260d" style:font-weight-asian="normal" style:font-weight-complex="normal"/>
    </style:style>
    <style:style style:name="T400" style:family="text">
      <style:text-properties fo:font-weight="normal" officeooo:rsid="029c4c90" style:font-weight-asian="normal" style:font-weight-complex="normal"/>
    </style:style>
    <style:style style:name="T401" style:family="text">
      <style:text-properties fo:font-weight="normal" officeooo:rsid="029d4b32" style:font-weight-asian="normal" style:font-weight-complex="normal"/>
    </style:style>
    <style:style style:name="T402" style:family="text">
      <style:text-properties fo:font-weight="normal" officeooo:rsid="029dc115" style:font-weight-asian="normal" style:font-weight-complex="normal"/>
    </style:style>
    <style:style style:name="T403" style:family="text">
      <style:text-properties fo:font-weight="normal" officeooo:rsid="029dea54" style:font-weight-asian="normal" style:font-weight-complex="normal"/>
    </style:style>
    <style:style style:name="T404" style:family="text">
      <style:text-properties fo:font-weight="normal" officeooo:rsid="029f9172" style:font-weight-asian="normal" style:font-weight-complex="normal"/>
    </style:style>
    <style:style style:name="T405" style:family="text">
      <style:text-properties fo:font-weight="normal" officeooo:rsid="02a05ca9" style:font-weight-asian="normal" style:font-weight-complex="normal"/>
    </style:style>
    <style:style style:name="T406" style:family="text">
      <style:text-properties fo:font-weight="normal" officeooo:rsid="02a1afe3" style:font-weight-asian="normal" style:font-weight-complex="normal"/>
    </style:style>
    <style:style style:name="T407" style:family="text">
      <style:text-properties fo:font-weight="normal" officeooo:rsid="02a6c6a9" style:font-weight-asian="normal" style:font-weight-complex="normal"/>
    </style:style>
    <style:style style:name="T408" style:family="text">
      <style:text-properties fo:font-weight="normal" officeooo:rsid="02a7411e" style:font-weight-asian="normal" style:font-weight-complex="normal"/>
    </style:style>
    <style:style style:name="T409" style:family="text">
      <style:text-properties fo:font-weight="normal" officeooo:rsid="02a7f2f9" style:font-weight-asian="normal" style:font-weight-complex="normal"/>
    </style:style>
    <style:style style:name="T410" style:family="text">
      <style:text-properties fo:font-weight="normal" officeooo:rsid="02a9444e" style:font-weight-asian="normal" style:font-weight-complex="normal"/>
    </style:style>
    <style:style style:name="T411" style:family="text">
      <style:text-properties fo:font-weight="normal" officeooo:rsid="02a9c32a" style:font-weight-asian="normal" style:font-weight-complex="normal"/>
    </style:style>
    <style:style style:name="T412" style:family="text">
      <style:text-properties fo:font-weight="normal" officeooo:rsid="02ab3a7d" style:font-weight-asian="normal" style:font-weight-complex="normal"/>
    </style:style>
    <style:style style:name="T413" style:family="text">
      <style:text-properties fo:font-weight="normal" officeooo:rsid="02acad7c" style:font-weight-asian="normal" style:font-weight-complex="normal"/>
    </style:style>
    <style:style style:name="T414" style:family="text">
      <style:text-properties fo:font-weight="normal" officeooo:rsid="02ae3a93" style:font-weight-asian="normal" style:font-weight-complex="normal"/>
    </style:style>
    <style:style style:name="T415" style:family="text">
      <style:text-properties fo:font-weight="normal" officeooo:rsid="02af41e3" style:font-weight-asian="normal" style:font-weight-complex="normal"/>
    </style:style>
    <style:style style:name="T416" style:family="text">
      <style:text-properties fo:font-weight="normal" officeooo:rsid="02afd504" style:font-weight-asian="normal" style:font-weight-complex="normal"/>
    </style:style>
    <style:style style:name="T417" style:family="text">
      <style:text-properties fo:font-weight="normal" officeooo:rsid="02b0cf7e" style:font-weight-asian="normal" style:font-weight-complex="normal"/>
    </style:style>
    <style:style style:name="T418" style:family="text">
      <style:text-properties fo:font-weight="normal" officeooo:rsid="02b13900" style:font-weight-asian="normal" style:font-weight-complex="normal"/>
    </style:style>
    <style:style style:name="T419" style:family="text">
      <style:text-properties fo:font-weight="normal" officeooo:rsid="02b1b364" style:font-weight-asian="normal" style:font-weight-complex="normal"/>
    </style:style>
    <style:style style:name="T420" style:family="text">
      <style:text-properties fo:font-weight="normal" officeooo:rsid="02b2cac6" style:font-weight-asian="normal" style:font-weight-complex="normal"/>
    </style:style>
    <style:style style:name="T421" style:family="text">
      <style:text-properties fo:font-weight="normal" officeooo:rsid="02b36d30" style:font-weight-asian="normal" style:font-weight-complex="normal"/>
    </style:style>
    <style:style style:name="T422" style:family="text">
      <style:text-properties fo:font-weight="normal" officeooo:rsid="02b5f4c7" style:font-weight-asian="normal" style:font-weight-complex="normal"/>
    </style:style>
    <style:style style:name="T423" style:family="text">
      <style:text-properties fo:font-weight="normal" officeooo:rsid="02b9ae9d" style:font-weight-asian="normal" style:font-weight-complex="normal"/>
    </style:style>
    <style:style style:name="T424" style:family="text">
      <style:text-properties fo:font-weight="normal" officeooo:rsid="02ba0798" style:font-weight-asian="normal" style:font-weight-complex="normal"/>
    </style:style>
    <style:style style:name="T425" style:family="text">
      <style:text-properties fo:font-weight="normal" officeooo:rsid="02bb0f7a" style:font-weight-asian="normal" style:font-weight-complex="normal"/>
    </style:style>
    <style:style style:name="T426" style:family="text">
      <style:text-properties fo:font-weight="normal" officeooo:rsid="02bbad42" style:font-weight-asian="normal" style:font-weight-complex="normal"/>
    </style:style>
    <style:style style:name="T427" style:family="text">
      <style:text-properties fo:font-weight="normal" officeooo:rsid="02bd7441" style:font-weight-asian="normal" style:font-weight-complex="normal"/>
    </style:style>
    <style:style style:name="T428" style:family="text">
      <style:text-properties fo:font-weight="normal" officeooo:rsid="02bf0ef1" style:font-weight-asian="normal" style:font-weight-complex="normal"/>
    </style:style>
    <style:style style:name="T429" style:family="text">
      <style:text-properties fo:font-weight="normal" officeooo:rsid="02c1081b" style:font-weight-asian="normal" style:font-weight-complex="normal"/>
    </style:style>
    <style:style style:name="T430" style:family="text">
      <style:text-properties fo:font-weight="normal" officeooo:rsid="02c16d50" style:font-weight-asian="normal" style:font-weight-complex="normal"/>
    </style:style>
    <style:style style:name="T431" style:family="text">
      <style:text-properties fo:font-weight="normal" officeooo:rsid="02c59247" style:font-weight-asian="normal" style:font-weight-complex="normal"/>
    </style:style>
    <style:style style:name="T432" style:family="text">
      <style:text-properties fo:font-weight="normal" officeooo:rsid="02c77fb2" style:font-weight-asian="normal" style:font-weight-complex="normal"/>
    </style:style>
    <style:style style:name="T433" style:family="text">
      <style:text-properties fo:font-weight="normal" officeooo:rsid="02c8379b" style:font-weight-asian="normal" style:font-weight-complex="normal"/>
    </style:style>
    <style:style style:name="T434" style:family="text">
      <style:text-properties fo:font-weight="normal" officeooo:rsid="02c8e6f0" style:font-weight-asian="normal" style:font-weight-complex="normal"/>
    </style:style>
    <style:style style:name="T435" style:family="text">
      <style:text-properties fo:font-weight="normal" officeooo:rsid="02c926ea" style:font-weight-asian="normal" style:font-weight-complex="normal"/>
    </style:style>
    <style:style style:name="T436" style:family="text">
      <style:text-properties fo:font-weight="normal" officeooo:rsid="02c9fe0c" style:font-weight-asian="normal" style:font-weight-complex="normal"/>
    </style:style>
    <style:style style:name="T437" style:family="text">
      <style:text-properties fo:font-weight="normal" officeooo:rsid="02cd5735" style:font-weight-asian="normal" style:font-weight-complex="normal"/>
    </style:style>
    <style:style style:name="T438" style:family="text">
      <style:text-properties fo:font-weight="normal" officeooo:rsid="02cde49c" style:font-weight-asian="normal" style:font-weight-complex="normal"/>
    </style:style>
    <style:style style:name="T439" style:family="text">
      <style:text-properties fo:font-weight="normal" officeooo:rsid="02cf0485" style:font-weight-asian="normal" style:font-weight-complex="normal"/>
    </style:style>
    <style:style style:name="T440" style:family="text">
      <style:text-properties fo:font-weight="normal" officeooo:rsid="02d100db" style:font-weight-asian="normal" style:font-weight-complex="normal"/>
    </style:style>
    <style:style style:name="T441" style:family="text">
      <style:text-properties fo:font-weight="normal" officeooo:rsid="02d4444a" style:font-weight-asian="normal" style:font-weight-complex="normal"/>
    </style:style>
    <style:style style:name="T442" style:family="text">
      <style:text-properties fo:font-weight="normal" officeooo:rsid="02d53752" style:font-weight-asian="normal" style:font-weight-complex="normal"/>
    </style:style>
    <style:style style:name="T443" style:family="text">
      <style:text-properties fo:font-weight="normal" officeooo:rsid="02d54f9d" style:font-weight-asian="normal" style:font-weight-complex="normal"/>
    </style:style>
    <style:style style:name="T444" style:family="text">
      <style:text-properties fo:font-weight="normal" officeooo:rsid="02d8df3d" style:font-weight-asian="normal" style:font-weight-complex="normal"/>
    </style:style>
    <style:style style:name="T445" style:family="text">
      <style:text-properties fo:font-weight="normal" officeooo:rsid="02dd5671" style:font-weight-asian="normal" style:font-weight-complex="normal"/>
    </style:style>
    <style:style style:name="T446" style:family="text">
      <style:text-properties fo:font-weight="normal" officeooo:rsid="02de832f" style:font-weight-asian="normal" style:font-weight-complex="normal"/>
    </style:style>
    <style:style style:name="T447" style:family="text">
      <style:text-properties fo:font-weight="normal" officeooo:rsid="02e07c12" style:font-weight-asian="normal" style:font-weight-complex="normal"/>
    </style:style>
    <style:style style:name="T448" style:family="text">
      <style:text-properties fo:font-weight="normal" officeooo:rsid="0793e4f9" style:font-weight-asian="normal" style:font-weight-complex="normal"/>
    </style:style>
    <style:style style:name="T449" style:family="text">
      <style:text-properties fo:font-weight="normal" officeooo:rsid="07947e6d" style:font-weight-asian="normal" style:font-weight-complex="normal"/>
    </style:style>
    <style:style style:name="T450" style:family="text">
      <style:text-properties fo:font-weight="normal" officeooo:rsid="07950362" style:font-weight-asian="normal" style:font-weight-complex="normal"/>
    </style:style>
    <style:style style:name="T451" style:family="text">
      <style:text-properties fo:font-weight="normal" officeooo:rsid="0797e046" style:font-weight-asian="normal" style:font-weight-complex="normal"/>
    </style:style>
    <style:style style:name="T452" style:family="text">
      <style:text-properties fo:font-weight="normal" officeooo:rsid="07990afd" style:font-weight-asian="normal" style:font-weight-complex="normal"/>
    </style:style>
    <style:style style:name="T453" style:family="text">
      <style:text-properties fo:font-weight="normal" officeooo:rsid="079c2586" style:font-weight-asian="normal" style:font-weight-complex="normal"/>
    </style:style>
    <style:style style:name="T454" style:family="text">
      <style:text-properties fo:font-weight="normal" officeooo:rsid="079ef516" style:font-weight-asian="normal" style:font-weight-complex="normal"/>
    </style:style>
    <style:style style:name="T455" style:family="text">
      <style:text-properties fo:font-weight="normal" officeooo:rsid="079f2148" style:font-weight-asian="normal" style:font-weight-complex="normal"/>
    </style:style>
    <style:style style:name="T456" style:family="text">
      <style:text-properties fo:font-weight="normal" officeooo:rsid="07a14667" style:font-weight-asian="normal" style:font-weight-complex="normal"/>
    </style:style>
    <style:style style:name="T457" style:family="text">
      <style:text-properties fo:font-weight="normal" officeooo:rsid="07a1e79d" style:font-weight-asian="normal" style:font-weight-complex="normal"/>
    </style:style>
    <style:style style:name="T458" style:family="text">
      <style:text-properties fo:font-weight="normal" officeooo:rsid="07a3ed65" style:font-weight-asian="normal" style:font-weight-complex="normal"/>
    </style:style>
    <style:style style:name="T459" style:family="text">
      <style:text-properties fo:font-weight="normal" officeooo:rsid="07a6a2f0" style:font-weight-asian="normal" style:font-weight-complex="normal"/>
    </style:style>
    <style:style style:name="T460" style:family="text">
      <style:text-properties fo:font-weight="normal" officeooo:rsid="07a8f582" style:font-weight-asian="normal" style:font-weight-complex="normal"/>
    </style:style>
    <style:style style:name="T461" style:family="text">
      <style:text-properties fo:font-weight="normal" officeooo:rsid="07aa46bb" style:font-weight-asian="normal" style:font-weight-complex="normal"/>
    </style:style>
    <style:style style:name="T462" style:family="text">
      <style:text-properties fo:font-weight="normal" officeooo:rsid="07aac267" style:font-weight-asian="normal" style:font-weight-complex="normal"/>
    </style:style>
    <style:style style:name="T463" style:family="text">
      <style:text-properties fo:font-weight="normal" officeooo:rsid="07afc0cb" style:font-weight-asian="normal" style:font-weight-complex="normal"/>
    </style:style>
    <style:style style:name="T464" style:family="text">
      <style:text-properties fo:font-weight="normal" officeooo:rsid="07b239ae" style:font-weight-asian="normal" style:font-weight-complex="normal"/>
    </style:style>
    <style:style style:name="T465" style:family="text">
      <style:text-properties fo:font-weight="normal" officeooo:rsid="07b2b440" style:font-weight-asian="normal" style:font-weight-complex="normal"/>
    </style:style>
    <style:style style:name="T466" style:family="text">
      <style:text-properties fo:font-weight="normal" officeooo:rsid="07b431c7" style:font-weight-asian="normal" style:font-weight-complex="normal"/>
    </style:style>
    <style:style style:name="T467" style:family="text">
      <style:text-properties fo:font-weight="normal" officeooo:rsid="07b57982" style:font-weight-asian="normal" style:font-weight-complex="normal"/>
    </style:style>
    <style:style style:name="T468" style:family="text">
      <style:text-properties fo:font-weight="normal" officeooo:rsid="07b6a9ee" style:font-weight-asian="normal" style:font-weight-complex="normal"/>
    </style:style>
    <style:style style:name="T469" style:family="text">
      <style:text-properties officeooo:rsid="025c9b4d"/>
    </style:style>
    <style:style style:name="T470" style:family="text">
      <style:text-properties officeooo:rsid="02e8bb09"/>
    </style:style>
    <style:style style:name="T471" style:family="text">
      <style:text-properties officeooo:rsid="02e984bc"/>
    </style:style>
    <style:style style:name="T472" style:family="text">
      <style:text-properties officeooo:rsid="02ea460b"/>
    </style:style>
    <style:style style:name="T473" style:family="text">
      <style:text-properties officeooo:rsid="02ebfcc2"/>
    </style:style>
    <style:style style:name="T474" style:family="text">
      <style:text-properties officeooo:rsid="02ed77fe"/>
    </style:style>
    <style:style style:name="T475" style:family="text">
      <style:text-properties officeooo:rsid="02eee2cf"/>
    </style:style>
    <style:style style:name="T476" style:family="text">
      <style:text-properties officeooo:rsid="02f08148"/>
    </style:style>
    <style:style style:name="T477" style:family="text">
      <style:text-properties officeooo:rsid="02f085c9"/>
    </style:style>
    <style:style style:name="T478" style:family="text">
      <style:text-properties officeooo:rsid="02f571fc"/>
    </style:style>
    <style:style style:name="T479" style:family="text">
      <style:text-properties officeooo:rsid="02f646b0"/>
    </style:style>
    <style:style style:name="T480" style:family="text">
      <style:text-properties officeooo:rsid="02f92347"/>
    </style:style>
    <style:style style:name="T481" style:family="text">
      <style:text-properties officeooo:rsid="02f96c9c"/>
    </style:style>
    <style:style style:name="T482" style:family="text">
      <style:text-properties officeooo:rsid="02fa0cc1"/>
    </style:style>
    <style:style style:name="T483" style:family="text">
      <style:text-properties officeooo:rsid="02fb6f49"/>
    </style:style>
    <style:style style:name="T484" style:family="text">
      <style:text-properties officeooo:rsid="02fcafc4"/>
    </style:style>
    <style:style style:name="T485" style:family="text">
      <style:text-properties officeooo:rsid="02fdc0f9"/>
    </style:style>
    <style:style style:name="T486" style:family="text">
      <style:text-properties officeooo:rsid="02ff6a2b"/>
    </style:style>
    <style:style style:name="T487" style:family="text">
      <style:text-properties officeooo:rsid="0300a81f"/>
    </style:style>
    <style:style style:name="T488" style:family="text">
      <style:text-properties officeooo:rsid="0300c806"/>
    </style:style>
    <style:style style:name="T489" style:family="text">
      <style:text-properties officeooo:rsid="0300d8ea"/>
    </style:style>
    <style:style style:name="T490" style:family="text">
      <style:text-properties officeooo:rsid="0301784a"/>
    </style:style>
    <style:style style:name="T491" style:family="text">
      <style:text-properties officeooo:rsid="0304a671"/>
    </style:style>
    <style:style style:name="T492" style:family="text">
      <style:text-properties officeooo:rsid="0305123e"/>
    </style:style>
    <style:style style:name="T493" style:family="text">
      <style:text-properties officeooo:rsid="0305fbbe"/>
    </style:style>
    <style:style style:name="T494" style:family="text">
      <style:text-properties officeooo:rsid="030718e1"/>
    </style:style>
    <style:style style:name="T495" style:family="text">
      <style:text-properties officeooo:rsid="0307f43e"/>
    </style:style>
    <style:style style:name="T496" style:family="text">
      <style:text-properties officeooo:rsid="0309cb1a"/>
    </style:style>
    <style:style style:name="T497" style:family="text">
      <style:text-properties officeooo:rsid="030afd3d"/>
    </style:style>
    <style:style style:name="T498" style:family="text">
      <style:text-properties officeooo:rsid="030b2d6b"/>
    </style:style>
    <style:style style:name="T499" style:family="text">
      <style:text-properties officeooo:rsid="030d18da"/>
    </style:style>
    <style:style style:name="T500" style:family="text">
      <style:text-properties officeooo:rsid="030dc97b"/>
    </style:style>
    <style:style style:name="T501" style:family="text">
      <style:text-properties officeooo:rsid="030eb848"/>
    </style:style>
    <style:style style:name="T502" style:family="text">
      <style:text-properties officeooo:rsid="030fe72f"/>
    </style:style>
    <style:style style:name="T503" style:family="text">
      <style:text-properties officeooo:rsid="0311255d"/>
    </style:style>
    <style:style style:name="T504" style:family="text">
      <style:text-properties officeooo:rsid="031265a0"/>
    </style:style>
    <style:style style:name="T505" style:family="text">
      <style:text-properties officeooo:rsid="03135679"/>
    </style:style>
    <style:style style:name="T506" style:family="text">
      <style:text-properties officeooo:rsid="03152fdb"/>
    </style:style>
    <style:style style:name="T507" style:family="text">
      <style:text-properties officeooo:rsid="0316d51e"/>
    </style:style>
    <style:style style:name="T508" style:family="text">
      <style:text-properties officeooo:rsid="031a2680"/>
    </style:style>
    <style:style style:name="T509" style:family="text">
      <style:text-properties officeooo:rsid="031a72bf"/>
    </style:style>
    <style:style style:name="T510" style:family="text">
      <style:text-properties officeooo:rsid="031a83bc"/>
    </style:style>
    <style:style style:name="T511" style:family="text">
      <style:text-properties officeooo:rsid="031b0923"/>
    </style:style>
    <style:style style:name="T512" style:family="text">
      <style:text-properties officeooo:rsid="031b9894"/>
    </style:style>
    <style:style style:name="T513" style:family="text">
      <style:text-properties officeooo:rsid="031e829e"/>
    </style:style>
    <style:style style:name="T514" style:family="text">
      <style:text-properties officeooo:rsid="03217cfa"/>
    </style:style>
    <style:style style:name="T515" style:family="text">
      <style:text-properties officeooo:rsid="03224a23"/>
    </style:style>
    <style:style style:name="T516" style:family="text">
      <style:text-properties officeooo:rsid="03241d08"/>
    </style:style>
    <style:style style:name="T517" style:family="text">
      <style:text-properties officeooo:rsid="032cb6af"/>
    </style:style>
    <style:style style:name="T518" style:family="text">
      <style:text-properties officeooo:rsid="0333f91d"/>
    </style:style>
    <style:style style:name="T519" style:family="text">
      <style:text-properties officeooo:rsid="033f85bc"/>
    </style:style>
    <style:style style:name="T520" style:family="text">
      <style:text-properties officeooo:rsid="033fead6"/>
    </style:style>
    <style:style style:name="T521" style:family="text">
      <style:text-properties officeooo:rsid="034267be"/>
    </style:style>
    <style:style style:name="T522" style:family="text">
      <style:text-properties officeooo:rsid="034394f4"/>
    </style:style>
    <style:style style:name="T523" style:family="text">
      <style:text-properties officeooo:rsid="0344ae84"/>
    </style:style>
    <style:style style:name="T524" style:family="text">
      <style:text-properties officeooo:rsid="0346511a"/>
    </style:style>
    <style:style style:name="T525" style:family="text">
      <style:text-properties officeooo:rsid="0346e101"/>
    </style:style>
    <style:style style:name="T526" style:family="text">
      <style:text-properties officeooo:rsid="0348857e"/>
    </style:style>
    <style:style style:name="T527" style:family="text">
      <style:text-properties officeooo:rsid="034c2943"/>
    </style:style>
    <style:style style:name="T528" style:family="text">
      <style:text-properties officeooo:rsid="034cef2b"/>
    </style:style>
    <style:style style:name="T529" style:family="text">
      <style:text-properties officeooo:rsid="034d8914"/>
    </style:style>
    <style:style style:name="T530" style:family="text">
      <style:text-properties officeooo:rsid="034df4a4"/>
    </style:style>
    <style:style style:name="T531" style:family="text">
      <style:text-properties officeooo:rsid="034e5696"/>
    </style:style>
    <style:style style:name="T532" style:family="text">
      <style:text-properties officeooo:rsid="0350edb4"/>
    </style:style>
    <style:style style:name="T533" style:family="text">
      <style:text-properties officeooo:rsid="035243b5"/>
    </style:style>
    <style:style style:name="T534" style:family="text">
      <style:text-properties officeooo:rsid="03538794"/>
    </style:style>
    <style:style style:name="T535" style:family="text">
      <style:text-properties officeooo:rsid="0355c925"/>
    </style:style>
    <style:style style:name="T536" style:family="text">
      <style:text-properties officeooo:rsid="0355d560"/>
    </style:style>
    <style:style style:name="T537" style:family="text">
      <style:text-properties officeooo:rsid="0357bfac"/>
    </style:style>
    <style:style style:name="T538" style:family="text">
      <style:text-properties officeooo:rsid="03595fd4"/>
    </style:style>
    <style:style style:name="T539" style:family="text">
      <style:text-properties officeooo:rsid="035ac0ba"/>
    </style:style>
    <style:style style:name="T540" style:family="text">
      <style:text-properties officeooo:rsid="035c5a78"/>
    </style:style>
    <style:style style:name="T541" style:family="text">
      <style:text-properties officeooo:rsid="035d9a57"/>
    </style:style>
    <style:style style:name="T542" style:family="text">
      <style:text-properties officeooo:rsid="035f17f8"/>
    </style:style>
    <style:style style:name="T543" style:family="text">
      <style:text-properties officeooo:rsid="0361d4b1"/>
    </style:style>
    <style:style style:name="T544" style:family="text">
      <style:text-properties officeooo:rsid="036239be"/>
    </style:style>
    <style:style style:name="T545" style:family="text">
      <style:text-properties officeooo:rsid="0363a828"/>
    </style:style>
    <style:style style:name="T546" style:family="text">
      <style:text-properties officeooo:rsid="0364f382"/>
    </style:style>
    <style:style style:name="T547" style:family="text">
      <style:text-properties officeooo:rsid="0366b0f4"/>
    </style:style>
    <style:style style:name="T548" style:family="text">
      <style:text-properties officeooo:rsid="03672b51"/>
    </style:style>
    <style:style style:name="T549" style:family="text">
      <style:text-properties officeooo:rsid="03687f6e"/>
    </style:style>
    <style:style style:name="T550" style:family="text">
      <style:text-properties officeooo:rsid="036bffb6"/>
    </style:style>
    <style:style style:name="T551" style:family="text">
      <style:text-properties officeooo:rsid="036c8fce"/>
    </style:style>
    <style:style style:name="T552" style:family="text">
      <style:text-properties officeooo:rsid="036d10b4"/>
    </style:style>
    <style:style style:name="T553" style:family="text">
      <style:text-properties officeooo:rsid="036e3f79"/>
    </style:style>
    <style:style style:name="T554" style:family="text">
      <style:text-properties officeooo:rsid="036fb1ea"/>
    </style:style>
    <style:style style:name="T555" style:family="text">
      <style:text-properties officeooo:rsid="0370ecc7"/>
    </style:style>
    <style:style style:name="T556" style:family="text">
      <style:text-properties officeooo:rsid="0373b97f"/>
    </style:style>
    <style:style style:name="T557" style:family="text">
      <style:text-properties officeooo:rsid="037543a4"/>
    </style:style>
    <style:style style:name="T558" style:family="text">
      <style:text-properties officeooo:rsid="0375b195"/>
    </style:style>
    <style:style style:name="T559" style:family="text">
      <style:text-properties officeooo:rsid="0376e21a"/>
    </style:style>
    <style:style style:name="T560" style:family="text">
      <style:text-properties officeooo:rsid="03782b82"/>
    </style:style>
    <style:style style:name="T561" style:family="text">
      <style:text-properties officeooo:rsid="037b5bda"/>
    </style:style>
    <style:style style:name="T562" style:family="text">
      <style:text-properties officeooo:rsid="037f025e"/>
    </style:style>
    <style:style style:name="T563" style:family="text">
      <style:text-properties officeooo:rsid="0380cbd0"/>
    </style:style>
    <style:style style:name="T564" style:family="text">
      <style:text-properties officeooo:rsid="03850b12"/>
    </style:style>
    <style:style style:name="T565" style:family="text">
      <style:text-properties officeooo:rsid="03874173"/>
    </style:style>
    <style:style style:name="T566" style:family="text">
      <style:text-properties officeooo:rsid="038c1f64"/>
    </style:style>
    <style:style style:name="T567" style:family="text">
      <style:text-properties officeooo:rsid="0390c8c0"/>
    </style:style>
    <style:style style:name="T568" style:family="text">
      <style:text-properties officeooo:rsid="03955fbe"/>
    </style:style>
    <style:style style:name="T569" style:family="text">
      <style:text-properties officeooo:rsid="039749b1"/>
    </style:style>
    <style:style style:name="T570" style:family="text">
      <style:text-properties officeooo:rsid="03981778"/>
    </style:style>
    <style:style style:name="T571" style:family="text">
      <style:text-properties officeooo:rsid="039a0628"/>
    </style:style>
    <style:style style:name="T572" style:family="text">
      <style:text-properties officeooo:rsid="039a7ad0"/>
    </style:style>
    <style:style style:name="T573" style:family="text">
      <style:text-properties officeooo:rsid="039dae28"/>
    </style:style>
    <style:style style:name="T574" style:family="text">
      <style:text-properties officeooo:rsid="039e5c4c"/>
    </style:style>
    <style:style style:name="T575" style:family="text">
      <style:text-properties officeooo:rsid="039ffd56"/>
    </style:style>
    <style:style style:name="T576" style:family="text">
      <style:text-properties officeooo:rsid="03a57fa4"/>
    </style:style>
    <style:style style:name="T577" style:family="text">
      <style:text-properties officeooo:rsid="03a7342b"/>
    </style:style>
    <style:style style:name="T578" style:family="text">
      <style:text-properties officeooo:rsid="03a73747"/>
    </style:style>
    <style:style style:name="T579" style:family="text">
      <style:text-properties officeooo:rsid="03a817de"/>
    </style:style>
    <style:style style:name="T580" style:family="text">
      <style:text-properties officeooo:rsid="03a84f38"/>
    </style:style>
    <style:style style:name="T581" style:family="text">
      <style:text-properties officeooo:rsid="03a9b7ba"/>
    </style:style>
    <style:style style:name="T582" style:family="text">
      <style:text-properties officeooo:rsid="03aa69ab"/>
    </style:style>
    <style:style style:name="T583" style:family="text">
      <style:text-properties officeooo:rsid="03aafd2e"/>
    </style:style>
    <style:style style:name="T584" style:family="text">
      <style:text-properties officeooo:rsid="03ac39c9"/>
    </style:style>
    <style:style style:name="T585" style:family="text">
      <style:text-properties officeooo:rsid="03ac60fe"/>
    </style:style>
    <style:style style:name="T586" style:family="text">
      <style:text-properties officeooo:rsid="03aedac1"/>
    </style:style>
    <style:style style:name="T587" style:family="text">
      <style:text-properties officeooo:rsid="03b1307d"/>
    </style:style>
    <style:style style:name="T588" style:family="text">
      <style:text-properties officeooo:rsid="03b2be0f"/>
    </style:style>
    <style:style style:name="T589" style:family="text">
      <style:text-properties officeooo:rsid="03b42414"/>
    </style:style>
    <style:style style:name="T590" style:family="text">
      <style:text-properties officeooo:rsid="03b685b1"/>
    </style:style>
    <style:style style:name="T591" style:family="text">
      <style:text-properties officeooo:rsid="03b704ba"/>
    </style:style>
    <style:style style:name="T592" style:family="text">
      <style:text-properties officeooo:rsid="03b8f2d2"/>
    </style:style>
    <style:style style:name="T593" style:family="text">
      <style:text-properties officeooo:rsid="03ba5d8a"/>
    </style:style>
    <style:style style:name="T594" style:family="text">
      <style:text-properties officeooo:rsid="03bb2130"/>
    </style:style>
    <style:style style:name="T595" style:family="text">
      <style:text-properties officeooo:rsid="03bc94e1"/>
    </style:style>
    <style:style style:name="T596" style:family="text">
      <style:text-properties officeooo:rsid="03bdb57b"/>
    </style:style>
    <style:style style:name="T597" style:family="text">
      <style:text-properties officeooo:rsid="03be1f6d"/>
    </style:style>
    <style:style style:name="T598" style:family="text">
      <style:text-properties officeooo:rsid="03c1d92b"/>
    </style:style>
    <style:style style:name="T599" style:family="text">
      <style:text-properties officeooo:rsid="03c2c339"/>
    </style:style>
    <style:style style:name="T600" style:family="text">
      <style:text-properties officeooo:rsid="03c37969"/>
    </style:style>
    <style:style style:name="T601" style:family="text">
      <style:text-properties officeooo:rsid="03c4764d"/>
    </style:style>
    <style:style style:name="T602" style:family="text">
      <style:text-properties officeooo:rsid="03c5dfe5"/>
    </style:style>
    <style:style style:name="T603" style:family="text">
      <style:text-properties officeooo:rsid="03c8c432"/>
    </style:style>
    <style:style style:name="T604" style:family="text">
      <style:text-properties officeooo:rsid="03ca30c1"/>
    </style:style>
    <style:style style:name="T605" style:family="text">
      <style:text-properties officeooo:rsid="03cd4f8a"/>
    </style:style>
    <style:style style:name="T606" style:family="text">
      <style:text-properties officeooo:rsid="03cd7994"/>
    </style:style>
    <style:style style:name="T607" style:family="text">
      <style:text-properties officeooo:rsid="03ced4b2"/>
    </style:style>
    <style:style style:name="T608" style:family="text">
      <style:text-properties officeooo:rsid="03d08dae"/>
    </style:style>
    <style:style style:name="T609" style:family="text">
      <style:text-properties officeooo:rsid="03d1b8fb"/>
    </style:style>
    <style:style style:name="T610" style:family="text">
      <style:text-properties officeooo:rsid="03d41b16"/>
    </style:style>
    <style:style style:name="T611" style:family="text">
      <style:text-properties officeooo:rsid="03d56a3c"/>
    </style:style>
    <style:style style:name="T612" style:family="text">
      <style:text-properties officeooo:rsid="03d5ef5d"/>
    </style:style>
    <style:style style:name="T613" style:family="text">
      <style:text-properties officeooo:rsid="03d7baf0"/>
    </style:style>
    <style:style style:name="T614" style:family="text">
      <style:text-properties officeooo:rsid="03d916f8"/>
    </style:style>
    <style:style style:name="T615" style:family="text">
      <style:text-properties officeooo:rsid="03e043a0"/>
    </style:style>
    <style:style style:name="T616" style:family="text">
      <style:text-properties officeooo:rsid="03e179c0"/>
    </style:style>
    <style:style style:name="T617" style:family="text">
      <style:text-properties officeooo:rsid="03e467d2"/>
    </style:style>
    <style:style style:name="T618" style:family="text">
      <style:text-properties officeooo:rsid="03e622bf"/>
    </style:style>
    <style:style style:name="T619" style:family="text">
      <style:text-properties officeooo:rsid="03e65471"/>
    </style:style>
    <style:style style:name="T620" style:family="text">
      <style:text-properties officeooo:rsid="03e7f211"/>
    </style:style>
    <style:style style:name="T621" style:family="text">
      <style:text-properties officeooo:rsid="03ecaba9"/>
    </style:style>
    <style:style style:name="T622" style:family="text">
      <style:text-properties officeooo:rsid="03ee29e5"/>
    </style:style>
    <style:style style:name="T623" style:family="text">
      <style:text-properties officeooo:rsid="03ee96a2"/>
    </style:style>
    <style:style style:name="T624" style:family="text">
      <style:text-properties officeooo:rsid="03f0a645"/>
    </style:style>
    <style:style style:name="T625" style:family="text">
      <style:text-properties officeooo:rsid="03f13d21"/>
    </style:style>
    <style:style style:name="T626" style:family="text">
      <style:text-properties officeooo:rsid="03f3ace9"/>
    </style:style>
    <style:style style:name="T627" style:family="text">
      <style:text-properties officeooo:rsid="03f67b42"/>
    </style:style>
    <style:style style:name="T628" style:family="text">
      <style:text-properties officeooo:rsid="03f7295f"/>
    </style:style>
    <style:style style:name="T629" style:family="text">
      <style:text-properties officeooo:rsid="03f76ea1"/>
    </style:style>
    <style:style style:name="T630" style:family="text">
      <style:text-properties officeooo:rsid="03f9473c"/>
    </style:style>
    <style:style style:name="T631" style:family="text">
      <style:text-properties officeooo:rsid="03fadc91"/>
    </style:style>
    <style:style style:name="T632" style:family="text">
      <style:text-properties officeooo:rsid="03fc167e"/>
    </style:style>
    <style:style style:name="T633" style:family="text">
      <style:text-properties officeooo:rsid="03fdad14"/>
    </style:style>
    <style:style style:name="T634" style:family="text">
      <style:text-properties officeooo:rsid="04015998"/>
    </style:style>
    <style:style style:name="T635" style:family="text">
      <style:text-properties officeooo:rsid="0401d73d"/>
    </style:style>
    <style:style style:name="T636" style:family="text">
      <style:text-properties officeooo:rsid="0402e381"/>
    </style:style>
    <style:style style:name="T637" style:family="text">
      <style:text-properties officeooo:rsid="04043eaf"/>
    </style:style>
    <style:style style:name="T638" style:family="text">
      <style:text-properties officeooo:rsid="040544f2"/>
    </style:style>
    <style:style style:name="T639" style:family="text">
      <style:text-properties officeooo:rsid="04058be3"/>
    </style:style>
    <style:style style:name="T640" style:family="text">
      <style:text-properties officeooo:rsid="040779c7"/>
    </style:style>
    <style:style style:name="T641" style:family="text">
      <style:text-properties officeooo:rsid="04091490"/>
    </style:style>
    <style:style style:name="T642" style:family="text">
      <style:text-properties officeooo:rsid="040d0eab"/>
    </style:style>
    <style:style style:name="T643" style:family="text">
      <style:text-properties officeooo:rsid="040dc735"/>
    </style:style>
    <style:style style:name="T644" style:family="text">
      <style:text-properties officeooo:rsid="040e4c15"/>
    </style:style>
    <style:style style:name="T645" style:family="text">
      <style:text-properties officeooo:rsid="040ff623"/>
    </style:style>
    <style:style style:name="T646" style:family="text">
      <style:text-properties officeooo:rsid="041110e2"/>
    </style:style>
    <style:style style:name="T647" style:family="text">
      <style:text-properties officeooo:rsid="04133305"/>
    </style:style>
    <style:style style:name="T648" style:family="text">
      <style:text-properties officeooo:rsid="0416281c"/>
    </style:style>
    <style:style style:name="T649" style:family="text">
      <style:text-properties officeooo:rsid="04180d8d"/>
    </style:style>
    <style:style style:name="T650" style:family="text">
      <style:text-properties officeooo:rsid="041956e0"/>
    </style:style>
    <style:style style:name="T651" style:family="text">
      <style:text-properties officeooo:rsid="041ac226"/>
    </style:style>
    <style:style style:name="T652" style:family="text">
      <style:text-properties officeooo:rsid="041afba8"/>
    </style:style>
    <style:style style:name="T653" style:family="text">
      <style:text-properties officeooo:rsid="041cd574"/>
    </style:style>
    <style:style style:name="T654" style:family="text">
      <style:text-properties officeooo:rsid="041d19cf"/>
    </style:style>
    <style:style style:name="T655" style:family="text">
      <style:text-properties officeooo:rsid="041d5d50"/>
    </style:style>
    <style:style style:name="T656" style:family="text">
      <style:text-properties officeooo:rsid="041e0a7b"/>
    </style:style>
    <style:style style:name="T657" style:family="text">
      <style:text-properties officeooo:rsid="041e780f"/>
    </style:style>
    <style:style style:name="T658" style:family="text">
      <style:text-properties officeooo:rsid="041fd543"/>
    </style:style>
    <style:style style:name="T659" style:family="text">
      <style:text-properties officeooo:rsid="04208dee"/>
    </style:style>
    <style:style style:name="T660" style:family="text">
      <style:text-properties officeooo:rsid="04242b0b"/>
    </style:style>
    <style:style style:name="T661" style:family="text">
      <style:text-properties officeooo:rsid="0424f135"/>
    </style:style>
    <style:style style:name="T662" style:family="text">
      <style:text-properties officeooo:rsid="04291d3b"/>
    </style:style>
    <style:style style:name="T663" style:family="text">
      <style:text-properties officeooo:rsid="042a2cec"/>
    </style:style>
    <style:style style:name="T664" style:family="text">
      <style:text-properties officeooo:rsid="042be2ec"/>
    </style:style>
    <style:style style:name="T665" style:family="text">
      <style:text-properties officeooo:rsid="042bf946"/>
    </style:style>
    <style:style style:name="T666" style:family="text">
      <style:text-properties officeooo:rsid="042eeb28"/>
    </style:style>
    <style:style style:name="T667" style:family="text">
      <style:text-properties officeooo:rsid="0430901a"/>
    </style:style>
    <style:style style:name="T668" style:family="text">
      <style:text-properties officeooo:rsid="0431745b"/>
    </style:style>
    <style:style style:name="T669" style:family="text">
      <style:text-properties officeooo:rsid="043185d6"/>
    </style:style>
    <style:style style:name="T670" style:family="text">
      <style:text-properties officeooo:rsid="0432c42f"/>
    </style:style>
    <style:style style:name="T671" style:family="text">
      <style:text-properties officeooo:rsid="04360019"/>
    </style:style>
    <style:style style:name="T672" style:family="text">
      <style:text-properties officeooo:rsid="04386501"/>
    </style:style>
    <style:style style:name="T673" style:family="text">
      <style:text-properties officeooo:rsid="043ecd71"/>
    </style:style>
    <style:style style:name="T674" style:family="text">
      <style:text-properties officeooo:rsid="044165aa"/>
    </style:style>
    <style:style style:name="T675" style:family="text">
      <style:text-properties officeooo:rsid="044206cc"/>
    </style:style>
    <style:style style:name="T676" style:family="text">
      <style:text-properties officeooo:rsid="04426cf2"/>
    </style:style>
    <style:style style:name="T677" style:family="text">
      <style:text-properties officeooo:rsid="044306cc"/>
    </style:style>
    <style:style style:name="T678" style:family="text">
      <style:text-properties officeooo:rsid="04445c55"/>
    </style:style>
    <style:style style:name="T679" style:family="text">
      <style:text-properties officeooo:rsid="0445ea37"/>
    </style:style>
    <style:style style:name="T680" style:family="text">
      <style:text-properties officeooo:rsid="0447b043"/>
    </style:style>
    <style:style style:name="T681" style:family="text">
      <style:text-properties officeooo:rsid="044911cd"/>
    </style:style>
    <style:style style:name="T682" style:family="text">
      <style:text-properties officeooo:rsid="044b131d"/>
    </style:style>
    <style:style style:name="T683" style:family="text">
      <style:text-properties officeooo:rsid="044c0fcd"/>
    </style:style>
    <style:style style:name="T684" style:family="text">
      <style:text-properties officeooo:rsid="044ca1c2"/>
    </style:style>
    <style:style style:name="T685" style:family="text">
      <style:text-properties officeooo:rsid="044d24a3"/>
    </style:style>
    <style:style style:name="T686" style:family="text">
      <style:text-properties officeooo:rsid="044f19e7"/>
    </style:style>
    <style:style style:name="T687" style:family="text">
      <style:text-properties officeooo:rsid="0450bf87"/>
    </style:style>
    <style:style style:name="T688" style:family="text">
      <style:text-properties officeooo:rsid="0453307b"/>
    </style:style>
    <style:style style:name="T689" style:family="text">
      <style:text-properties officeooo:rsid="04584a66"/>
    </style:style>
    <style:style style:name="T690" style:family="text">
      <style:text-properties officeooo:rsid="0459deb9"/>
    </style:style>
    <style:style style:name="T691" style:family="text">
      <style:text-properties officeooo:rsid="045a09cf"/>
    </style:style>
    <style:style style:name="T692" style:family="text">
      <style:text-properties officeooo:rsid="045a3a20"/>
    </style:style>
    <style:style style:name="T693" style:family="text">
      <style:text-properties officeooo:rsid="045cef8d"/>
    </style:style>
    <style:style style:name="T694" style:family="text">
      <style:text-properties officeooo:rsid="045edb6b"/>
    </style:style>
    <style:style style:name="T695" style:family="text">
      <style:text-properties officeooo:rsid="04604d73"/>
    </style:style>
    <style:style style:name="T696" style:family="text">
      <style:text-properties officeooo:rsid="04612a18"/>
    </style:style>
    <style:style style:name="T697" style:family="text">
      <style:text-properties officeooo:rsid="0462a647"/>
    </style:style>
    <style:style style:name="T698" style:family="text">
      <style:text-properties officeooo:rsid="04651d2b"/>
    </style:style>
    <style:style style:name="T699" style:family="text">
      <style:text-properties officeooo:rsid="04654a07"/>
    </style:style>
    <style:style style:name="T700" style:family="text">
      <style:text-properties officeooo:rsid="04663749"/>
    </style:style>
    <style:style style:name="T701" style:family="text">
      <style:text-properties officeooo:rsid="0468aff2"/>
    </style:style>
    <style:style style:name="T702" style:family="text">
      <style:text-properties officeooo:rsid="046a05a3"/>
    </style:style>
    <style:style style:name="T703" style:family="text">
      <style:text-properties officeooo:rsid="046c6be2"/>
    </style:style>
    <style:style style:name="T704" style:family="text">
      <style:text-properties officeooo:rsid="046ddb3c"/>
    </style:style>
    <style:style style:name="T705" style:family="text">
      <style:text-properties officeooo:rsid="046effc5"/>
    </style:style>
    <style:style style:name="T706" style:family="text">
      <style:text-properties officeooo:rsid="047109de"/>
    </style:style>
    <style:style style:name="T707" style:family="text">
      <style:text-properties officeooo:rsid="04711453"/>
    </style:style>
    <style:style style:name="T708" style:family="text">
      <style:text-properties officeooo:rsid="04718b5f"/>
    </style:style>
    <style:style style:name="T709" style:family="text">
      <style:text-properties officeooo:rsid="0471aa2c"/>
    </style:style>
    <style:style style:name="T710" style:family="text">
      <style:text-properties officeooo:rsid="0473e66f"/>
    </style:style>
    <style:style style:name="T711" style:family="text">
      <style:text-properties officeooo:rsid="0473e757"/>
    </style:style>
    <style:style style:name="T712" style:family="text">
      <style:text-properties officeooo:rsid="0474fe21"/>
    </style:style>
    <style:style style:name="T713" style:family="text">
      <style:text-properties officeooo:rsid="04765f59"/>
    </style:style>
    <style:style style:name="T714" style:family="text">
      <style:text-properties officeooo:rsid="0477f101"/>
    </style:style>
    <style:style style:name="T715" style:family="text">
      <style:text-properties officeooo:rsid="047bc1df"/>
    </style:style>
    <style:style style:name="T716" style:family="text">
      <style:text-properties officeooo:rsid="047dae8c"/>
    </style:style>
    <style:style style:name="T717" style:family="text">
      <style:text-properties officeooo:rsid="047e8605"/>
    </style:style>
    <style:style style:name="T718" style:family="text">
      <style:text-properties officeooo:rsid="047efa97"/>
    </style:style>
    <style:style style:name="T719" style:family="text">
      <style:text-properties officeooo:rsid="047fa6af"/>
    </style:style>
    <style:style style:name="T720" style:family="text">
      <style:text-properties officeooo:rsid="04801ec5"/>
    </style:style>
    <style:style style:name="T721" style:family="text">
      <style:text-properties officeooo:rsid="0481de64"/>
    </style:style>
    <style:style style:name="T722" style:family="text">
      <style:text-properties officeooo:rsid="0482053b"/>
    </style:style>
    <style:style style:name="T723" style:family="text">
      <style:text-properties officeooo:rsid="04827d61"/>
    </style:style>
    <style:style style:name="T724" style:family="text">
      <style:text-properties officeooo:rsid="04833123"/>
    </style:style>
    <style:style style:name="T725" style:family="text">
      <style:text-properties officeooo:rsid="0483fe73"/>
    </style:style>
    <style:style style:name="T726" style:family="text">
      <style:text-properties officeooo:rsid="0485324e"/>
    </style:style>
    <style:style style:name="T727" style:family="text">
      <style:text-properties officeooo:rsid="0485bebd"/>
    </style:style>
    <style:style style:name="T728" style:family="text">
      <style:text-properties officeooo:rsid="04862e29"/>
    </style:style>
    <style:style style:name="T729" style:family="text">
      <style:text-properties officeooo:rsid="04878315"/>
    </style:style>
    <style:style style:name="T730" style:family="text">
      <style:text-properties officeooo:rsid="0487c66e"/>
    </style:style>
    <style:style style:name="T731" style:family="text">
      <style:text-properties officeooo:rsid="048ad807"/>
    </style:style>
    <style:style style:name="T732" style:family="text">
      <style:text-properties officeooo:rsid="048b56f3"/>
    </style:style>
    <style:style style:name="T733" style:family="text">
      <style:text-properties officeooo:rsid="048da41b"/>
    </style:style>
    <style:style style:name="T734" style:family="text">
      <style:text-properties officeooo:rsid="048deada"/>
    </style:style>
    <style:style style:name="T735" style:family="text">
      <style:text-properties officeooo:rsid="048f8361"/>
    </style:style>
    <style:style style:name="T736" style:family="text">
      <style:text-properties officeooo:rsid="0490a3e0"/>
    </style:style>
    <style:style style:name="T737" style:family="text">
      <style:text-properties officeooo:rsid="0492a216"/>
    </style:style>
    <style:style style:name="T738" style:family="text">
      <style:text-properties officeooo:rsid="04948b76"/>
    </style:style>
    <style:style style:name="T739" style:family="text">
      <style:text-properties officeooo:rsid="0494cb47"/>
    </style:style>
    <style:style style:name="T740" style:family="text">
      <style:text-properties officeooo:rsid="049562ef"/>
    </style:style>
    <style:style style:name="T741" style:family="text">
      <style:text-properties officeooo:rsid="0495b874"/>
    </style:style>
    <style:style style:name="T742" style:family="text">
      <style:text-properties officeooo:rsid="0496ede2"/>
    </style:style>
    <style:style style:name="T743" style:family="text">
      <style:text-properties officeooo:rsid="049779b9"/>
    </style:style>
    <style:style style:name="T744" style:family="text">
      <style:text-properties officeooo:rsid="0497af80"/>
    </style:style>
    <style:style style:name="T745" style:family="text">
      <style:text-properties officeooo:rsid="0499322e"/>
    </style:style>
    <style:style style:name="T746" style:family="text">
      <style:text-properties officeooo:rsid="049a4eef"/>
    </style:style>
    <style:style style:name="T747" style:family="text">
      <style:text-properties officeooo:rsid="049c6a24"/>
    </style:style>
    <style:style style:name="T748" style:family="text">
      <style:text-properties officeooo:rsid="049d1aa3"/>
    </style:style>
    <style:style style:name="T749" style:family="text">
      <style:text-properties officeooo:rsid="049d7c57"/>
    </style:style>
    <style:style style:name="T750" style:family="text">
      <style:text-properties officeooo:rsid="049fa212"/>
    </style:style>
    <style:style style:name="T751" style:family="text">
      <style:text-properties officeooo:rsid="04a13bce"/>
    </style:style>
    <style:style style:name="T752" style:family="text">
      <style:text-properties officeooo:rsid="04a217e1"/>
    </style:style>
    <style:style style:name="T753" style:family="text">
      <style:text-properties officeooo:rsid="04a41019"/>
    </style:style>
    <style:style style:name="T754" style:family="text">
      <style:text-properties officeooo:rsid="04a5603c"/>
    </style:style>
    <style:style style:name="T755" style:family="text">
      <style:text-properties officeooo:rsid="04a5be4e"/>
    </style:style>
    <style:style style:name="T756" style:family="text">
      <style:text-properties officeooo:rsid="04a5c56a"/>
    </style:style>
    <style:style style:name="T757" style:family="text">
      <style:text-properties officeooo:rsid="04a9f6a6"/>
    </style:style>
    <style:style style:name="T758" style:family="text">
      <style:text-properties officeooo:rsid="04aae619"/>
    </style:style>
    <style:style style:name="T759" style:family="text">
      <style:text-properties officeooo:rsid="04ab7483"/>
    </style:style>
    <style:style style:name="T760" style:family="text">
      <style:text-properties officeooo:rsid="04ab8d47"/>
    </style:style>
    <style:style style:name="T761" style:family="text">
      <style:text-properties officeooo:rsid="04acf684"/>
    </style:style>
    <style:style style:name="T762" style:family="text">
      <style:text-properties officeooo:rsid="04adbda3"/>
    </style:style>
    <style:style style:name="T763" style:family="text">
      <style:text-properties officeooo:rsid="04ae9b87"/>
    </style:style>
    <style:style style:name="T764" style:family="text">
      <style:text-properties officeooo:rsid="04af9767"/>
    </style:style>
    <style:style style:name="T765" style:family="text">
      <style:text-properties officeooo:rsid="04b31e61"/>
    </style:style>
    <style:style style:name="T766" style:family="text">
      <style:text-properties officeooo:rsid="04b4e4a8"/>
    </style:style>
    <style:style style:name="T767" style:family="text">
      <style:text-properties officeooo:rsid="04b55fe2"/>
    </style:style>
    <style:style style:name="T768" style:family="text">
      <style:text-properties officeooo:rsid="04b6d02c"/>
    </style:style>
    <style:style style:name="T769" style:family="text">
      <style:text-properties officeooo:rsid="04b899ee"/>
    </style:style>
    <style:style style:name="T770" style:family="text">
      <style:text-properties officeooo:rsid="04b9303f"/>
    </style:style>
    <style:style style:name="T771" style:family="text">
      <style:text-properties officeooo:rsid="04baa330"/>
    </style:style>
    <style:style style:name="T772" style:family="text">
      <style:text-properties officeooo:rsid="04bb03a6"/>
    </style:style>
    <style:style style:name="T773" style:family="text">
      <style:text-properties officeooo:rsid="04bbb78b"/>
    </style:style>
    <style:style style:name="T774" style:family="text">
      <style:text-properties officeooo:rsid="04bd7558"/>
    </style:style>
    <style:style style:name="T775" style:family="text">
      <style:text-properties officeooo:rsid="04bf40b4"/>
    </style:style>
    <style:style style:name="T776" style:family="text">
      <style:text-properties officeooo:rsid="04c00415"/>
    </style:style>
    <style:style style:name="T777" style:family="text">
      <style:text-properties officeooo:rsid="04c0936c"/>
    </style:style>
    <style:style style:name="T778" style:family="text">
      <style:text-properties officeooo:rsid="04c144ff"/>
    </style:style>
    <style:style style:name="T779" style:family="text">
      <style:text-properties officeooo:rsid="04c23ab4"/>
    </style:style>
    <style:style style:name="T780" style:family="text">
      <style:text-properties officeooo:rsid="04c317f6"/>
    </style:style>
    <style:style style:name="T781" style:family="text">
      <style:text-properties officeooo:rsid="04c4895c"/>
    </style:style>
    <style:style style:name="T782" style:family="text">
      <style:text-properties officeooo:rsid="04c6498d"/>
    </style:style>
    <style:style style:name="T783" style:family="text">
      <style:text-properties officeooo:rsid="04c8604b"/>
    </style:style>
    <style:style style:name="T784" style:family="text">
      <style:text-properties officeooo:rsid="04c8bd21"/>
    </style:style>
    <style:style style:name="T785" style:family="text">
      <style:text-properties officeooo:rsid="04cbffb6"/>
    </style:style>
    <style:style style:name="T786" style:family="text">
      <style:text-properties officeooo:rsid="04cd5abb"/>
    </style:style>
    <style:style style:name="T787" style:family="text">
      <style:text-properties officeooo:rsid="04ce4ea8"/>
    </style:style>
    <style:style style:name="T788" style:family="text">
      <style:text-properties officeooo:rsid="04d08f4a"/>
    </style:style>
    <style:style style:name="T789" style:family="text">
      <style:text-properties officeooo:rsid="04d0cc56"/>
    </style:style>
    <style:style style:name="T790" style:family="text">
      <style:text-properties officeooo:rsid="04d20c19"/>
    </style:style>
    <style:style style:name="T791" style:family="text">
      <style:text-properties officeooo:rsid="04d25cbb"/>
    </style:style>
    <style:style style:name="T792" style:family="text">
      <style:text-properties officeooo:rsid="04d29755"/>
    </style:style>
    <style:style style:name="T793" style:family="text">
      <style:text-properties officeooo:rsid="04d40b7f"/>
    </style:style>
    <style:style style:name="T794" style:family="text">
      <style:text-properties officeooo:rsid="04d4c57e"/>
    </style:style>
    <style:style style:name="T795" style:family="text">
      <style:text-properties officeooo:rsid="04d85764"/>
    </style:style>
    <style:style style:name="T796" style:family="text">
      <style:text-properties officeooo:rsid="04dbeb75"/>
    </style:style>
    <style:style style:name="T797" style:family="text">
      <style:text-properties officeooo:rsid="04dd9c06"/>
    </style:style>
    <style:style style:name="T798" style:family="text">
      <style:text-properties officeooo:rsid="04e0bd2c"/>
    </style:style>
    <style:style style:name="T799" style:family="text">
      <style:text-properties officeooo:rsid="04e0e741"/>
    </style:style>
    <style:style style:name="T800" style:family="text">
      <style:text-properties officeooo:rsid="04e2444a"/>
    </style:style>
    <style:style style:name="T801" style:family="text">
      <style:text-properties officeooo:rsid="04e3eca6"/>
    </style:style>
    <style:style style:name="T802" style:family="text">
      <style:text-properties officeooo:rsid="04e5437a"/>
    </style:style>
    <style:style style:name="T803" style:family="text">
      <style:text-properties officeooo:rsid="04e65105"/>
    </style:style>
    <style:style style:name="T804" style:family="text">
      <style:text-properties officeooo:rsid="04e73eae"/>
    </style:style>
    <style:style style:name="T805" style:family="text">
      <style:text-properties officeooo:rsid="04ec36eb"/>
    </style:style>
    <style:style style:name="T806" style:family="text">
      <style:text-properties officeooo:rsid="04ee8c5f"/>
    </style:style>
    <style:style style:name="T807" style:family="text">
      <style:text-properties officeooo:rsid="04f36f01"/>
    </style:style>
    <style:style style:name="T808" style:family="text">
      <style:text-properties officeooo:rsid="04fa80b9"/>
    </style:style>
    <style:style style:name="T809" style:family="text">
      <style:text-properties officeooo:rsid="04faeb13"/>
    </style:style>
    <style:style style:name="T810" style:family="text">
      <style:text-properties officeooo:rsid="04fcb219"/>
    </style:style>
    <style:style style:name="T811" style:family="text">
      <style:text-properties officeooo:rsid="04fdc915"/>
    </style:style>
    <style:style style:name="T812" style:family="text">
      <style:text-properties officeooo:rsid="04fedbfb"/>
    </style:style>
    <style:style style:name="T813" style:family="text">
      <style:text-properties officeooo:rsid="04ffa1e2"/>
    </style:style>
    <style:style style:name="T814" style:family="text">
      <style:text-properties officeooo:rsid="05018785"/>
    </style:style>
    <style:style style:name="T815" style:family="text">
      <style:text-properties officeooo:rsid="05044b51"/>
    </style:style>
    <style:style style:name="T816" style:family="text">
      <style:text-properties officeooo:rsid="05051838"/>
    </style:style>
    <style:style style:name="T817" style:family="text">
      <style:text-properties officeooo:rsid="0507c2af"/>
    </style:style>
    <style:style style:name="T818" style:family="text">
      <style:text-properties officeooo:rsid="0507ff99"/>
    </style:style>
    <style:style style:name="T819" style:family="text">
      <style:text-properties officeooo:rsid="05087cf8"/>
    </style:style>
    <style:style style:name="T820" style:family="text">
      <style:text-properties officeooo:rsid="05091445"/>
    </style:style>
    <style:style style:name="T821" style:family="text">
      <style:text-properties officeooo:rsid="0509b8b8"/>
    </style:style>
    <style:style style:name="T822" style:family="text">
      <style:text-properties officeooo:rsid="050bb04b"/>
    </style:style>
    <style:style style:name="T823" style:family="text">
      <style:text-properties officeooo:rsid="050ee3e3"/>
    </style:style>
    <style:style style:name="T824" style:family="text">
      <style:text-properties officeooo:rsid="050f22ac"/>
    </style:style>
    <style:style style:name="T825" style:family="text">
      <style:text-properties officeooo:rsid="05109c5f"/>
    </style:style>
    <style:style style:name="T826" style:family="text">
      <style:text-properties officeooo:rsid="0511d1b6"/>
    </style:style>
    <style:style style:name="T827" style:family="text">
      <style:text-properties officeooo:rsid="05132d58"/>
    </style:style>
    <style:style style:name="T828" style:family="text">
      <style:text-properties officeooo:rsid="0513a586"/>
    </style:style>
    <style:style style:name="T829" style:family="text">
      <style:text-properties officeooo:rsid="05156766"/>
    </style:style>
    <style:style style:name="T830" style:family="text">
      <style:text-properties officeooo:rsid="05165469"/>
    </style:style>
    <style:style style:name="T831" style:family="text">
      <style:text-properties officeooo:rsid="05171e0d"/>
    </style:style>
    <style:style style:name="T832" style:family="text">
      <style:text-properties officeooo:rsid="051ac875"/>
    </style:style>
    <style:style style:name="T833" style:family="text">
      <style:text-properties officeooo:rsid="051bd6c1"/>
    </style:style>
    <style:style style:name="T834" style:family="text">
      <style:text-properties officeooo:rsid="051db146"/>
    </style:style>
    <style:style style:name="T835" style:family="text">
      <style:text-properties officeooo:rsid="051f19b3"/>
    </style:style>
    <style:style style:name="T836" style:family="text">
      <style:text-properties officeooo:rsid="05215661"/>
    </style:style>
    <style:style style:name="T837" style:family="text">
      <style:text-properties officeooo:rsid="052179b2"/>
    </style:style>
    <style:style style:name="T838" style:family="text">
      <style:text-properties officeooo:rsid="0521a73e"/>
    </style:style>
    <style:style style:name="T839" style:family="text">
      <style:text-properties officeooo:rsid="05222c48"/>
    </style:style>
    <style:style style:name="T840" style:family="text">
      <style:text-properties officeooo:rsid="05254fbc"/>
    </style:style>
    <style:style style:name="T841" style:family="text">
      <style:text-properties officeooo:rsid="05255886"/>
    </style:style>
    <style:style style:name="T842" style:family="text">
      <style:text-properties officeooo:rsid="052654f9"/>
    </style:style>
    <style:style style:name="T843" style:family="text">
      <style:text-properties officeooo:rsid="0528dc50"/>
    </style:style>
    <style:style style:name="T844" style:family="text">
      <style:text-properties officeooo:rsid="052a8041"/>
    </style:style>
    <style:style style:name="T845" style:family="text">
      <style:text-properties officeooo:rsid="052b1ea6"/>
    </style:style>
    <style:style style:name="T846" style:family="text">
      <style:text-properties officeooo:rsid="052cd97d"/>
    </style:style>
    <style:style style:name="T847" style:family="text">
      <style:text-properties officeooo:rsid="052d74f1"/>
    </style:style>
    <style:style style:name="T848" style:family="text">
      <style:text-properties officeooo:rsid="052de6a8"/>
    </style:style>
    <style:style style:name="T849" style:family="text">
      <style:text-properties officeooo:rsid="0530d071"/>
    </style:style>
    <style:style style:name="T850" style:family="text">
      <style:text-properties officeooo:rsid="0533664b"/>
    </style:style>
    <style:style style:name="T851" style:family="text">
      <style:text-properties officeooo:rsid="0534108e"/>
    </style:style>
    <style:style style:name="T852" style:family="text">
      <style:text-properties officeooo:rsid="05359270"/>
    </style:style>
    <style:style style:name="T853" style:family="text">
      <style:text-properties officeooo:rsid="053719fd"/>
    </style:style>
    <style:style style:name="T854" style:family="text">
      <style:text-properties officeooo:rsid="0537dfe9"/>
    </style:style>
    <style:style style:name="T855" style:family="text">
      <style:text-properties officeooo:rsid="0538fe1e"/>
    </style:style>
    <style:style style:name="T856" style:family="text">
      <style:text-properties officeooo:rsid="053a49b4"/>
    </style:style>
    <style:style style:name="T857" style:family="text">
      <style:text-properties officeooo:rsid="053c1725"/>
    </style:style>
    <style:style style:name="T858" style:family="text">
      <style:text-properties officeooo:rsid="053d32a1"/>
    </style:style>
    <style:style style:name="T859" style:family="text">
      <style:text-properties officeooo:rsid="053e29f2"/>
    </style:style>
    <style:style style:name="T860" style:family="text">
      <style:text-properties officeooo:rsid="053ee275"/>
    </style:style>
    <style:style style:name="T861" style:family="text">
      <style:text-properties officeooo:rsid="053f2377"/>
    </style:style>
    <style:style style:name="T862" style:family="text">
      <style:text-properties officeooo:rsid="054270ea"/>
    </style:style>
    <style:style style:name="T863" style:family="text">
      <style:text-properties officeooo:rsid="05443715"/>
    </style:style>
    <style:style style:name="T864" style:family="text">
      <style:text-properties officeooo:rsid="0546131c"/>
    </style:style>
    <style:style style:name="T865" style:family="text">
      <style:text-properties officeooo:rsid="054aecdf"/>
    </style:style>
    <style:style style:name="T866" style:family="text">
      <style:text-properties officeooo:rsid="054c87f0"/>
    </style:style>
    <style:style style:name="T867" style:family="text">
      <style:text-properties officeooo:rsid="054dd591"/>
    </style:style>
    <style:style style:name="T868" style:family="text">
      <style:text-properties officeooo:rsid="054f2484"/>
    </style:style>
    <style:style style:name="T869" style:family="text">
      <style:text-properties officeooo:rsid="055194a1"/>
    </style:style>
    <style:style style:name="T870" style:family="text">
      <style:text-properties officeooo:rsid="05528d83"/>
    </style:style>
    <style:style style:name="T871" style:family="text">
      <style:text-properties officeooo:rsid="055388a3"/>
    </style:style>
    <style:style style:name="T872" style:family="text">
      <style:text-properties officeooo:rsid="0553fe2f"/>
    </style:style>
    <style:style style:name="T873" style:family="text">
      <style:text-properties officeooo:rsid="0554c3cd"/>
    </style:style>
    <style:style style:name="T874" style:family="text">
      <style:text-properties officeooo:rsid="0555d3ef"/>
    </style:style>
    <style:style style:name="T875" style:family="text">
      <style:text-properties officeooo:rsid="0555f167"/>
    </style:style>
    <style:style style:name="T876" style:family="text">
      <style:text-properties officeooo:rsid="055863ee"/>
    </style:style>
    <style:style style:name="T877" style:family="text">
      <style:text-properties officeooo:rsid="055a072b"/>
    </style:style>
    <style:style style:name="T878" style:family="text">
      <style:text-properties officeooo:rsid="055eed0e"/>
    </style:style>
    <style:style style:name="T879" style:family="text">
      <style:text-properties officeooo:rsid="05614a8f"/>
    </style:style>
    <style:style style:name="T880" style:family="text">
      <style:text-properties officeooo:rsid="05646f0e"/>
    </style:style>
    <style:style style:name="T881" style:family="text">
      <style:text-properties officeooo:rsid="0564b58f"/>
    </style:style>
    <style:style style:name="T882" style:family="text">
      <style:text-properties officeooo:rsid="056643ca"/>
    </style:style>
    <style:style style:name="T883" style:family="text">
      <style:text-properties officeooo:rsid="05672b74"/>
    </style:style>
    <style:style style:name="T884" style:family="text">
      <style:text-properties officeooo:rsid="05673c48"/>
    </style:style>
    <style:style style:name="T885" style:family="text">
      <style:text-properties officeooo:rsid="0568c6eb"/>
    </style:style>
    <style:style style:name="T886" style:family="text">
      <style:text-properties officeooo:rsid="05692e14"/>
    </style:style>
    <style:style style:name="T887" style:family="text">
      <style:text-properties officeooo:rsid="056a835b"/>
    </style:style>
    <style:style style:name="T888" style:family="text">
      <style:text-properties officeooo:rsid="056b9c5e"/>
    </style:style>
    <style:style style:name="T889" style:family="text">
      <style:text-properties officeooo:rsid="056dd4ff"/>
    </style:style>
    <style:style style:name="T890" style:family="text">
      <style:text-properties officeooo:rsid="056f00b5"/>
    </style:style>
    <style:style style:name="T891" style:family="text">
      <style:text-properties officeooo:rsid="057207d1"/>
    </style:style>
    <style:style style:name="T892" style:family="text">
      <style:text-properties officeooo:rsid="05728934"/>
    </style:style>
    <style:style style:name="T893" style:family="text">
      <style:text-properties officeooo:rsid="0579aec0"/>
    </style:style>
    <style:style style:name="T894" style:family="text">
      <style:text-properties officeooo:rsid="057a117b"/>
    </style:style>
    <style:style style:name="T895" style:family="text">
      <style:text-properties officeooo:rsid="057adeed"/>
    </style:style>
    <style:style style:name="T896" style:family="text">
      <style:text-properties officeooo:rsid="057ddaf6"/>
    </style:style>
    <style:style style:name="T897" style:family="text">
      <style:text-properties officeooo:rsid="0582dfce"/>
    </style:style>
    <style:style style:name="T898" style:family="text">
      <style:text-properties officeooo:rsid="05839c4f"/>
    </style:style>
    <style:style style:name="T899" style:family="text">
      <style:text-properties officeooo:rsid="0585056b"/>
    </style:style>
    <style:style style:name="T900" style:family="text">
      <style:text-properties officeooo:rsid="0588dbdd"/>
    </style:style>
    <style:style style:name="T901" style:family="text">
      <style:text-properties officeooo:rsid="058c4066"/>
    </style:style>
    <style:style style:name="T902" style:family="text">
      <style:text-properties officeooo:rsid="058cfe5a"/>
    </style:style>
    <style:style style:name="T903" style:family="text">
      <style:text-properties officeooo:rsid="058d0add"/>
    </style:style>
    <style:style style:name="T904" style:family="text">
      <style:text-properties officeooo:rsid="05918c4f"/>
    </style:style>
    <style:style style:name="T905" style:family="text">
      <style:text-properties officeooo:rsid="0592fec3"/>
    </style:style>
    <style:style style:name="T906" style:family="text">
      <style:text-properties officeooo:rsid="05944393"/>
    </style:style>
    <style:style style:name="T907" style:family="text">
      <style:text-properties officeooo:rsid="0595644c"/>
    </style:style>
    <style:style style:name="T908" style:family="text">
      <style:text-properties officeooo:rsid="05962287"/>
    </style:style>
    <style:style style:name="T909" style:family="text">
      <style:text-properties officeooo:rsid="05964763"/>
    </style:style>
    <style:style style:name="T910" style:family="text">
      <style:text-properties officeooo:rsid="05970329"/>
    </style:style>
    <style:style style:name="T911" style:family="text">
      <style:text-properties officeooo:rsid="059cf4b7"/>
    </style:style>
    <style:style style:name="T912" style:family="text">
      <style:text-properties officeooo:rsid="059d5dbc"/>
    </style:style>
    <style:style style:name="T913" style:family="text">
      <style:text-properties officeooo:rsid="059f4fa5"/>
    </style:style>
    <style:style style:name="T914" style:family="text">
      <style:text-properties officeooo:rsid="05a0d758"/>
    </style:style>
    <style:style style:name="T915" style:family="text">
      <style:text-properties officeooo:rsid="05a3cf38"/>
    </style:style>
    <style:style style:name="T916" style:family="text">
      <style:text-properties officeooo:rsid="05a4c6ca"/>
    </style:style>
    <style:style style:name="T917" style:family="text">
      <style:text-properties officeooo:rsid="05a6ead5"/>
    </style:style>
    <style:style style:name="T918" style:family="text">
      <style:text-properties officeooo:rsid="05a83731"/>
    </style:style>
    <style:style style:name="T919" style:family="text">
      <style:text-properties officeooo:rsid="05a8b6a9"/>
    </style:style>
    <style:style style:name="T920" style:family="text">
      <style:text-properties officeooo:rsid="05a8c3ed"/>
    </style:style>
    <style:style style:name="T921" style:family="text">
      <style:text-properties officeooo:rsid="05a9fd8f"/>
    </style:style>
    <style:style style:name="T922" style:family="text">
      <style:text-properties officeooo:rsid="05aaa53b"/>
    </style:style>
    <style:style style:name="T923" style:family="text">
      <style:text-properties officeooo:rsid="05ac25a3"/>
    </style:style>
    <style:style style:name="T924" style:family="text">
      <style:text-properties officeooo:rsid="05ac388c"/>
    </style:style>
    <style:style style:name="T925" style:family="text">
      <style:text-properties officeooo:rsid="05aca1ca"/>
    </style:style>
    <style:style style:name="T926" style:family="text">
      <style:text-properties officeooo:rsid="05ae669c"/>
    </style:style>
    <style:style style:name="T927" style:family="text">
      <style:text-properties officeooo:rsid="05ae7e29"/>
    </style:style>
    <style:style style:name="T928" style:family="text">
      <style:text-properties officeooo:rsid="05af4181"/>
    </style:style>
    <style:style style:name="T929" style:family="text">
      <style:text-properties officeooo:rsid="05b06ea9"/>
    </style:style>
    <style:style style:name="T930" style:family="text">
      <style:text-properties officeooo:rsid="05b26db7"/>
    </style:style>
    <style:style style:name="T931" style:family="text">
      <style:text-properties officeooo:rsid="05b63c7e"/>
    </style:style>
    <style:style style:name="T932" style:family="text">
      <style:text-properties officeooo:rsid="05b6d611"/>
    </style:style>
    <style:style style:name="T933" style:family="text">
      <style:text-properties officeooo:rsid="05b838bb"/>
    </style:style>
    <style:style style:name="T934" style:family="text">
      <style:text-properties officeooo:rsid="05ba04bd"/>
    </style:style>
    <style:style style:name="T935" style:family="text">
      <style:text-properties officeooo:rsid="05ba0684"/>
    </style:style>
    <style:style style:name="T936" style:family="text">
      <style:text-properties officeooo:rsid="05ba6da2"/>
    </style:style>
    <style:style style:name="T937" style:family="text">
      <style:text-properties officeooo:rsid="05bc0959"/>
    </style:style>
    <style:style style:name="T938" style:family="text">
      <style:text-properties officeooo:rsid="05bda684"/>
    </style:style>
    <style:style style:name="T939" style:family="text">
      <style:text-properties officeooo:rsid="05be4c6e"/>
    </style:style>
    <style:style style:name="T940" style:family="text">
      <style:text-properties officeooo:rsid="05c04c1a"/>
    </style:style>
    <style:style style:name="T941" style:family="text">
      <style:text-properties officeooo:rsid="05c0f322"/>
    </style:style>
    <style:style style:name="T942" style:family="text">
      <style:text-properties officeooo:rsid="05c1c9fc"/>
    </style:style>
    <style:style style:name="T943" style:family="text">
      <style:text-properties officeooo:rsid="05c2bad6"/>
    </style:style>
    <style:style style:name="T944" style:family="text">
      <style:text-properties officeooo:rsid="05c4303d"/>
    </style:style>
    <style:style style:name="T945" style:family="text">
      <style:text-properties officeooo:rsid="05c5b7df"/>
    </style:style>
    <style:style style:name="T946" style:family="text">
      <style:text-properties officeooo:rsid="05c63bda"/>
    </style:style>
    <style:style style:name="T947" style:family="text">
      <style:text-properties officeooo:rsid="05c7dea3"/>
    </style:style>
    <style:style style:name="T948" style:family="text">
      <style:text-properties officeooo:rsid="05c8de3b"/>
    </style:style>
    <style:style style:name="T949" style:family="text">
      <style:text-properties officeooo:rsid="05c99f9e"/>
    </style:style>
    <style:style style:name="T950" style:family="text">
      <style:text-properties officeooo:rsid="05cafe2a"/>
    </style:style>
    <style:style style:name="T951" style:family="text">
      <style:text-properties officeooo:rsid="05cc503b"/>
    </style:style>
    <style:style style:name="T952" style:family="text">
      <style:text-properties officeooo:rsid="05cd1397"/>
    </style:style>
    <style:style style:name="T953" style:family="text">
      <style:text-properties officeooo:rsid="05cd9b43"/>
    </style:style>
    <style:style style:name="T954" style:family="text">
      <style:text-properties officeooo:rsid="05cec65a"/>
    </style:style>
    <style:style style:name="T955" style:family="text">
      <style:text-properties officeooo:rsid="05d05ffa"/>
    </style:style>
    <style:style style:name="T956" style:family="text">
      <style:text-properties officeooo:rsid="05d41145"/>
    </style:style>
    <style:style style:name="T957" style:family="text">
      <style:text-properties officeooo:rsid="05d52e6f"/>
    </style:style>
    <style:style style:name="T958" style:family="text">
      <style:text-properties officeooo:rsid="05d54d68"/>
    </style:style>
    <style:style style:name="T959" style:family="text">
      <style:text-properties officeooo:rsid="05d72d47"/>
    </style:style>
    <style:style style:name="T960" style:family="text">
      <style:text-properties officeooo:rsid="05dafe8f"/>
    </style:style>
    <style:style style:name="T961" style:family="text">
      <style:text-properties officeooo:rsid="05db3aef"/>
    </style:style>
    <style:style style:name="T962" style:family="text">
      <style:text-properties officeooo:rsid="05dd2480"/>
    </style:style>
    <style:style style:name="T963" style:family="text">
      <style:text-properties officeooo:rsid="05dedfe2"/>
    </style:style>
    <style:style style:name="T964" style:family="text">
      <style:text-properties officeooo:rsid="05e0d28e"/>
    </style:style>
    <style:style style:name="T965" style:family="text">
      <style:text-properties officeooo:rsid="05e253cf"/>
    </style:style>
    <style:style style:name="T966" style:family="text">
      <style:text-properties officeooo:rsid="05e71fbb"/>
    </style:style>
    <style:style style:name="T967" style:family="text">
      <style:text-properties officeooo:rsid="05e8b18b"/>
    </style:style>
    <style:style style:name="T968" style:family="text">
      <style:text-properties officeooo:rsid="05e929dc"/>
    </style:style>
    <style:style style:name="T969" style:family="text">
      <style:text-properties officeooo:rsid="05e92ee0"/>
    </style:style>
    <style:style style:name="T970" style:family="text">
      <style:text-properties officeooo:rsid="05eab34e"/>
    </style:style>
    <style:style style:name="T971" style:family="text">
      <style:text-properties officeooo:rsid="05eb8ce1"/>
    </style:style>
    <style:style style:name="T972" style:family="text">
      <style:text-properties officeooo:rsid="05ec2d67"/>
    </style:style>
    <style:style style:name="T973" style:family="text">
      <style:text-properties officeooo:rsid="05efa74d"/>
    </style:style>
    <style:style style:name="T974" style:family="text">
      <style:text-properties officeooo:rsid="05f07b3b"/>
    </style:style>
    <style:style style:name="T975" style:family="text">
      <style:text-properties officeooo:rsid="05f1e134"/>
    </style:style>
    <style:style style:name="T976" style:family="text">
      <style:text-properties officeooo:rsid="05f34882"/>
    </style:style>
    <style:style style:name="T977" style:family="text">
      <style:text-properties officeooo:rsid="05f9a2a2"/>
    </style:style>
    <style:style style:name="T978" style:family="text">
      <style:text-properties officeooo:rsid="05fa7517"/>
    </style:style>
    <style:style style:name="T979" style:family="text">
      <style:text-properties officeooo:rsid="05fc3ff6"/>
    </style:style>
    <style:style style:name="T980" style:family="text">
      <style:text-properties officeooo:rsid="05fdf40f"/>
    </style:style>
    <style:style style:name="T981" style:family="text">
      <style:text-properties officeooo:rsid="05ff30f0"/>
    </style:style>
    <style:style style:name="T982" style:family="text">
      <style:text-properties officeooo:rsid="0602dcff"/>
    </style:style>
    <style:style style:name="T983" style:family="text">
      <style:text-properties officeooo:rsid="06059516"/>
    </style:style>
    <style:style style:name="T984" style:family="text">
      <style:text-properties officeooo:rsid="060f3ab6"/>
    </style:style>
    <style:style style:name="T985" style:family="text">
      <style:text-properties officeooo:rsid="060fa3cf"/>
    </style:style>
    <style:style style:name="T986" style:family="text">
      <style:text-properties officeooo:rsid="06100591"/>
    </style:style>
    <style:style style:name="T987" style:family="text">
      <style:text-properties officeooo:rsid="0610f111"/>
    </style:style>
    <style:style style:name="T988" style:family="text">
      <style:text-properties officeooo:rsid="06111552"/>
    </style:style>
    <style:style style:name="T989" style:family="text">
      <style:text-properties officeooo:rsid="06149ce2"/>
    </style:style>
    <style:style style:name="T990" style:family="text">
      <style:text-properties officeooo:rsid="0615a7f1"/>
    </style:style>
    <style:style style:name="T991" style:family="text">
      <style:text-properties officeooo:rsid="06174b45"/>
    </style:style>
    <style:style style:name="T992" style:family="text">
      <style:text-properties officeooo:rsid="06190c25"/>
    </style:style>
    <style:style style:name="T993" style:family="text">
      <style:text-properties officeooo:rsid="061995c2"/>
    </style:style>
    <style:style style:name="T994" style:family="text">
      <style:text-properties officeooo:rsid="061ab591"/>
    </style:style>
    <style:style style:name="T995" style:family="text">
      <style:text-properties officeooo:rsid="061b9e52"/>
    </style:style>
    <style:style style:name="T996" style:family="text">
      <style:text-properties officeooo:rsid="06217972"/>
    </style:style>
    <style:style style:name="T997" style:family="text">
      <style:text-properties officeooo:rsid="062343a3"/>
    </style:style>
    <style:style style:name="T998" style:family="text">
      <style:text-properties officeooo:rsid="0623b8c6"/>
    </style:style>
    <style:style style:name="T999" style:family="text">
      <style:text-properties officeooo:rsid="06257b01"/>
    </style:style>
    <style:style style:name="T1000" style:family="text">
      <style:text-properties officeooo:rsid="0625ea7e"/>
    </style:style>
    <style:style style:name="T1001" style:family="text">
      <style:text-properties officeooo:rsid="06271e1b"/>
    </style:style>
    <style:style style:name="T1002" style:family="text">
      <style:text-properties officeooo:rsid="062893c9"/>
    </style:style>
    <style:style style:name="T1003" style:family="text">
      <style:text-properties officeooo:rsid="0629cd3b"/>
    </style:style>
    <style:style style:name="T1004" style:family="text">
      <style:text-properties officeooo:rsid="062a9fb0"/>
    </style:style>
    <style:style style:name="T1005" style:family="text">
      <style:text-properties officeooo:rsid="062dc534"/>
    </style:style>
    <style:style style:name="T1006" style:family="text">
      <style:text-properties officeooo:rsid="062f3059"/>
    </style:style>
    <style:style style:name="T1007" style:family="text">
      <style:text-properties officeooo:rsid="063093f6"/>
    </style:style>
    <style:style style:name="T1008" style:family="text">
      <style:text-properties officeooo:rsid="0633765d"/>
    </style:style>
    <style:style style:name="T1009" style:family="text">
      <style:text-properties officeooo:rsid="063499e5"/>
    </style:style>
    <style:style style:name="T1010" style:family="text">
      <style:text-properties officeooo:rsid="06351d43"/>
    </style:style>
    <style:style style:name="T1011" style:family="text">
      <style:text-properties officeooo:rsid="06370a02"/>
    </style:style>
    <style:style style:name="T1012" style:family="text">
      <style:text-properties officeooo:rsid="063841d1"/>
    </style:style>
    <style:style style:name="T1013" style:family="text">
      <style:text-properties officeooo:rsid="063ed210"/>
    </style:style>
    <style:style style:name="T1014" style:family="text">
      <style:text-properties officeooo:rsid="0644c225"/>
    </style:style>
    <style:style style:name="T1015" style:family="text">
      <style:text-properties officeooo:rsid="0646a4d2"/>
    </style:style>
    <style:style style:name="T1016" style:family="text">
      <style:text-properties officeooo:rsid="064a0886"/>
    </style:style>
    <style:style style:name="T1017" style:family="text">
      <style:text-properties officeooo:rsid="064e4ac5"/>
    </style:style>
    <style:style style:name="T1018" style:family="text">
      <style:text-properties officeooo:rsid="06501b24"/>
    </style:style>
    <style:style style:name="T1019" style:family="text">
      <style:text-properties officeooo:rsid="065194b4"/>
    </style:style>
    <style:style style:name="T1020" style:family="text">
      <style:text-properties officeooo:rsid="0657c0f7"/>
    </style:style>
    <style:style style:name="T1021" style:family="text">
      <style:text-properties officeooo:rsid="065965af"/>
    </style:style>
    <style:style style:name="T1022" style:family="text">
      <style:text-properties officeooo:rsid="065af4a1"/>
    </style:style>
    <style:style style:name="T1023" style:family="text">
      <style:text-properties officeooo:rsid="065c403f"/>
    </style:style>
    <style:style style:name="T1024" style:family="text">
      <style:text-properties officeooo:rsid="065ee63a"/>
    </style:style>
    <style:style style:name="T1025" style:family="text">
      <style:text-properties officeooo:rsid="0669f104"/>
    </style:style>
    <style:style style:name="T1026" style:family="text">
      <style:text-properties officeooo:rsid="066b31a7"/>
    </style:style>
    <style:style style:name="T1027" style:family="text">
      <style:text-properties officeooo:rsid="066b785a"/>
    </style:style>
    <style:style style:name="T1028" style:family="text">
      <style:text-properties officeooo:rsid="066d5728"/>
    </style:style>
    <style:style style:name="T1029" style:family="text">
      <style:text-properties officeooo:rsid="066e422a"/>
    </style:style>
    <style:style style:name="T1030" style:family="text">
      <style:text-properties officeooo:rsid="066fd238"/>
    </style:style>
    <style:style style:name="T1031" style:family="text">
      <style:text-properties officeooo:rsid="0670f516"/>
    </style:style>
    <style:style style:name="T1032" style:family="text">
      <style:text-properties officeooo:rsid="0671fe90"/>
    </style:style>
    <style:style style:name="T1033" style:family="text">
      <style:text-properties officeooo:rsid="06734caf"/>
    </style:style>
    <style:style style:name="T1034" style:family="text">
      <style:text-properties officeooo:rsid="0675016d"/>
    </style:style>
    <style:style style:name="T1035" style:family="text">
      <style:text-properties officeooo:rsid="06766457"/>
    </style:style>
    <style:style style:name="T1036" style:family="text">
      <style:text-properties officeooo:rsid="06782b7c"/>
    </style:style>
    <style:style style:name="T1037" style:family="text">
      <style:text-properties officeooo:rsid="0678dbc0"/>
    </style:style>
    <style:style style:name="T1038" style:family="text">
      <style:text-properties officeooo:rsid="0679a242"/>
    </style:style>
    <style:style style:name="T1039" style:family="text">
      <style:text-properties officeooo:rsid="067ade34"/>
    </style:style>
    <style:style style:name="T1040" style:family="text">
      <style:text-properties officeooo:rsid="067bc241"/>
    </style:style>
    <style:style style:name="T1041" style:family="text">
      <style:text-properties officeooo:rsid="067c83ad"/>
    </style:style>
    <style:style style:name="T1042" style:family="text">
      <style:text-properties officeooo:rsid="067e1588"/>
    </style:style>
    <style:style style:name="T1043" style:family="text">
      <style:text-properties officeooo:rsid="067fde16"/>
    </style:style>
    <style:style style:name="T1044" style:family="text">
      <style:text-properties officeooo:rsid="068008c9"/>
    </style:style>
    <style:style style:name="T1045" style:family="text">
      <style:text-properties officeooo:rsid="0681bd7b"/>
    </style:style>
    <style:style style:name="T1046" style:family="text">
      <style:text-properties officeooo:rsid="06830d26"/>
    </style:style>
    <style:style style:name="T1047" style:family="text">
      <style:text-properties officeooo:rsid="06848c91"/>
    </style:style>
    <style:style style:name="T1048" style:family="text">
      <style:text-properties officeooo:rsid="0684b8ec"/>
    </style:style>
    <style:style style:name="T1049" style:family="text">
      <style:text-properties officeooo:rsid="0684eb87"/>
    </style:style>
    <style:style style:name="T1050" style:family="text">
      <style:text-properties officeooo:rsid="0685d94a"/>
    </style:style>
    <style:style style:name="T1051" style:family="text">
      <style:text-properties officeooo:rsid="0686ba88"/>
    </style:style>
    <style:style style:name="T1052" style:family="text">
      <style:text-properties officeooo:rsid="0688b63f"/>
    </style:style>
    <style:style style:name="T1053" style:family="text">
      <style:text-properties officeooo:rsid="0689a1d6"/>
    </style:style>
    <style:style style:name="T1054" style:family="text">
      <style:text-properties officeooo:rsid="068ac8dc"/>
    </style:style>
    <style:style style:name="T1055" style:family="text">
      <style:text-properties officeooo:rsid="068bad7a"/>
    </style:style>
    <style:style style:name="T1056" style:family="text">
      <style:text-properties officeooo:rsid="068d2036"/>
    </style:style>
    <style:style style:name="T1057" style:family="text">
      <style:text-properties officeooo:rsid="068d8286"/>
    </style:style>
    <style:style style:name="T1058" style:family="text">
      <style:text-properties officeooo:rsid="068e9c17"/>
    </style:style>
    <style:style style:name="T1059" style:family="text">
      <style:text-properties officeooo:rsid="068fd5f7"/>
    </style:style>
    <style:style style:name="T1060" style:family="text">
      <style:text-properties officeooo:rsid="06904081"/>
    </style:style>
    <style:style style:name="T1061" style:family="text">
      <style:text-properties officeooo:rsid="0691dee4"/>
    </style:style>
    <style:style style:name="T1062" style:family="text">
      <style:text-properties officeooo:rsid="06930886"/>
    </style:style>
    <style:style style:name="T1063" style:family="text">
      <style:text-properties officeooo:rsid="0694b1d1"/>
    </style:style>
    <style:style style:name="T1064" style:family="text">
      <style:text-properties officeooo:rsid="06950021"/>
    </style:style>
    <style:style style:name="T1065" style:family="text">
      <style:text-properties officeooo:rsid="0696f36c"/>
    </style:style>
    <style:style style:name="T1066" style:family="text">
      <style:text-properties officeooo:rsid="0697da4e"/>
    </style:style>
    <style:style style:name="T1067" style:family="text">
      <style:text-properties officeooo:rsid="06997e46"/>
    </style:style>
    <style:style style:name="T1068" style:family="text">
      <style:text-properties officeooo:rsid="069b31ad"/>
    </style:style>
    <style:style style:name="T1069" style:family="text">
      <style:text-properties officeooo:rsid="069bd2f8"/>
    </style:style>
    <style:style style:name="T1070" style:family="text">
      <style:text-properties officeooo:rsid="069da85e"/>
    </style:style>
    <style:style style:name="T1071" style:family="text">
      <style:text-properties officeooo:rsid="069f7a37"/>
    </style:style>
    <style:style style:name="T1072" style:family="text">
      <style:text-properties officeooo:rsid="069fa3c6"/>
    </style:style>
    <style:style style:name="T1073" style:family="text">
      <style:text-properties officeooo:rsid="069fb962"/>
    </style:style>
    <style:style style:name="T1074" style:family="text">
      <style:text-properties officeooo:rsid="069fdadf"/>
    </style:style>
    <style:style style:name="T1075" style:family="text">
      <style:text-properties officeooo:rsid="069fff3b"/>
    </style:style>
    <style:style style:name="T1076" style:family="text">
      <style:text-properties officeooo:rsid="06a1bcd3"/>
    </style:style>
    <style:style style:name="T1077" style:family="text">
      <style:text-properties officeooo:rsid="06a3490f"/>
    </style:style>
    <style:style style:name="T1078" style:family="text">
      <style:text-properties officeooo:rsid="06a41d78"/>
    </style:style>
    <style:style style:name="T1079" style:family="text">
      <style:text-properties officeooo:rsid="06a56283"/>
    </style:style>
    <style:style style:name="T1080" style:family="text">
      <style:text-properties officeooo:rsid="06a75e29"/>
    </style:style>
    <style:style style:name="T1081" style:family="text">
      <style:text-properties officeooo:rsid="06a8dce4"/>
    </style:style>
    <style:style style:name="T1082" style:family="text">
      <style:text-properties officeooo:rsid="06aa0f26"/>
    </style:style>
    <style:style style:name="T1083" style:family="text">
      <style:text-properties officeooo:rsid="06abcdba"/>
    </style:style>
    <style:style style:name="T1084" style:family="text">
      <style:text-properties officeooo:rsid="06aebb34"/>
    </style:style>
    <style:style style:name="T1085" style:family="text">
      <style:text-properties officeooo:rsid="06b0a97b"/>
    </style:style>
    <style:style style:name="T1086" style:family="text">
      <style:text-properties officeooo:rsid="06b0b5e5"/>
    </style:style>
    <style:style style:name="T1087" style:family="text">
      <style:text-properties officeooo:rsid="06b34031"/>
    </style:style>
    <style:style style:name="T1088" style:family="text">
      <style:text-properties officeooo:rsid="06b67a60"/>
    </style:style>
    <style:style style:name="T1089" style:family="text">
      <style:text-properties officeooo:rsid="06b9b90a"/>
    </style:style>
    <style:style style:name="T1090" style:family="text">
      <style:text-properties officeooo:rsid="06bdb847"/>
    </style:style>
    <style:style style:name="T1091" style:family="text">
      <style:text-properties officeooo:rsid="06d17264"/>
    </style:style>
    <style:style style:name="T1092" style:family="text">
      <style:text-properties officeooo:rsid="06d17c3f"/>
    </style:style>
    <style:style style:name="T1093" style:family="text">
      <style:text-properties officeooo:rsid="06d52de8"/>
    </style:style>
    <style:style style:name="T1094" style:family="text">
      <style:text-properties officeooo:rsid="06d7467d"/>
    </style:style>
    <style:style style:name="T1095" style:family="text">
      <style:text-properties officeooo:rsid="06da4785"/>
    </style:style>
    <style:style style:name="T1096" style:family="text">
      <style:text-properties officeooo:rsid="06dd79f6"/>
    </style:style>
    <style:style style:name="T1097" style:family="text">
      <style:text-properties officeooo:rsid="06de803d"/>
    </style:style>
    <style:style style:name="T1098" style:family="text">
      <style:text-properties officeooo:rsid="06df9021"/>
    </style:style>
    <style:style style:name="T1099" style:family="text">
      <style:text-properties officeooo:rsid="06e1e1a0"/>
    </style:style>
    <style:style style:name="T1100" style:family="text">
      <style:text-properties officeooo:rsid="06e2e84a"/>
    </style:style>
    <style:style style:name="T1101" style:family="text">
      <style:text-properties officeooo:rsid="06e4af2b"/>
    </style:style>
    <style:style style:name="T1102" style:family="text">
      <style:text-properties officeooo:rsid="06e67fc5"/>
    </style:style>
    <style:style style:name="T1103" style:family="text">
      <style:text-properties officeooo:rsid="06e9840d"/>
    </style:style>
    <style:style style:name="T1104" style:family="text">
      <style:text-properties officeooo:rsid="06eaaccf"/>
    </style:style>
    <style:style style:name="T1105" style:family="text">
      <style:text-properties officeooo:rsid="06eb409e"/>
    </style:style>
    <style:style style:name="T1106" style:family="text">
      <style:text-properties officeooo:rsid="06ebe930"/>
    </style:style>
    <style:style style:name="T1107" style:family="text">
      <style:text-properties officeooo:rsid="06ed83e8"/>
    </style:style>
    <style:style style:name="T1108" style:family="text">
      <style:text-properties officeooo:rsid="06ee7a00"/>
    </style:style>
    <style:style style:name="T1109" style:family="text">
      <style:text-properties officeooo:rsid="06f07647"/>
    </style:style>
    <style:style style:name="T1110" style:family="text">
      <style:text-properties officeooo:rsid="06f46374"/>
    </style:style>
    <style:style style:name="T1111" style:family="text">
      <style:text-properties officeooo:rsid="06f63649"/>
    </style:style>
    <style:style style:name="T1112" style:family="text">
      <style:text-properties officeooo:rsid="06f7a828"/>
    </style:style>
    <style:style style:name="T1113" style:family="text">
      <style:text-properties officeooo:rsid="06fbb46c"/>
    </style:style>
    <style:style style:name="T1114" style:family="text">
      <style:text-properties officeooo:rsid="070051a5"/>
    </style:style>
    <style:style style:name="T1115" style:family="text">
      <style:text-properties officeooo:rsid="07011129"/>
    </style:style>
    <style:style style:name="T1116" style:family="text">
      <style:text-properties officeooo:rsid="0703092c"/>
    </style:style>
    <style:style style:name="T1117" style:family="text">
      <style:text-properties officeooo:rsid="0708e9b6"/>
    </style:style>
    <style:style style:name="T1118" style:family="text">
      <style:text-properties officeooo:rsid="0709daf4"/>
    </style:style>
    <style:style style:name="T1119" style:family="text">
      <style:text-properties officeooo:rsid="070a5d00"/>
    </style:style>
    <style:style style:name="T1120" style:family="text">
      <style:text-properties officeooo:rsid="070b9069"/>
    </style:style>
    <style:style style:name="T1121" style:family="text">
      <style:text-properties officeooo:rsid="070d385f"/>
    </style:style>
    <style:style style:name="T1122" style:family="text">
      <style:text-properties officeooo:rsid="070ec416"/>
    </style:style>
    <style:style style:name="T1123" style:family="text">
      <style:text-properties officeooo:rsid="070f9b7f"/>
    </style:style>
    <style:style style:name="T1124" style:family="text">
      <style:text-properties officeooo:rsid="0712f5be"/>
    </style:style>
    <style:style style:name="T1125" style:family="text">
      <style:text-properties officeooo:rsid="0714c47d"/>
    </style:style>
    <style:style style:name="T1126" style:family="text">
      <style:text-properties officeooo:rsid="0715535a"/>
    </style:style>
    <style:style style:name="T1127" style:family="text">
      <style:text-properties officeooo:rsid="071633f4"/>
    </style:style>
    <style:style style:name="T1128" style:family="text">
      <style:text-properties officeooo:rsid="071750b3"/>
    </style:style>
    <style:style style:name="T1129" style:family="text">
      <style:text-properties officeooo:rsid="0717c3eb"/>
    </style:style>
    <style:style style:name="T1130" style:family="text">
      <style:text-properties officeooo:rsid="07193d81"/>
    </style:style>
    <style:style style:name="T1131" style:family="text">
      <style:text-properties officeooo:rsid="0719988c"/>
    </style:style>
    <style:style style:name="T1132" style:family="text">
      <style:text-properties officeooo:rsid="071a71e1"/>
    </style:style>
    <style:style style:name="T1133" style:family="text">
      <style:text-properties officeooo:rsid="071aa177"/>
    </style:style>
    <style:style style:name="T1134" style:family="text">
      <style:text-properties officeooo:rsid="071c84b3"/>
    </style:style>
    <style:style style:name="T1135" style:family="text">
      <style:text-properties officeooo:rsid="071e09bf"/>
    </style:style>
    <style:style style:name="T1136" style:family="text">
      <style:text-properties fo:font-weight="bold" style:font-weight-asian="bold" style:font-weight-complex="bold"/>
    </style:style>
    <style:style style:name="T1137" style:family="text">
      <style:text-properties fo:font-weight="bold" officeooo:rsid="010a98b0" style:font-weight-asian="bold" style:font-weight-complex="bold"/>
    </style:style>
    <style:style style:name="T1138" style:family="text">
      <style:text-properties fo:font-weight="bold" officeooo:rsid="01934313" style:font-weight-asian="bold" style:font-weight-complex="bold"/>
    </style:style>
    <style:style style:name="T1139" style:family="text">
      <style:text-properties officeooo:rsid="072129e0"/>
    </style:style>
    <style:style style:name="T1140" style:family="text">
      <style:text-properties officeooo:rsid="07261021"/>
    </style:style>
    <style:style style:name="T1141" style:family="text">
      <style:text-properties officeooo:rsid="0729f50c"/>
    </style:style>
    <style:style style:name="T1142" style:family="text">
      <style:text-properties officeooo:rsid="072f2fe4"/>
    </style:style>
    <style:style style:name="T1143" style:family="text">
      <style:text-properties officeooo:rsid="07310740"/>
    </style:style>
    <style:style style:name="T1144" style:family="text">
      <style:text-properties officeooo:rsid="0732a3ea"/>
    </style:style>
    <style:style style:name="T1145" style:family="text">
      <style:text-properties officeooo:rsid="07344375"/>
    </style:style>
    <style:style style:name="T1146" style:family="text">
      <style:text-properties officeooo:rsid="0737cb52"/>
    </style:style>
    <style:style style:name="T1147" style:family="text">
      <style:text-properties officeooo:rsid="0737efdb"/>
    </style:style>
    <style:style style:name="T1148" style:family="text">
      <style:text-properties officeooo:rsid="0739b86b"/>
    </style:style>
    <style:style style:name="T1149" style:family="text">
      <style:text-properties officeooo:rsid="0739ce02"/>
    </style:style>
    <style:style style:name="T1150" style:family="text">
      <style:text-properties officeooo:rsid="073cc62f"/>
    </style:style>
    <style:style style:name="T1151" style:family="text">
      <style:text-properties officeooo:rsid="073df251"/>
    </style:style>
    <style:style style:name="T1152" style:family="text">
      <style:text-properties officeooo:rsid="074039eb"/>
    </style:style>
    <style:style style:name="T1153" style:family="text">
      <style:text-properties officeooo:rsid="0743839c"/>
    </style:style>
    <style:style style:name="T1154" style:family="text">
      <style:text-properties officeooo:rsid="0744419d"/>
    </style:style>
    <style:style style:name="T1155" style:family="text">
      <style:text-properties officeooo:rsid="0745e6a1"/>
    </style:style>
    <style:style style:name="T1156" style:family="text">
      <style:text-properties officeooo:rsid="074776e2"/>
    </style:style>
    <style:style style:name="T1157" style:family="text">
      <style:text-properties officeooo:rsid="074928ba"/>
    </style:style>
    <style:style style:name="T1158" style:family="text">
      <style:text-properties officeooo:rsid="0749b80f"/>
    </style:style>
    <style:style style:name="T1159" style:family="text">
      <style:text-properties officeooo:rsid="074aceb6"/>
    </style:style>
    <style:style style:name="T1160" style:family="text">
      <style:text-properties officeooo:rsid="074aec70"/>
    </style:style>
    <style:style style:name="T1161" style:family="text">
      <style:text-properties officeooo:rsid="074c455d"/>
    </style:style>
    <style:style style:name="T1162" style:family="text">
      <style:text-properties officeooo:rsid="074f4019"/>
    </style:style>
    <style:style style:name="T1163" style:family="text">
      <style:text-properties officeooo:rsid="07502fbf"/>
    </style:style>
    <style:style style:name="T1164" style:family="text">
      <style:text-properties officeooo:rsid="0750a6e2"/>
    </style:style>
    <style:style style:name="T1165" style:family="text">
      <style:text-properties officeooo:rsid="0750ef19"/>
    </style:style>
    <style:style style:name="T1166" style:family="text">
      <style:text-properties officeooo:rsid="07522202"/>
    </style:style>
    <style:style style:name="T1167" style:family="text">
      <style:text-properties officeooo:rsid="07530e0f"/>
    </style:style>
    <style:style style:name="T1168" style:family="text">
      <style:text-properties officeooo:rsid="07537c54"/>
    </style:style>
    <style:style style:name="T1169" style:family="text">
      <style:text-properties officeooo:rsid="07591ecf"/>
    </style:style>
    <style:style style:name="T1170" style:family="text">
      <style:text-properties officeooo:rsid="0759b18c"/>
    </style:style>
    <style:style style:name="T1171" style:family="text">
      <style:text-properties officeooo:rsid="075b2251"/>
    </style:style>
    <style:style style:name="T1172" style:family="text">
      <style:text-properties officeooo:rsid="075be1d3"/>
    </style:style>
    <style:style style:name="T1173" style:family="text">
      <style:text-properties officeooo:rsid="075d736d"/>
    </style:style>
    <style:style style:name="T1174" style:family="text">
      <style:text-properties officeooo:rsid="0760a236"/>
    </style:style>
    <style:style style:name="T1175" style:family="text">
      <style:text-properties officeooo:rsid="07610b8b"/>
    </style:style>
    <style:style style:name="T1176" style:family="text">
      <style:text-properties officeooo:rsid="0762bdf9"/>
    </style:style>
    <style:style style:name="T1177" style:family="text">
      <style:text-properties officeooo:rsid="0762ffe2"/>
    </style:style>
    <style:style style:name="T1178" style:family="text">
      <style:text-properties officeooo:rsid="076445c2"/>
    </style:style>
    <style:style style:name="T1179" style:family="text">
      <style:text-properties officeooo:rsid="076827e8"/>
    </style:style>
    <style:style style:name="T1180" style:family="text">
      <style:text-properties officeooo:rsid="0768424e"/>
    </style:style>
    <style:style style:name="T1181" style:family="text">
      <style:text-properties officeooo:rsid="076a604f"/>
    </style:style>
    <style:style style:name="T1182" style:family="text">
      <style:text-properties officeooo:rsid="076dddff"/>
    </style:style>
    <style:style style:name="T1183" style:family="text">
      <style:text-properties officeooo:rsid="076ef291"/>
    </style:style>
    <style:style style:name="T1184" style:family="text">
      <style:text-properties officeooo:rsid="076f814d"/>
    </style:style>
    <style:style style:name="T1185" style:family="text">
      <style:text-properties officeooo:rsid="0773b142"/>
    </style:style>
    <style:style style:name="T1186" style:family="text">
      <style:text-properties officeooo:rsid="07741e6b"/>
    </style:style>
    <style:style style:name="T1187" style:family="text">
      <style:text-properties officeooo:rsid="07797e93"/>
    </style:style>
    <style:style style:name="T1188" style:family="text">
      <style:text-properties officeooo:rsid="077d56b8"/>
    </style:style>
    <style:style style:name="T1189" style:family="text">
      <style:text-properties officeooo:rsid="077e885e"/>
    </style:style>
    <style:style style:name="T1190" style:family="text">
      <style:text-properties officeooo:rsid="077fce68"/>
    </style:style>
    <style:style style:name="T1191" style:family="text">
      <style:text-properties officeooo:rsid="07852e7d"/>
    </style:style>
    <style:style style:name="T1192" style:family="text">
      <style:text-properties officeooo:rsid="078897c8"/>
    </style:style>
    <style:style style:name="T1193" style:family="text">
      <style:text-properties officeooo:rsid="0788e3bd"/>
    </style:style>
    <style:style style:name="T1194" style:family="text">
      <style:text-properties officeooo:rsid="07894490"/>
    </style:style>
    <style:style style:name="T1195" style:family="text">
      <style:text-properties officeooo:rsid="078ac692"/>
    </style:style>
    <style:style style:name="T1196" style:family="text">
      <style:text-properties officeooo:rsid="078cfdbe"/>
    </style:style>
    <style:style style:name="T1197" style:family="text">
      <style:text-properties officeooo:rsid="0790db29"/>
    </style:style>
    <style:style style:name="T1198" style:family="text">
      <style:text-properties officeooo:rsid="07910313"/>
    </style:style>
    <style:style style:name="T1199" style:family="text">
      <style:text-properties officeooo:rsid="0794bee8"/>
    </style:style>
    <style:style style:name="T1200" style:family="text">
      <style:text-properties officeooo:rsid="07a0c4b7"/>
    </style:style>
    <style:style style:name="T1201" style:family="text">
      <style:text-properties officeooo:rsid="07b0913a"/>
    </style:style>
    <style:style style:name="T1202" style:family="text">
      <style:text-properties officeooo:rsid="07b0b681"/>
    </style:style>
    <style:style style:name="T1203" style:family="text">
      <style:text-properties officeooo:rsid="07b8a200"/>
    </style:style>
    <style:style style:name="T1204" style:family="text">
      <style:text-properties officeooo:rsid="07b9ec9e"/>
    </style:style>
    <style:style style:name="T1205" style:family="text">
      <style:text-properties officeooo:rsid="07bab5c3"/>
    </style:style>
    <style:style style:name="T1206" style:family="text">
      <style:text-properties officeooo:rsid="07bd9784"/>
    </style:style>
    <style:style style:name="T1207" style:family="text">
      <style:text-properties officeooo:rsid="07be08ca"/>
    </style:style>
    <style:style style:name="T1208" style:family="text">
      <style:text-properties officeooo:rsid="07bff86e"/>
    </style:style>
    <style:style style:name="T1209" style:family="text">
      <style:text-properties officeooo:rsid="07c1b386"/>
    </style:style>
    <style:style style:name="T1210" style:family="text">
      <style:text-properties officeooo:rsid="07c60cb9"/>
    </style:style>
    <style:style style:name="T1211" style:family="text">
      <style:text-properties officeooo:rsid="07c796b8"/>
    </style:style>
    <style:style style:name="T1212" style:family="text">
      <style:text-properties officeooo:rsid="07c9180c"/>
    </style:style>
    <style:style style:name="T1213" style:family="text">
      <style:text-properties officeooo:rsid="07c97e59"/>
    </style:style>
    <style:style style:name="T1214" style:family="text">
      <style:text-properties officeooo:rsid="07ca23e8"/>
    </style:style>
    <style:style style:name="T1215" style:family="text">
      <style:text-properties officeooo:rsid="07cafb0a"/>
    </style:style>
    <style:style style:name="T1216" style:family="text">
      <style:text-properties officeooo:rsid="07ce7566"/>
    </style:style>
    <style:style style:name="T1217" style:family="text">
      <style:text-properties officeooo:rsid="07d08dfb"/>
    </style:style>
    <style:style style:name="T1218" style:family="text">
      <style:text-properties officeooo:rsid="07d33031"/>
    </style:style>
    <style:style style:name="T1219" style:family="text">
      <style:text-properties officeooo:rsid="07d4b718"/>
    </style:style>
    <style:style style:name="T1220" style:family="text">
      <style:text-properties officeooo:rsid="07d68b70"/>
    </style:style>
    <style:style style:name="T1221" style:family="text">
      <style:text-properties officeooo:rsid="07d8077b"/>
    </style:style>
    <style:style style:name="T1222" style:family="text">
      <style:text-properties officeooo:rsid="07d95580"/>
    </style:style>
    <style:style style:name="T1223" style:family="text">
      <style:text-properties officeooo:rsid="07d9d5ad"/>
    </style:style>
    <style:style style:name="T1224" style:family="text">
      <style:text-properties officeooo:rsid="07dc1e3f"/>
    </style:style>
    <style:style style:name="T1225" style:family="text">
      <style:text-properties officeooo:rsid="07ddcdd0"/>
    </style:style>
    <style:style style:name="T1226" style:family="text">
      <style:text-properties officeooo:rsid="07de5401"/>
    </style:style>
    <style:style style:name="T1227" style:family="text">
      <style:text-properties officeooo:rsid="07dfad14"/>
    </style:style>
    <style:style style:name="T1228" style:family="text">
      <style:text-properties officeooo:rsid="07e03ae1"/>
    </style:style>
    <style:style style:name="T1229" style:family="text">
      <style:text-properties officeooo:rsid="07e1eac2"/>
    </style:style>
    <style:style style:name="T1230" style:family="text">
      <style:text-properties officeooo:rsid="07e21219"/>
    </style:style>
    <style:style style:name="T1231" style:family="text">
      <style:text-properties officeooo:rsid="07e602a2"/>
    </style:style>
    <style:style style:name="T1232" style:family="text">
      <style:text-properties officeooo:rsid="07e67c01"/>
    </style:style>
    <style:style style:name="T1233" style:family="text">
      <style:text-properties officeooo:rsid="07e719bb"/>
    </style:style>
    <style:style style:name="T1234" style:family="text">
      <style:text-properties officeooo:rsid="07e962a1"/>
    </style:style>
    <style:style style:name="T1235" style:family="text">
      <style:text-properties officeooo:rsid="07ea802c"/>
    </style:style>
    <style:style style:name="T1236" style:family="text">
      <style:text-properties officeooo:rsid="07ec5843"/>
    </style:style>
    <style:style style:name="T1237" style:family="text">
      <style:text-properties officeooo:rsid="07ef1a77"/>
    </style:style>
    <style:style style:name="T1238" style:family="text">
      <style:text-properties officeooo:rsid="07f0c9f9"/>
    </style:style>
    <style:style style:name="T1239" style:family="text">
      <style:text-properties officeooo:rsid="07f2efa7"/>
    </style:style>
    <style:style style:name="T1240" style:family="text">
      <style:text-properties officeooo:rsid="07f5cc72"/>
    </style:style>
    <style:style style:name="T1241" style:family="text">
      <style:text-properties officeooo:rsid="07f6aa0d"/>
    </style:style>
    <style:style style:name="T1242" style:family="text">
      <style:text-properties officeooo:rsid="07f6de6e"/>
    </style:style>
    <style:style style:name="T1243" style:family="text">
      <style:text-properties officeooo:rsid="07f7de4b"/>
    </style:style>
    <style:style style:name="T1244" style:family="text">
      <style:text-properties officeooo:rsid="07f9e64e"/>
    </style:style>
    <style:style style:name="T1245" style:family="text">
      <style:text-properties officeooo:rsid="07f9e673"/>
    </style:style>
    <style:style style:name="T1246" style:family="text">
      <style:text-properties officeooo:rsid="07fae92b"/>
    </style:style>
    <style:style style:name="T1247" style:family="text">
      <style:text-properties officeooo:rsid="07fc6b6e"/>
    </style:style>
    <style:style style:name="T1248" style:family="text">
      <style:text-properties officeooo:rsid="07fe5e33"/>
    </style:style>
    <style:style style:name="T1249" style:family="text">
      <style:text-properties officeooo:rsid="0800b99f"/>
    </style:style>
    <style:style style:name="T1250" style:family="text">
      <style:text-properties officeooo:rsid="0801d6c8"/>
    </style:style>
    <style:style style:name="T1251" style:family="text">
      <style:text-properties officeooo:rsid="08039f48"/>
    </style:style>
    <style:style style:name="T1252" style:family="text">
      <style:text-properties officeooo:rsid="0805f6b2"/>
    </style:style>
    <style:style style:name="T1253" style:family="text">
      <style:text-properties officeooo:rsid="0809c0ae"/>
    </style:style>
    <style:style style:name="T1254" style:family="text">
      <style:text-properties officeooo:rsid="080b99ac"/>
    </style:style>
    <style:style style:name="T1255" style:family="text">
      <style:text-properties officeooo:rsid="080c4026"/>
    </style:style>
    <style:style style:name="T1256" style:family="text">
      <style:text-properties officeooo:rsid="080e3f13"/>
    </style:style>
    <style:style style:name="T1257" style:family="text">
      <style:text-properties officeooo:rsid="080e6c75"/>
    </style:style>
    <style:style style:name="T1258" style:family="text">
      <style:text-properties officeooo:rsid="080f579c"/>
    </style:style>
    <style:style style:name="T1259" style:family="text">
      <style:text-properties officeooo:rsid="080fbd98"/>
    </style:style>
    <style:style style:name="T1260" style:family="text">
      <style:text-properties officeooo:rsid="0812dd3d"/>
    </style:style>
    <style:style style:name="T1261" style:family="text">
      <style:text-properties officeooo:rsid="08163b04"/>
    </style:style>
    <style:style style:name="T1262" style:family="text">
      <style:text-properties officeooo:rsid="0817ad84"/>
    </style:style>
    <style:style style:name="T1263" style:family="text">
      <style:text-properties officeooo:rsid="0821f0e4"/>
    </style:style>
    <style:style style:name="T1264" style:family="text">
      <style:text-properties officeooo:rsid="08227764"/>
    </style:style>
    <style:style style:name="T1265" style:family="text">
      <style:text-properties officeooo:rsid="082878dd"/>
    </style:style>
    <style:style style:name="T1266" style:family="text">
      <style:text-properties officeooo:rsid="082c6579"/>
    </style:style>
    <style:style style:name="T1267" style:family="text">
      <style:text-properties officeooo:rsid="082dc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135"><text:span text:style-name="T1"><text:tab/></text:span><text:bookmark-start text:name="__DdeLink__15_1002662238"/><text:bookmark-start text:name="__DdeLink__5622_140401309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text:span text:style-name="T5">В такие моменты кажется, что </text:span><text:span text:style-name="T6">все внутри</text:span><text:span text:style-name="T5"> переполнено чувством теплого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25">одна из которых </text:span>очень громко смеялась и показывала что-то необычное другой, не обращая внимания на пон<text:span text:style-name="T1117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Аликорном, и её рог был довольно большим для пони её возраст<text:span text:style-name="T26">а</text:span>.<text:bookmark-end text:name="__DdeLink__5626_140401309"/> <text:bookmark-end text:name="__DdeLink__21_1002662238"/></text:p>
      <text:p text:style-name="P2"><text:tab/><text:bookmark-start text:name="__DdeLink__23_1002662238"/><text:bookmark-start text:name="__DdeLink__5628_140401309"/>А силе её ярко розовых крыльев могла бы позавидовать <text:span text:style-name="T1118">даже Радуга Дэш</text:span>.<text:bookmark-end text:name="__DdeLink__23_1002662238"/><text:bookmark-end text:name="__DdeLink__5628_140401309"/> </text:p>
      <text:p text:style-name="P1"><text:tab/><text:bookmark-start text:name="__DdeLink__25_1002662238"/><text:bookmark-start text:name="__DdeLink__5630_140401309"/>В её внешности можно было сразу распознать буйный и весёлый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27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262">ё</text:span> знаком отличия было переливающее в бирюзовых тонах кристальное сердце<text:span text:style-name="T28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29">же </text:span>пони более спокойная и сдержанная, <text:span text:style-name="T29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31">та которая была всегда сдержанна и спокойна</text:span> сказала все ещё <text:span text:style-name="T30">своей </text:span><text:span text:style-name="T31">неугомонной</text:span><text:span text:style-name="T30"> </text:span>подруге:<text:bookmark-end text:name="__DdeLink__33_1002662238"/><text:bookmark-end text:name="__DdeLink__5642_140401309"/></text:p>
      <text:p text:style-name="P1"><text:bookmark-start text:name="__DdeLink__5645_140401309"/><text:bookmark-start text:name="__DdeLink__35_1002662238"/><text:soft-page-break/>- Флур<text:span text:style-name="T32">р</text:span>и тебе не стоило этого делать, я бы справилась сама<text:bookmark-end text:name="__DdeLink__5645_140401309"/><text:bookmark-end text:name="__DdeLink__35_1002662238"/></text:p>
      <text:p text:style-name="P1"><text:bookmark-start text:name="__DdeLink__5648_140401309"/><text:bookmark-start text:name="__DdeLink__37_1002662238"/>- Я всего лишь поддержала друга<text:bookmark-end text:name="__DdeLink__5648_140401309"/><text:bookmark-end text:name="__DdeLink__37_1002662238"/></text:p>
      <text:p text:style-name="P1"><text:bookmark-start text:name="__DdeLink__5651_140401309"/><text:bookmark-start text:name="__DdeLink__39_1002662238"/>- Знаешь, для меня до сих удивительно, что ты Аликорн. Ты имеешь более сильную магию, чем у других <text:span text:style-name="T1119">пони</text:span> и можешь сравниться в скорости даже с <text:span text:style-name="T1120">самой Радугой Дэш</text:span><text:bookmark-end text:name="__DdeLink__5651_140401309"/><text:bookmark-end text:name="__DdeLink__39_1002662238"/></text:p>
      <text:p text:style-name="P1"><text:bookmark-start text:name="__DdeLink__5654_140401309"/><text:bookmark-start text:name="__DdeLink__41_1002662238"/>- Лара, ты гораздо лучше понимаешь в магии чем я, <text:s/>у меня всего лишь врождённый талант<text:bookmark-end text:name="__DdeLink__5654_140401309"/><text:bookmark-end text:name="__DdeLink__41_1002662238"/>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5660_140401309"/><text:bookmark-start text:name="__DdeLink__45_1002662238"/>- А что ты думаешь об этой истории о тёмной пони?<text:bookmark-end text:name="__DdeLink__45_1002662238"/> <text:bookmark-end text:name="__DdeLink__5660_140401309"/></text:p>
      <text:p text:style-name="P1"><text:bookmark-start text:name="__DdeLink__5663_140401309"/><text:bookmark-start text:name="__DdeLink__47_1002662238"/>- Лара, ты ведь знаешь, что я всегда в курсе таких событий, я уже знаю практически все<text:bookmark-end text:name="__DdeLink__5663_140401309"/><text:bookmark-end text:name="__DdeLink__47_1002662238"/></text:p>
      <text:p text:style-name="P1"><text:bookmark-start text:name="__DdeLink__5666_140401309"/><text:bookmark-start text:name="__DdeLink__49_1002662238"/>- Что ж, мне очень интересно узнать все<text:bookmark-end text:name="__DdeLink__5666_140401309"/><text:bookmark-end text:name="__DdeLink__49_1002662238"/></text:p>
      <text:p text:style-name="P1"><text:bookmark-start text:name="__DdeLink__5669_140401309"/><text:bookmark-start text:name="__DdeLink__51_1002662238"/>- Она почти такого же возраста как и мы, но очень странная и даже кошмарная<text:bookmark-end text:name="__DdeLink__5669_140401309"/><text:bookmark-end text:name="__DdeLink__51_1002662238"/></text:p>
      <text:p text:style-name="P1"><text:bookmark-start text:name="__DdeLink__5672_140401309"/><text:bookmark-start text:name="__DdeLink__53_1002662238"/>- И что в ней странного и кошмарного?<text:bookmark-end text:name="__DdeLink__53_1002662238"/> <text:bookmark-end text:name="__DdeLink__5672_140401309"/></text:p>
      <text:p text:style-name="P1"><text:bookmark-start text:name="__DdeLink__5675_140401309"/><text:bookmark-start text:name="__DdeLink__55_1002662238"/><text:soft-page-break/>- Все эти слухи о темной пони, не такие уж слухи, я знаю, что у нее нет рога и даже знака отличия, <text:span text:style-name="T33">разве это не кошмарно?</text:span><text:bookmark-end text:name="__DdeLink__5675_140401309"/><text:bookmark-end text:name="__DdeLink__55_1002662238"/></text:p>
      <text:p text:style-name="P1"><text:bookmark-start text:name="__DdeLink__5678_140401309"/><text:bookmark-start text:name="__DdeLink__57_1002662238"/>- Ты сейчас шутишь?<text:bookmark-end text:name="__DdeLink__5678_140401309"/><text:bookmark-end text:name="__DdeLink__57_1002662238"/> </text:p>
      <text:p text:style-name="P1"><text:bookmark-start text:name="__DdeLink__5681_140401309"/><text:bookmark-start text:name="__DdeLink__59_1002662238"/>- Нет конечно! Скуталу пыталась ей помочь перед поступлением, но она отказалась.<text:bookmark-end text:name="__DdeLink__5681_140401309"/><text:bookmark-end text:name="__DdeLink__59_1002662238"/></text:p>
      <text:p text:style-name="P1"><text:bookmark-start text:name="__DdeLink__5684_140401309"/><text:bookmark-start text:name="__DdeLink__61_1002662238"/>- Она ведь сдала все вступительные экзамены?<text:bookmark-end text:name="__DdeLink__5684_140401309"/><text:bookmark-end text:name="__DdeLink__61_1002662238"/> </text:p>
      <text:p text:style-name="P1"><text:bookmark-start text:name="__DdeLink__5687_140401309"/><text:bookmark-start text:name="__DdeLink__63_1002662238"/>- Да, и это <text:span text:style-name="T34">еще</text:span> кошмарн<text:span text:style-name="T34">ее!</text:span><text:bookmark-end text:name="__DdeLink__5687_140401309"/><text:bookmark-end text:name="__DdeLink__63_1002662238"/></text:p>
      <text:p text:style-name="P1"><text:bookmark-start text:name="__DdeLink__5690_140401309"/><text:bookmark-start text:name="__DdeLink__65_1002662238"/>- <text:span text:style-name="T35">Совсем наоборот</text:span>, <text:span text:style-name="T35">это</text:span> гениально<text:bookmark-end text:name="__DdeLink__5690_140401309"/><text:bookmark-end text:name="__DdeLink__65_1002662238"/></text:p>
      <text:p text:style-name="P1"><text:bookmark-start text:name="__DdeLink__5693_140401309"/><text:bookmark-start text:name="__DdeLink__69_1002662238"/>- Лара! У неё нет рога и знака отличия! Но она смогла сдать все экзамены по магии! Это не гениально, скорее Дискорд в неё вселился бы, чем она смогла бы поднять пылинку с помощью магии<text:bookmark-end text:name="__DdeLink__5693_140401309"/><text:bookmark-end text:name="__DdeLink__69_1002662238"/></text:p>
      <text:p text:style-name="P1"><text:bookmark-start text:name="__DdeLink__5696_140401309"/><text:bookmark-start text:name="__DdeLink__71_1002662238"/>- Не стоит сразу о ней так говорить, да и магия бывает разной<text:bookmark-end text:name="__DdeLink__5696_140401309"/><text:bookmark-end text:name="__DdeLink__71_1002662238"/></text:p>
      <text:p text:style-name="P1"><text:bookmark-start text:name="__DdeLink__5699_140401309"/><text:bookmark-start text:name="__DdeLink__73_1002662238"/>- Я не буду спорить с таким знатоком, как ты, но мои чувства никогда меня ещё не подводили.<text:bookmark-end text:name="__DdeLink__5699_140401309"/><text:bookmark-end text:name="__DdeLink__73_1002662238"/></text:p>
      <text:p text:style-name="P1"><text:bookmark-start text:name="__DdeLink__5702_140401309"/><text:bookmark-start text:name="__DdeLink__75_1002662238"/>- Возможно она демон и нам предстоит сразиться с ней, как когда-то сразилась принцесса Twillight и её подруги с Дискордом — <text:span text:style-name="T36">слегка улыбнулась Лара.</text:span><text:bookmark-end text:name="__DdeLink__5702_140401309"/><text:bookmark-end text:name="__DdeLink__75_1002662238"/></text:p>
      <text:p text:style-name="P1"><text:bookmark-start text:name="__DdeLink__5705_140401309"/><text:bookmark-start text:name="__DdeLink__77_1002662238"/>- Лара, твои шутки не всегда шутки<text:bookmark-end text:name="__DdeLink__5705_140401309"/><text:bookmark-end text:name="__DdeLink__77_1002662238"/></text:p>
      <text:p text:style-name="P3"><text:bookmark-start text:name="__DdeLink__5708_140401309"/><text:bookmark-start text:name="__DdeLink__79_1002662238"/><text:soft-page-break/>- Тебе нравятся мои шутки<text:bookmark-end text:name="__DdeLink__5708_140401309"/><text:bookmark-end text:name="__DdeLink__79_1002662238"/></text:p>
      <text:p text:style-name="P3"><text:bookmark-start text:name="__DdeLink__5711_140401309"/><text:bookmark-start text:name="__DdeLink__81_1002662238"/>- Да, но ты не видела эту пони, она будто из-под земли вышла и от неё исходит что-то жуткое и отталкивающее<text:bookmark-end text:name="__DdeLink__5711_140401309"/><text:bookmark-end text:name="__DdeLink__81_1002662238"/></text:p>
      <text:p text:style-name="P1"><text:bookmark-start text:name="__DdeLink__5714_140401309"/><text:bookmark-start text:name="__DdeLink__83_1002662238"/>- Если принцесса Twillight и директор <text:span text:style-name="T37">Star Swirl</text:span> одобрили её поступление, значит она может только стать нашим другом<text:bookmark-end text:name="__DdeLink__5714_140401309"/><text:bookmark-end text:name="__DdeLink__83_1002662238"/></text:p>
      <text:p text:style-name="P12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38">разговор о темной пони, который вызывал в ней неприятные ощущения </text:span><text:span text:style-name="T39">и поэтому она спросила:</text:span><text:bookmark-end text:name="__DdeLink__85_1002662238"/><text:bookmark-end text:name="__DdeLink__5717_140401309"/></text:p>
      <text:p text:style-name="P1"><text:bookmark-start text:name="__DdeLink__5720_140401309"/><text:bookmark-start text:name="__DdeLink__87_1002662238"/>- Ты собираешься ехать в Понивил<text:span text:style-name="T1121">л</text:span>ь на последний день весны?<text:bookmark-end text:name="__DdeLink__5720_140401309"/><text:bookmark-end text:name="__DdeLink__87_1002662238"/></text:p>
      <text:p text:style-name="P1"><text:bookmark-start text:name="__DdeLink__5723_140401309"/><text:bookmark-start text:name="__DdeLink__89_1002662238"/>- Да, я давно не была на этом празднике<text:bookmark-end text:name="__DdeLink__5723_140401309"/><text:bookmark-end text:name="__DdeLink__89_1002662238"/></text:p>
      <text:p text:style-name="P4"><text:bookmark-start text:name="__DdeLink__5726_140401309"/><text:bookmark-start text:name="__DdeLink__91_1002662238"/>- Тогда встретимся вечером?<text:bookmark-end text:name="__DdeLink__5726_140401309"/><text:bookmark-end text:name="__DdeLink__91_1002662238"/></text:p>
      <text:p text:style-name="P1"><text:bookmark-start text:name="__DdeLink__5729_140401309"/><text:bookmark-start text:name="__DdeLink__93_1002662238"/>- Да<text:bookmark-end text:name="__DdeLink__5729_140401309"/><text:bookmark-end text:name="__DdeLink__93_1002662238"/>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</text:p>
      <text:p text:style-name="P1"><text:bookmark-start text:name="__DdeLink__5734_140401309"/><text:bookmark-start text:name="__DdeLink__97_1002662238"/>- До встречи Флур<text:span text:style-name="T1017">р</text:span>и<text:bookmark-end text:name="__DdeLink__5734_140401309"/><text:bookmark-end text:name="__DdeLink__97_1002662238"/></text:p>
      <text:p text:style-name="P1"><text:tab/><text:bookmark-start text:name="__DdeLink__99_1002662238"/><text:bookmark-start text:name="__DdeLink__5737_140401309"/>Для Лары вся эта история с тёмной пони была чересчур фантастичной.<text:bookmark-end text:name="__DdeLink__99_1002662238"/><text:bookmark-end text:name="__DdeLink__5737_140401309"/></text:p>
      <text:p text:style-name="P1"><text:soft-page-break/><text:tab/><text:bookmark-start text:name="__DdeLink__101_1002662238"/><text:bookmark-start text:name="__DdeLink__5740_140401309"/>«Возможно ей неожиданно приписали какую-нибудь странность, когда она поступала и этот слух разошёлся по всему первому курсу. С другой стороны Флур<text:span text:style-name="T40">р</text:span>и знает всегда гораздо больше, чем другие» - думала Лара, она больше всего любила разгадывать сложные и незаурядные вещи и <text:span text:style-name="T41">находить </text:span><text:s/><text:span text:style-name="T42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122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24"><text:tab/><text:bookmark-start text:name="__DdeLink__5757_140401309"/>На следующий день Лара поехала вместе с Флурри в Понивил<text:span text:style-name="T1123">л</text:span>ь, чтобы <text:span text:style-name="T129">снова встретится со своими друзьями и помочь жителям Понивил</text:span><text:span text:style-name="T1124">л</text:span><text:span text:style-name="T129">я подготовится к первому летнему дню.</text:span><text:bookmark-end text:name="__DdeLink__5757_140401309"/></text:p>
      <text:p text:style-name="P25"><text:tab/><text:bookmark-start text:name="__DdeLink__5759_140401309"/><text:span text:style-name="T130">Они</text:span><text:span text:style-name="T123"> </text:span><text:span text:style-name="T100">не пропустил</text:span><text:span text:style-name="T123">и</text:span><text:span text:style-name="T100"> ни один уголок этого </text:span><text:span text:style-name="T104">чудесного</text:span><text:span text:style-name="T100"> места, </text:span><text:span text:style-name="T104">наполненного дружбой </text:span><text:span text:style-name="T105">и любовью всех его жителей</text:span><text:span text:style-name="T100">. </text:span><text:bookmark-end text:name="__DdeLink__5759_140401309"/></text:p>
      <text:p text:style-name="P25"><text:span text:style-name="T103"><text:tab/></text:span><text:bookmark-start text:name="__DdeLink__5761_140401309"/><text:span text:style-name="T106">После приезда</text:span><text:span text:style-name="T103"> две подруги отправились</text:span><text:span text:style-name="T100"> в Кристальный замок и </text:span><text:span text:style-name="T103">Флурри</text:span><text:span text:style-name="T100"> взяла парочку </text:span><text:span text:style-name="T101">старинных книг, которые обещала подарить Ларе (это были </text:span><text:span text:style-name="T102">уникальные</text:span><text:span text:style-name="T101"> </text:span><text:span text:style-name="T102">издания</text:span><text:span text:style-name="T101"> по истории магии).</text:span><text:bookmark-end text:name="__DdeLink__5761_140401309"/></text:p>
      <text:p text:style-name="P26"><text:tab/><text:bookmark-start text:name="__DdeLink__5763_140401309"/><text:bookmark-start text:name="__DdeLink__5745_140401309"/><text:span text:style-name="T107">После Кристального замка, они с нетерпением отправились в школу Дружбы, которую они обе посещали на протяжении </text:span><text:span text:style-name="T108">первого</text:span><text:span text:style-name="T107"> семестра.</text:span><text:bookmark-end text:name="__DdeLink__5763_140401309"/><text:span text:style-name="T107"> </text:span></text:p>
      <text:p text:style-name="P26"><text:span text:style-name="T109"><text:tab/></text:span><text:bookmark-start text:name="__DdeLink__5766_140401309"/><text:bookmark-start text:name="__DdeLink__5747_140401309"/><text:span text:style-name="T109">В отличии от Лары, Флурри </text:span><text:span text:style-name="T111">бывала</text:span><text:span text:style-name="T109"> там гораздо чаще, </text:span><text:span text:style-name="T111">чтобы</text:span><text:span text:style-name="T110"> практиковаться с Санберстом </text:span><text:span text:style-name="T131">контролировать</text:span><text:span text:style-name="T111"> </text:span><text:span text:style-name="T131">свои</text:span><text:span text:style-name="T111"> </text:span><text:span text:style-name="T131">уникальные</text:span><text:span text:style-name="T111"> </text:span><text:span text:style-name="T131">магические</text:span><text:span text:style-name="T111"> способност</text:span><text:span text:style-name="T131">и.</text:span><text:bookmark-end text:name="__DdeLink__5766_140401309"/><text:bookmark-end text:name="__DdeLink__5747_140401309"/><text:bookmark-end text:name="__DdeLink__5745_140401309"/></text:p>
      <text:p text:style-name="P26"><text:tab/><text:bookmark-start text:name="__DdeLink__5768_140401309"/><text:span text:style-name="T112">В самом начале учебного года ей с трудом </text:span><text:span text:style-name="T132">давались </text:span><text:span text:style-name="T112">занятия, </text:span><text:span text:style-name="T132">она часто отвлекалась и </text:span><text:span text:style-name="T112">порой случались непредска</text:span><text:span text:style-name="T113">зуемые </text:span><text:span text:style-name="T133">и забавные ситуации</text:span><text:span text:style-name="T113">. </text:span><text:bookmark-end text:name="__DdeLink__5768_140401309"/></text:p>
      <text:p text:style-name="P26"><text:soft-page-break/><text:tab/><text:bookmark-start text:name="__DdeLink__5770_140401309"/><text:span text:style-name="T114">Как-то они прогуливались с Санбёрстом около школы и Флурри отвлеклась на сообщени</text:span><text:span text:style-name="T134">е Лары</text:span><text:span text:style-name="T114">, </text:span><text:span text:style-name="T115">с которой они общались по волшебной книге,</text:span><text:span text:style-name="T114"> и случайно заморозила школьный пруд.</text:span><text:bookmark-end text:name="__DdeLink__5770_140401309"/></text:p>
      <text:p text:style-name="P26"><text:tab/><text:bookmark-start text:name="__DdeLink__5772_140401309"/><text:span text:style-name="T116">После уроков с <text:s/>Санберс</text:span><text:span text:style-name="T135">то</text:span><text:span text:style-name="T116">м она всегда навещала Starlight, они были очень дружны и Starlight н</text:span><text:span text:style-name="T135">и</text:span><text:span text:style-name="T116"> раз давала ее советы, делилась с ней интересными историями и обучала магическим приемам.</text:span><text:bookmark-end text:name="__DdeLink__5772_140401309"/></text:p>
      <text:p text:style-name="P26"><text:tab/><text:bookmark-start text:name="__DdeLink__5777_140401309"/><text:span text:style-name="T117">У Лары было несколько знакомых гипогрифов и один дракон Шарпен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26"><text:tab/><text:bookmark-start text:name="__DdeLink__5774_140401309"/><text:span text:style-name="T118">После посещения Школы Дружбы подруги направились к Ратуше, чтобы посмотреть распределение обязанностей для подготовки Понивил</text:span><text:span text:style-name="T1125">л</text:span><text:span text:style-name="T118">я к первому дню лета.</text:span><text:bookmark-end text:name="__DdeLink__5774_140401309"/></text:p>
      <text:p text:style-name="P26"><text:tab/><text:bookmark-start text:name="__DdeLink__5779_140401309"/><text:span text:style-name="T119">Лара решила заняться </text:span><text:span text:style-name="T120"><text:s/></text:span><text:span text:style-name="T119">льд</text:span><text:span text:style-name="T120">ом</text:span><text:span text:style-name="T119">, а Флурри расчисткой снега.</text:span><text:bookmark-end text:name="__DdeLink__5779_140401309"/></text:p>
      <text:p text:style-name="P28"><text:tab/><text:bookmark-start text:name="__DdeLink__5781_140401309"/><text:span text:style-name="T121">К вечеру Пониви</text:span><text:span text:style-name="T1018">л</text:span><text:span text:style-name="T121">л</text:span><text:span text:style-name="T123">ь</text:span><text:span text:style-name="T121"> уже</text:span><text:span text:style-name="T122"> был покрыт </text:span><text:span text:style-name="T1126">темно-</text:span><text:span text:style-name="T122">зеле</text:span><text:span text:style-name="T1126">ной</text:span><text:span text:style-name="T122"> летн</text:span><text:span text:style-name="T1126">ей</text:span><text:span text:style-name="T122"> трав</text:span><text:span text:style-name="T1127">ой</text:span><text:span text:style-name="T122"> и пони вдыхали свежий летний ветерок. </text:span><text:bookmark-end text:name="__DdeLink__5781_140401309"/></text:p>
      <text:p text:style-name="P28"><text:span text:style-name="T124"><text:tab/></text:span><text:bookmark-start text:name="__DdeLink__5783_140401309"/><text:span text:style-name="T1128">После праздника </text:span><text:span text:style-name="T124">две подруги </text:span><text:span text:style-name="T136">отправились в</text:span><text:span text:style-name="T124"> Сахарный дворец - </text:span><text:span text:style-name="T136">попробовать самые вкусные </text:span><text:soft-page-break/><text:span text:style-name="T136">десерты всей Эквестрии, на </text:span><text:span text:style-name="T1129">яблочную </text:span><text:span text:style-name="T124">ферму — </text:span><text:span text:style-name="T136">встретится с дружной семьей Эпплов</text:span><text:span text:style-name="T124">, </text:span><text:span text:style-name="T136">в </text:span><text:span text:style-name="T124">домик </text:span><text:span text:style-name="T1130">Флаттершай</text:span><text:span text:style-name="T124"> — </text:span><text:span text:style-name="T137">послушать спокойную и мелодичную м</text:span><text:span text:style-name="T139">узы</text:span><text:span text:style-name="T137">ку </text:span><text:span text:style-name="T139">птиц</text:span><text:span text:style-name="T137">, в</text:span><text:span text:style-name="T124"> бутик Карусель — </text:span><text:span text:style-name="T137">взять что-нибудь простое для </text:span><text:span text:style-name="T138">Лары </text:span><text:span text:style-name="T139">и прогуляться по рынку в поисках всяких интересных безделушек</text:span><text:span text:style-name="T124">.</text:span><text:bookmark-end text:name="__DdeLink__5783_140401309"/><text:span text:style-name="T124"> </text:span></text:p>
      <text:p text:style-name="P27"><text:tab/><text:bookmark-start text:name="__DdeLink__5785_140401309"/><text:span text:style-name="T125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140">и, которые совсем недавно появились в</text:span><text:span text:style-name="T125"> Кантерлотской библиотеке </text:span><text:span text:style-name="T126">и написать целый сборник научных работ.</text:span><text:bookmark-end text:name="__DdeLink__5785_140401309"/></text:p>
      <text:p text:style-name="P29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29"><text:tab/><text:bookmark-start text:name="__DdeLink__5789_140401309"/><text:span text:style-name="T127">Целый июль они вместе гуляли по кристальным улицам и переулкам, любовались </text:span><text:span text:style-name="T1132">невероятно красивыми видами</text:span><text:span text:style-name="T1131"> </text:span><text:span text:style-name="T141">и ели мороженное</text:span><text:span text:style-name="T127">.</text:span><text:bookmark-end text:name="__DdeLink__5789_140401309"/></text:p>
      <text:p text:style-name="P29"><text:tab/><text:bookmark-start text:name="__DdeLink__5791_140401309"/><text:span text:style-name="T127">Для Лары все было удивительно, что она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29"><text:tab/><text:bookmark-start text:name="__DdeLink__5793_140401309"/><text:span text:style-name="T128">В один из последних дней августа Флурри получила письмо от своей тёти:</text:span><text:bookmark-end text:name="__DdeLink__5793_140401309"/></text:p>
      <text:p text:style-name="P29"><text:bookmark-start text:name="__DdeLink__5795_140401309"/><text:soft-page-break/>«<text:span text:style-name="T128">Дорогая моя племянница! </text:span><text:span text:style-name="T1133">М</text:span><text:span text:style-name="T128">ы уже не виделись с тобой больше четырех месяцев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30"><text:tab/><text:bookmark-start text:name="__DdeLink__5797_140401309"/>Внизу была подпись: «Твоя <text:span text:style-name="T1134">бесконечно </text:span>любящая тебя, тётя, <text:span text:style-name="T1135">принцесса Twillight</text:span>».<text:bookmark-end text:name="__DdeLink__5797_140401309"/></text:p>
      <text:p text:style-name="P31"><text:tab/><text:bookmark-start text:name="__DdeLink__5799_140401309"/>Она обожала свою тётю и поэтому с нетерпением отправилась в Кантерлот, <text:span text:style-name="T142">попрощавшись со своими родителями и друзьями.</text:span><text:bookmark-end text:name="__DdeLink__5799_140401309"/></text:p>
      <text:p text:style-name="P32"><text:tab/><text:bookmark-start text:name="__DdeLink__5801_140401309"/>В это время в Кристальной империи поднималось Солнце и его <text:span text:style-name="T144">хрустальные</text:span> лучи озаряли фасады и крыши домов, которые сверкали разноцветными оттенками <text:span text:style-name="T143">драгоценных камней.</text:span><text:bookmark-end text:name="__DdeLink__5801_140401309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<text:span text:style-name="T1137">3</text:span><text:span text:style-name="T1136">. Twillight Sparkle</text:span></text:p>
      <text:p text:style-name="P6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39">в сопровождении</text:span> <text:span text:style-name="T1139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140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43">принцесса </text:span>Twillight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- Флурри, нам направо - сказал Галлус и они вошли в зал, где пол был <text:span text:style-name="T44">сделан в виде черно-белой шахматной доски</text:span>, и двинулись вдоль красной дорожки, <text:span text:style-name="T45">которая пересекалась с другой, а </text:span><text:span text:style-name="T46">на </text:span><text:span text:style-name="T45">месте </text:span><text:span text:style-name="T47">их </text:span><text:span text:style-name="T45">пересечения </text:span>была <text:span text:style-name="T46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141">вспомнила кое-что из истории Эквестрии и задумалась</text:span><text:bookmark-end text:name="__DdeLink__5821_140401309"/></text:p>
      <text:p text:style-name="P1"><text:bookmark-start text:name="__DdeLink__5824_140401309"/><text:bookmark-start text:name="__DdeLink__119_1002662238"/><text:soft-page-break/>- Я никогда не любил историю и засыпал на ней: шутливо прошептал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</text:p>
      <text:p text:style-name="P1"><text:bookmark-start text:name="__DdeLink__5836_140401309"/><text:bookmark-start text:name="__DdeLink__127_1002662238"/>- Очень жаль, что я с ним так долго не виделась<text:bookmark-end text:name="__DdeLink__5836_140401309"/><text:bookmark-end text:name="__DdeLink__127_1002662238"/></text:p>
      <text:p text:style-name="P1"><text:tab/><text:bookmark-start text:name="__DdeLink__129_1002662238"/><text:bookmark-start text:name="__DdeLink__5839_140401309"/>Галлус подошёл к двери <text:span text:style-name="T48">тронного зала</text:span>, <text:span text:style-name="T48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19">было </text:span><text:span text:style-name="T49">расположено </text:span>темно-голубое небо с <text:span text:style-name="T50">Л</text:span>уной, <text:span text:style-name="T51">а </text:span>на правой <text:span text:style-name="T51">С</text:span>олнце, которое <text:span text:style-name="T1142">освещало</text:span> <text:span text:style-name="T51">всю</text:span> Эквестрию <text:span text:style-name="T1143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Twillight о пребытии её племянницы и Флурри вошла в <text:span text:style-name="T52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54"> кристальных </text:span>мозаик, с каждой из них <text:span text:style-name="T53">было </text:span>связано <text:span text:style-name="T54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<text:soft-page-break/>«Вот, победа <text:span text:style-name="T1144">принцессы</text:span> Селестии над Луной, а здесь первая победа <text:span text:style-name="T55">моей тёти</text:span> вместе с её подругами и возвращение сестры Селестии, <text:span text:style-name="T55">а </text:span>тут Спайк спас Кристальную империю, когда <text:span text:style-name="T55">тёт</text:span><text:span text:style-name="T1145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56">Принцесса </text:span>Twillight Sparkle была очень сильно похож<text:span text:style-name="T56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57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58">кристальн</text:span><text:span text:style-name="T59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1147">т</text:span><text:span text:style-name="T1146">ётя</text:span> <text:span text:style-name="T1148">и </text:span><text:span text:style-name="T60">крепко </text:span>обняла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61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</text:p>
      <text:p text:style-name="P1"><text:bookmark-start text:name="__DdeLink__5878_140401309"/><text:bookmark-start text:name="__DdeLink__155_1002662238"/>- Как себя чувствует Каденс и мой брат, я слышала, что в Кристальную Империю приехал Торекс<text:bookmark-end text:name="__DdeLink__5878_140401309"/><text:bookmark-end text:name="__DdeLink__155_1002662238"/>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62">одна из </text:span>лучш<text:span text:style-name="T62">и</text:span><text:span text:style-name="T63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ты нам много хлопот доставила — <text:span text:style-name="T66">слегка </text:span><text:span text:style-name="T65">улыбнулась</text:span><text:span text:style-name="T64"> Twillight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149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- <text:span text:style-name="T67">Отлично! </text:span>Как твои занятия с Санб<text:span text:style-name="T68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- <text:span text:style-name="T69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<text:soft-page-break/>- Флурри, у меня есть к тебе <text:span text:style-name="T1150">одна </text:span>просьба<text:bookmark-end text:name="__DdeLink__177_1002662238"/> — <text:span text:style-name="T1150">серьезно заговорила </text:span><text:span text:style-name="T1151">принцесса </text:span><text:span text:style-name="T1150">Twillight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видела её, когда Скуталу хотела ей помочь со знаком отличия<text:bookmark-end text:name="__DdeLink__5914_140401309"/><text:bookmark-end text:name="__DdeLink__195_1002662238"/></text:p>
      <text:p text:style-name="P1"><text:bookmark-start text:name="__DdeLink__5917_140401309"/><text:bookmark-start text:name="__DdeLink__197_1002662238"/>- Но тетя, у нее нет рога и она без знака отличия! Это невозможно, даже Лара не может найти <text:span text:style-name="T1152">этому</text:span> объяснения<text:bookmark-end text:name="__DdeLink__5917_140401309"/><text:bookmark-end text:name="__DdeLink__197_1002662238"/></text:p>
      <text:p text:style-name="P1"><text:bookmark-start text:name="__DdeLink__5920_140401309"/><text:bookmark-start text:name="__DdeLink__199_1002662238"/>- Когда-то я пыталась найти объяснения странному поведению Пинки и из этого вышла комичная история<text:bookmark-end text:name="__DdeLink__5920_140401309"/><text:bookmark-end text:name="__DdeLink__199_1002662238"/></text:p>
      <text:p text:style-name="P1"><text:bookmark-start text:name="__DdeLink__5923_140401309"/><text:bookmark-start text:name="__DdeLink__203_1002662238"/>- Это была Пинки Пай, а Эмбер совсем другая, мы её не знаем<text:bookmark-end text:name="__DdeLink__5923_140401309"/><text:bookmark-end text:name="__DdeLink__203_1002662238"/></text:p>
      <text:p text:style-name="P1"><text:bookmark-start text:name="__DdeLink__5926_140401309"/><text:bookmark-start text:name="__DdeLink__207_1002662238"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</text:p>
      <text:p text:style-name="P1"><text:bookmark-start text:name="__DdeLink__5929_140401309"/><text:bookmark-start text:name="__DdeLink__209_1002662238"/>- Я не совсем понимаю, <text:span text:style-name="T70">тётя</text:span><text:bookmark-end text:name="__DdeLink__5929_140401309"/><text:bookmark-end text:name="__DdeLink__209_1002662238"/></text:p>
      <text:p text:style-name="P1"><text:bookmark-start text:name="__DdeLink__5932_140401309"/><text:bookmark-start text:name="__DdeLink__211_1002662238"/><text:soft-page-break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столько трудностей. <text:span text:style-name="T71">Л</text:span>юбому пони нужны верные и лучшие друзья, так же и Эмбер Грим нуждается <text:span text:style-name="T71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Хорошо, я постараюсь с ней подружиться<text:bookmark-end text:name="__DdeLink__5935_140401309"/><text:bookmark-end text:name="__DdeLink__215_1002662238"/></text:p>
      <text:p text:style-name="P1"><text:tab/><text:bookmark-start text:name="__DdeLink__5938_140401309"/><text:span text:style-name="T1153">Принцесса </text:span><text:bookmark-start text:name="__DdeLink__217_1002662238"/>Twillight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154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<text:span text:style-name="T145">4</text:span><text:span text:style-name="T72">. </text:span>Школа Кантерлота</text:p>
      <text:p text:style-name="P5"><text:tab/><text:bookmark-start text:name="__DdeLink__224_1002662238"/><text:bookmark-start text:name="__DdeLink__5944_140401309"/>Первые осен<text:span text:style-name="T73">н</text:span>ие дни были самыми превосходными, потому <text:span text:style-name="T76">что многие пони </text:span><text:span text:style-name="T146">снова</text:span><text:span text:style-name="T76"> встретили</text:span><text:span text:style-name="T146">сь со </text:span><text:span text:style-name="T76">свои</text:span><text:span text:style-name="T146">ми</text:span><text:span text:style-name="T76"> </text:span><text:span text:style-name="T1155">друзьями</text:span><text:span text:style-name="T76"> по школе и после </text:span><text:span text:style-name="T78">столь длинных </text:span><text:span text:style-name="T76">летних каникул хотелось поделиться </text:span><text:span text:style-name="T77">всеми подробностями их</text:span><text:span text:style-name="T76"> </text:span><text:span text:style-name="T77">проведения</text:span><text:span text:style-name="T76">.</text:span><text:bookmark-end text:name="__DdeLink__224_1002662238"/><text:bookmark-end text:name="__DdeLink__5944_140401309"/><text:span text:style-name="T76"> </text:span></text:p>
      <text:p text:style-name="P5"><text:span text:style-name="T77"><text:tab/></text:span><text:bookmark-start text:name="__DdeLink__226_1002662238"/><text:bookmark-start text:name="__DdeLink__5947_140401309"/><text:span text:style-name="T77">Н</text:span>еизвестность <text:span text:style-name="T74">и любопытство</text:span> перед <text:span text:style-name="T74">предстоящими занятиями по магии</text:span> вызывало у всех <text:span text:style-name="T79">внутри </text:span>немыс<text:span text:style-name="T75">лим</text:span><text:span text:style-name="T1156">ое </text:span><text:span text:style-name="T79">и </text:span><text:span text:style-name="T75">приятное беспокойство.</text:span><text:bookmark-end text:name="__DdeLink__226_1002662238"/><text:bookmark-end text:name="__DdeLink__5947_140401309"/></text:p>
      <text:p text:style-name="P1"><text:tab/><text:bookmark-start text:name="__DdeLink__228_1002662238"/><text:bookmark-start text:name="__DdeLink__5950_140401309"/>Когда-то школы Кантерлот, <text:span text:style-name="T147">в которой можно было изучать магию </text:span><text:span text:style-name="T1157">для всех, кому она </text:span><text:span text:style-name="T1158">дана</text:span><text:span text:style-name="T147">,</text:span> не существовало, а была лишь школа для одарённых единорогов, но после того как Twillight стала принцессой Эквестрии, <text:span text:style-name="T147">в школе произошло очень много изменений</text:span>, на смену двухэтажному сиреневому фасаду пришёл трехэтажный светло-бирюзовый, к старым трём башням добавились ещё две для <text:span text:style-name="T148">новых</text:span> <text:span text:style-name="T148">предметов</text:span> — «<text:span text:style-name="T1159">М</text:span><text:span text:style-name="T80">агические предметы» и «</text:span><text:span text:style-name="T1161">З</text:span><text:span text:style-name="T1160">ащита от темной магии</text:span><text:span text:style-name="T80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82">е</text:span>ться со своими друзьями и <text:span text:style-name="T81">вновь</text:span> стать одной из лучших учениц.<text:bookmark-end text:name="__DdeLink__230_1002662238"/><text:bookmark-end text:name="__DdeLink__5953_140401309"/></text:p>
      <text:p text:style-name="P1"><text:soft-page-break/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 <text:span text:style-name="T83">(в этом крыле проходили занятия по зель</text:span><text:span text:style-name="T84">е</text:span><text:span text:style-name="T83">варению </text:span><text:span text:style-name="T1162">и </text:span><text:span text:style-name="T83">изменению форм предметов)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Как <text:span text:style-name="T1163">ты </text:span>думаешь, что мы будем изучать у мистера Магитемза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Разве ты не знаешь, что он преп<text:span text:style-name="T85">о</text:span>даёт Магические предметы?<text:bookmark-end text:name="__DdeLink__5965_140401309"/><text:bookmark-end text:name="__DdeLink__238_1002662238"/></text:p>
      <text:p text:style-name="P1"><text:bookmark-start text:name="__DdeLink__5968_140401309"/><text:bookmark-start text:name="__DdeLink__240_1002662238"/>- Он у нас ничего не преподавал, поэтому я не задумывалась <text:span text:style-name="T86">об этом</text:span><text:bookmark-end text:name="__DdeLink__5968_140401309"/><text:bookmark-end text:name="__DdeLink__240_1002662238"/></text:p>
      <text:p text:style-name="P1"><text:bookmark-start text:name="__DdeLink__5971_140401309"/><text:bookmark-start text:name="__DdeLink__242_1002662238"/>- Пожалуй, а я знакома с ним, потому что я интересовалась дополнительными занятиями<text:bookmark-end text:name="__DdeLink__242_1002662238"/> <text:span text:style-name="T149">по магическим предметам</text:span><text:bookmark-end text:name="__DdeLink__5971_140401309"/></text:p>
      <text:p text:style-name="P1"><text:tab/><text:bookmark-start text:name="__DdeLink__244_1002662238"/><text:bookmark-start text:name="__DdeLink__5974_140401309"/>Флурри всегда знала, что склонность Лары к знаниям настолько сильная, что её даже называют<text:span text:style-name="T87"> </text:span>Твайкой среди друзей.<text:bookmark-end text:name="__DdeLink__244_1002662238"/><text:bookmark-end text:name="__DdeLink__5974_140401309"/></text:p>
      <text:p text:style-name="P7"><text:bookmark-start text:name="__DdeLink__5977_140401309"/><text:bookmark-start text:name="__DdeLink__246_1002662238"/>- Лара, Флурри, о чем заболтались, <text:span text:style-name="T88">мои подруги</text:span>?! -шутливо спросила пони, очень сильно <text:span text:style-name="T1164">похожая на</text:span> Пинки Пай<text:bookmark-end text:name="__DdeLink__246_1002662238"/>.<text:bookmark-end text:name="__DdeLink__5977_140401309"/></text:p>
      <text:p text:style-name="P8"><text:soft-page-break/><text:span text:style-name="T89"><text:tab/></text:span><text:bookmark-start text:name="__DdeLink__248_1002662238"/><text:bookmark-start text:name="__DdeLink__5980_140401309"/><text:span text:style-name="T150">Е</text:span><text:bookmark-end text:name="__DdeLink__248_1002662238"/><text:span text:style-name="T154">ё</text:span><text:span text:style-name="T150"> невозможно было отличить от </text:span><text:span text:style-name="T1165">самой весёлой пони в Эк</text:span><text:span text:style-name="T1167">ве</text:span><text:span text:style-name="T1165">стрии</text:span><text:span text:style-name="T150">, </text:span><text:span text:style-name="T1168">когда</text:span><text:span text:style-name="T1166"> она</text:span><text:span text:style-name="T151"> меняла </text:span><text:span text:style-name="T153">свой </text:span><text:span text:style-name="T151">цвет </text:span><text:span text:style-name="T152">с помощью магии</text:span><text:span text:style-name="T150">. </text:span><text:bookmark-end text:name="__DdeLink__5980_140401309"/></text:p>
      <text:p text:style-name="P8"><text:span text:style-name="T150"><text:tab/></text:span><text:bookmark-start text:name="__DdeLink__5982_140401309"/><text:span text:style-name="T150">Этому заклинанию её научила Лара </text:span><text:span text:style-name="T154">и</text:span><text:span text:style-name="T150"> поэтому </text:span><text:span text:style-name="T1169">юная</text:span><text:span text:style-name="T154"> Пинки Пай</text:span><text:span text:style-name="T150"> всегда приглашает её на свои вечеринки, которые </text:span><text:span text:style-name="T1170">проводит чуть ли н</text:span><text:span text:style-name="T1171">и</text:span><text:span text:style-name="T1170"> каждый день</text:span><text:span text:style-name="T150">.</text:span><text:bookmark-end text:name="__DdeLink__5982_140401309"/></text:p>
      <text:p text:style-name="P1"><text:bookmark-start text:name="__DdeLink__5985_140401309"/><text:bookmark-start text:name="__DdeLink__250_1002662238"/>- <text:span text:style-name="T155">Мы о</text:span>бсуждали новый предмет<text:bookmark-end text:name="__DdeLink__250_1002662238"/> — <text:span text:style-name="T155">ответила Лара.</text:span><text:bookmark-end text:name="__DdeLink__5985_140401309"/></text:p>
      <text:p text:style-name="P1"><text:bookmark-start text:name="__DdeLink__5988_140401309"/><text:bookmark-start text:name="__DdeLink__252_1002662238"/>- Оу, с вами все понятно<text:span text:style-name="T90">оо</text:span>, на вечеринку ид<text:span text:style-name="T156">ё</text:span>те?<text:bookmark-end text:name="__DdeLink__5988_140401309"/><text:bookmark-end text:name="__DdeLink__252_1002662238"/></text:p>
      <text:p text:style-name="P1"><text:tab/><text:bookmark-start text:name="__DdeLink__256_1002662238"/><text:bookmark-start text:name="__DdeLink__5990_140401309"/>Флурри отошла немного от подруг, она только слышала <text:span text:style-name="T157">их </text:span>голоса, но не вдавалась в подробности.<text:bookmark-end text:name="__DdeLink__5990_140401309"/> <text:tab/><text:bookmark-start text:name="__DdeLink__5992_140401309"/><text:span text:style-name="T158">С</text:span>транное чувство подавленности <text:span text:style-name="T159">вдруг внезапно</text:span> возникло у неё в груди, словно что-то дорогое отняли <text:span text:style-name="T160">у неё</text:span>, а она не может вспомнить что и ещё больше терзается из-за этого<text:bookmark-end text:name="__DdeLink__256_1002662238"/>.<text:bookmark-end text:name="__DdeLink__5992_140401309"/></text:p>
      <text:p text:style-name="P1"><text:bookmark-start text:name="__DdeLink__5995_140401309"/><text:bookmark-start text:name="__DdeLink__258_1002662238"/>- Лара, у тебя все порядке, ты ничего не чувствуешь?<text:bookmark-end text:name="__DdeLink__5995_140401309"/><text:bookmark-end text:name="__DdeLink__258_1002662238"/></text:p>
      <text:p text:style-name="P1"><text:bookmark-start text:name="__DdeLink__6001_140401309"/><text:bookmark-start text:name="__DdeLink__260_1002662238"/>- <text:bookmark-end text:name="__DdeLink__260_1002662238"/><text:span text:style-name="T161">Я чувствую, что </text:span><text:span text:style-name="T1172">нас</text:span><text:span text:style-name="T161"> сегодня ждет очень интересное заняти</text:span><text:span text:style-name="T162">е</text:span><text:bookmark-end text:name="__DdeLink__6001_140401309"/></text:p>
      <text:p text:style-name="P1"><text:bookmark-start text:name="__DdeLink__6004_140401309"/><text:bookmark-start text:name="__DdeLink__262_1002662238"/>- Она что-то скрывает от своих друзей, м<text:span text:style-name="T91">мм -</text:span> щурясь <text:s/>протараторила Перпл Кейк <text:span text:style-name="T92">(так звали пони, которая мечтала быть похожей на Пинки Пай </text:span><text:span text:style-name="T93">и часто ей подражала практически во всем</text:span><text:span text:style-name="T92">)</text:span><text:bookmark-end text:name="__DdeLink__6004_140401309"/><text:bookmark-end text:name="__DdeLink__262_1002662238"/></text:p>
      <text:p text:style-name="P1"><text:bookmark-start text:name="__DdeLink__6007_140401309"/><text:bookmark-start text:name="__DdeLink__264_1002662238"/><text:soft-page-break/>- Это говорит в тебе чувство Пинки Пай? - <text:span text:style-name="T163">шутливо спросила</text:span> Флурри.<text:bookmark-end text:name="__DdeLink__6007_140401309"/><text:bookmark-end text:name="__DdeLink__264_1002662238"/></text:p>
      <text:p text:style-name="P1"><text:bookmark-start text:name="__DdeLink__6010_140401309"/><text:bookmark-start text:name="__DdeLink__266_1002662238"/>- Флурри<text:bookmark-end text:name="__DdeLink__266_1002662238"/>, <text:span text:style-name="T164">ты что-то почувствовала? - спросила Лара</text:span><text:bookmark-end text:name="__DdeLink__6010_140401309"/></text:p>
      <text:p text:style-name="P1"><text:bookmark-start text:name="__DdeLink__6013_140401309"/><text:bookmark-start text:name="__DdeLink__268_1002662238"/>- <text:span text:style-name="T164">Да, я</text:span> почувствовала сильную подавленность и это чувство словно...<text:bookmark-end text:name="__DdeLink__6013_140401309"/><text:bookmark-end text:name="__DdeLink__268_1002662238"/></text:p>
      <text:p text:style-name="P1"><text:bookmark-start text:name="__DdeLink__6016_140401309"/><text:bookmark-start text:name="__DdeLink__270_1002662238"/>- Дааа - <text:span text:style-name="T165">перебила</text:span> П<text:span text:style-name="T94">ё</text:span>рпл - может тебе жутко стало из-за темнооой пониии!<text:bookmark-end text:name="__DdeLink__6016_140401309"/><text:bookmark-end text:name="__DdeLink__270_1002662238"/></text:p>
      <text:p text:style-name="P1"><text:bookmark-start text:name="__DdeLink__6022_140401309"/><text:bookmark-start text:name="__DdeLink__272_1002662238"/>- Но её не было рядом, она даже здесь не проходила<text:bookmark-end text:name="__DdeLink__6022_140401309"/><text:bookmark-end text:name="__DdeLink__272_1002662238"/></text:p>
      <text:p text:style-name="P1"><text:bookmark-start text:name="__DdeLink__6025_140401309"/><text:s/><text:bookmark-start text:name="__DdeLink__274_1002662238"/>- Она была в переднем зале и повернула в левое крыло, <text:span text:style-name="T166">когда ты отошла от нас и впала в подавленность и не обратила внимание на то, что </text:span><text:span text:style-name="T168">она там была</text:span><text:bookmark-end text:name="__DdeLink__274_1002662238"/><text:span text:style-name="T168">...</text:span><text:bookmark-end text:name="__DdeLink__6025_140401309"/></text:p>
      <text:p text:style-name="P1"><text:bookmark-start text:name="__DdeLink__6028_140401309"/><text:bookmark-start text:name="__DdeLink__276_1002662238"/>- Спасибо, П<text:span text:style-name="T167">ёрпл</text:span> - <text:span text:style-name="T95">перебила</text:span> Лара - хватит с нас этих жутко-нелепых историй.<text:bookmark-end text:name="__DdeLink__6028_140401309"/><text:bookmark-end text:name="__DdeLink__276_1002662238"/></text:p>
      <text:p text:style-name="P1"><text:bookmark-start text:name="__DdeLink__6031_140401309"/><text:bookmark-start text:name="__DdeLink__278_1002662238"/>- Оки доки локи, я в башенку и жду вас тааааммм!<text:bookmark-end text:name="__DdeLink__6031_140401309"/><text:bookmark-end text:name="__DdeLink__278_1002662238"/></text:p>
      <text:p text:style-name="P1"><text:bookmark-start text:name="__DdeLink__6034_140401309"/><text:bookmark-start text:name="__DdeLink__280_1002662238"/>- <text:span text:style-name="T169">Она удивительно</text:span> сильно похоже на <text:span text:style-name="T1173">миссис </text:span>Пинки Пай<text:bookmark-end text:name="__DdeLink__6034_140401309"/><text:bookmark-end text:name="__DdeLink__280_1002662238"/></text:p>
      <text:p text:style-name="P1"><text:bookmark-start text:name="__DdeLink__6037_140401309"/><text:bookmark-start text:name="__DdeLink__282_1002662238"/>- Да<text:bookmark-end text:name="__DdeLink__6037_140401309"/><text:bookmark-end text:name="__DdeLink__282_1002662238"/></text:p>
      <text:p text:style-name="P13"><text:tab/><text:bookmark-start text:name="__DdeLink__6039_140401309"/><text:span text:style-name="T171">С самой первой встречи </text:span>Флурри <text:span text:style-name="T171">сразу почувствовала, что Эмбер Грим несёт в себе что-то ужасное и темное, и сейчас она поняла, что темная </text:span><text:soft-page-break/><text:span text:style-name="T171">пони, как ее называет почти вся школа,</text:span> вызвал<text:span text:style-name="T170">а</text:span> <text:span text:style-name="T172">у нее </text:span><text:span text:style-name="T173">эти</text:span><text:span text:style-name="T172"> неприятные чувства.</text:span><text:bookmark-end text:name="__DdeLink__6039_140401309"/></text:p>
      <text:p text:style-name="P1"><text:bookmark-start text:name="__DdeLink__6042_140401309"/><text:bookmark-start text:name="__DdeLink__284_1002662238"/>- <text:span text:style-name="T174">Флурри, т</text:span>ы Аликорн, <text:span text:style-name="T175">ты </text:span>чувствуешь больше, чем обычные пони, возможно...<text:bookmark-end text:name="__DdeLink__6042_140401309"/><text:bookmark-end text:name="__DdeLink__284_1002662238"/></text:p>
      <text:p text:style-name="P1"><text:bookmark-start text:name="__DdeLink__6045_140401309"/><text:bookmark-start text:name="__DdeLink__286_1002662238"/>- Что возможно?<text:bookmark-end text:name="__DdeLink__286_1002662238"/> - <text:span text:style-name="T176">вышла из задумчивости Флурри</text:span><text:bookmark-end text:name="__DdeLink__6045_140401309"/></text:p>
      <text:p text:style-name="P1"><text:bookmark-start text:name="__DdeLink__6048_140401309"/><text:bookmark-start text:name="__DdeLink__288_1002662238"/>- Возможно ты почувствовала ее особенную магию, которая является частью её и которая существует вне зависимости единорог она или нет, имеет ли она знак отличия или нет<text:bookmark-end text:name="__DdeLink__6048_140401309"/><text:bookmark-end text:name="__DdeLink__288_1002662238"/></text:p>
      <text:p text:style-name="P1"><text:bookmark-start text:name="__DdeLink__6051_140401309"/><text:bookmark-start text:name="__DdeLink__290_1002662238"/>- Если это её магия, то она очень тёмная <text:span text:style-name="T96">и злая</text:span><text:bookmark-end text:name="__DdeLink__6051_140401309"/><text:bookmark-end text:name="__DdeLink__290_1002662238"/></text:p>
      <text:p text:style-name="P1"><text:bookmark-start text:name="__DdeLink__6054_140401309"/><text:bookmark-start text:name="__DdeLink__294_1002662238"/>- У <text:span text:style-name="T97">Д</text:span>искорда ведь тоже не Радужная магия, но он забавный и хороший друг на самом деле<text:bookmark-end text:name="__DdeLink__6054_140401309"/><text:bookmark-end text:name="__DdeLink__294_1002662238"/></text:p>
      <text:p text:style-name="P1"><text:bookmark-start text:name="__DdeLink__6057_140401309"/><text:bookmark-start text:name="__DdeLink__296_1002662238"/>- Возможно <text:span text:style-name="T177">Лара </text:span>я слишком <text:span text:style-name="T1174">много </text:span><text:span text:style-name="T1177">думаю</text:span><text:span text:style-name="T98"> </text:span><text:span text:style-name="T1175">об</text:span> <text:span text:style-name="T1176">этой</text:span> истори<text:span text:style-name="T98">и</text:span> о <text:span text:style-name="T177">темной пони</text:span>, идём <text:span text:style-name="T98">лучше </text:span><text:s/><text:span text:style-name="T98">изучать Магические предметы</text:span><text:bookmark-end text:name="__DdeLink__6057_140401309"/><text:bookmark-end text:name="__DdeLink__296_1002662238"/></text:p>
      <text:p text:style-name="P1"><text:bookmark-start text:name="__DdeLink__6060_140401309"/><text:bookmark-start text:name="__DdeLink__298_1002662238"/>- Идём<text:bookmark-end text:name="__DdeLink__6060_140401309"/><text:bookmark-end text:name="__DdeLink__298_1002662238"/></text:p>
      <text:p text:style-name="P1"><text:tab/><text:bookmark-start text:name="__DdeLink__6063_140401309"/><text:bookmark-start text:name="__DdeLink__300_1002662238"/>И Флурри взяла Лару в копыта и они моментально и<text:span text:style-name="T99">с</text:span>чезли, оставив после себя только мелкий кристальный дождик.<text:bookmark-end text:name="__DdeLink__6063_140401309"/><text:bookmark-end text:name="__DdeLink__300_1002662238"/></text:p>
      <text:p text:style-name="P1"/>
      <text:p text:style-name="P1"/>
      <text:p text:style-name="P10"><text:soft-page-break/><text:span text:style-name="T1138">5</text:span><text:bookmark-start text:name="__DdeLink__302_1002662238"/><text:span text:style-name="T1136">. Мистер Магитемз</text:span><text:bookmark-end text:name="__DdeLink__302_1002662238"/></text:p>
      <text:p text:style-name="P9"><text:tab/><text:bookmark-start text:name="__DdeLink__6065_140401309"/>Магитемз был ещё жеребенком, когда <text:span text:style-name="T1178">принцесса </text:span>Twillight вместе со своими друзьями спасла Кристальную Империю от Короля <text:span text:style-name="T1179">Сомбры</text:span>. <text:bookmark-end text:name="__DdeLink__6065_140401309"/></text:p>
      <text:p text:style-name="P9"><text:tab/><text:bookmark-start text:name="__DdeLink__6067_140401309"/>С <text:span text:style-name="T178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179">Он</text:span> был обычным земным пони <text:span text:style-name="T179">и в</text:span> свои школьные годы знал в десятки раз больше о магии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202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180">принцесса </text:span>Twillight <text:span text:style-name="T180">превратила одаренную школу для единорогов в</text:span> Кантерлотскую и <text:span text:style-name="T181">сделала</text:span> её полноценн<text:span text:style-name="T182">ой магической школой</text:span>, Магитемз <text:span text:style-name="T183">решил</text:span> попробовать себя в качестве учителя <text:span text:style-name="T184">по</text:span> Магически<text:span text:style-name="T184">м</text:span> предмет<text:span text:style-name="T184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никто из <text:span text:style-name="T185">учеников</text:span> не мог никогда заснуть на его уроках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186">когда</text:span> <text:span text:style-name="T186">Магитемз</text:span> демонстрировал <text:span text:style-name="T187">работу магического предмета и </text:span><text:s/><text:span text:style-name="T187">показывал как можно его использовать</text:span>.<text:bookmark-end text:name="__DdeLink__6077_140401309"/></text:p>
      <text:p text:style-name="P1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188">вокруг школьные места для учеников. </text:span><text:bookmark-end text:name="__DdeLink__6079_140401309"/></text:p>
      <text:p text:style-name="P11"><text:span text:style-name="T189"><text:tab/></text:span><text:bookmark-start text:name="__DdeLink__6081_140401309"/><text:span text:style-name="T189">В</text:span><text:span text:style-name="T188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190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191">рядом находилась столовая.</text:span><text:bookmark-end text:name="__DdeLink__6083_140401309"/></text:p>
      <text:p text:style-name="P1"><text:tab/><text:bookmark-start text:name="__DdeLink__6085_140401309"/>Когда Флурри и Лара растворились в <text:s/>кристал<text:span text:style-name="T1181">л</text:span>ическом облаке, они внезапно оказались в классе Магитемза и удивили его не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192"><text:s/>сказал Магитемз.</text:span><text:bookmark-end text:name="__DdeLink__6087_140401309"/></text:p>
      <text:p text:style-name="P1"><text:bookmark-start text:name="__DdeLink__6089_140401309"/>- <text:span text:style-name="T192">А это у нас лучшие ученицы — громко сказала </text:span><text:span text:style-name="T193">Ев</text:span><text:span text:style-name="T194">е</text:span><text:span text:style-name="T193">ри Хейт.</text:span><text:bookmark-end text:name="__DdeLink__6089_140401309"/></text:p>
      <text:p text:style-name="P1"><text:bookmark-start text:name="__DdeLink__6091_140401309"/><text:soft-page-break/>- <text:span text:style-name="T195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195">Да, это я</text:span><text:bookmark-end text:name="__DdeLink__6093_140401309"/></text:p>
      <text:p text:style-name="P1"><text:bookmark-start text:name="__DdeLink__6095_140401309"/>- <text:span text:style-name="T196">Это до сих пор одна из магических загадок, которые мы часто будем обсуждать на занятиях, </text:span><text:span text:style-name="T197">все приготовились?</text:span><text:bookmark-end text:name="__DdeLink__6095_140401309"/></text:p>
      <text:p text:style-name="P15"><text:tab/><text:bookmark-start text:name="__DdeLink__6097_140401309"/>Ученики расположились на своих местах и внимательно уставились на <text:span text:style-name="T227">профессора</text:span>.<text:bookmark-end text:name="__DdeLink__6097_140401309"/> </text:p>
      <text:p text:style-name="P20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4"><text:bookmark-start text:name="__DdeLink__6101_140401309"/>- Сегодня мы поговорим о природной и темной магии. <text:span text:style-name="T198">Может кто-нибудь уже читал новые учебники по темной магии?</text:span><text:bookmark-end text:name="__DdeLink__6101_140401309"/></text:p>
      <text:p text:style-name="P16"><text:bookmark-start text:name="__DdeLink__6103_140401309"/>- <text:span text:style-name="T199">Да — </text:span><text:span text:style-name="T1182">подняла копыт</text:span><text:span text:style-name="T1183">о</text:span><text:span text:style-name="T199"> Лара.</text:span><text:bookmark-end text:name="__DdeLink__6103_140401309"/></text:p>
      <text:p text:style-name="P16"><text:bookmark-start text:name="__DdeLink__6105_140401309"/>- <text:span text:style-name="T228">Отлично!</text:span><text:span text:style-name="T199"> Эти новые учебники написаны довольно простым языком и поэтому советую вам их </text:span><text:span text:style-name="T1184">обязательно почитать</text:span><text:span text:style-name="T199">, </text:span><text:span text:style-name="T1184">если вы этого ещё не сделали. </text:span><text:span text:style-name="T199"><text:s/></text:span><text:span text:style-name="T1184">Теперь</text:span><text:span text:style-name="T199"> кто-нибудь ответьте: а в чем разница между темной магией и природной?</text:span><text:bookmark-end text:name="__DdeLink__6105_140401309"/></text:p>
      <text:p text:style-name="P16"><text:bookmark-start text:name="__DdeLink__6107_140401309"/>- <text:span text:style-name="T199">Темная злая, а природная добрая — </text:span><text:span text:style-name="T200">ответил Силли. Это был светло-коричневый пони в очках, который был младше всех в классе.</text:span><text:bookmark-end text:name="__DdeLink__6107_140401309"/></text:p>
      <text:p text:style-name="P16"><text:bookmark-start text:name="__DdeLink__6109_140401309"/><text:soft-page-break/>- <text:span text:style-name="T201">Не совсем. Темная </text:span><text:span text:style-name="T202">магия может принести добро, так же как и природная магия может принести зло</text:span><text:bookmark-end text:name="__DdeLink__6109_140401309"/></text:p>
      <text:p text:style-name="P16"><text:bookmark-start text:name="__DdeLink__6111_140401309"/>- <text:span text:style-name="T203">Темная магия это всего лишь вид природной магии, только отличие в том, что она может подчинить владельца — ответила Лара.</text:span><text:bookmark-end text:name="__DdeLink__6111_140401309"/></text:p>
      <text:p text:style-name="P16"><text:bookmark-start text:name="__DdeLink__6113_140401309"/>- <text:span text:style-name="T203">Превосходно! - </text:span><text:span text:style-name="T204">сказал Магитемз и написал в своей книге: «плюс один балл Силли, плюс два балла Ларе за ответы на уроке» - </text:span><text:span text:style-name="T205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206">И самая необычная темная, которая, как сказала Лара, может завладеть </text:span><text:span text:style-name="T207">тем, кто применяет её. До сих пор эта магия остается загадкой, но к счастью нам известно достаточно, что</text:span><text:span text:style-name="T229">бы </text:span><text:span text:style-name="T207">справиться с ней.</text:span><text:bookmark-end text:name="__DdeLink__6113_140401309"/></text:p>
      <text:p text:style-name="P16"><text:bookmark-start text:name="__DdeLink__6115_140401309"/>- <text:span text:style-name="T210">Профессор Магитемз</text:span><text:span text:style-name="T208">, почему нельзя просто так же ее использовать, как </text:span><text:span text:style-name="T230">и </text:span><text:span text:style-name="T208">другую магию, только в добрых целях — поинтересовался Силли.</text:span><text:bookmark-end text:name="__DdeLink__6115_140401309"/></text:p>
      <text:p text:style-name="P16"><text:bookmark-start text:name="__DdeLink__6119_140401309"/>- <text:span text:style-name="T208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231">ым</text:span><text:span text:style-name="T208">. </text:span><text:span text:style-name="T209">На самом деле, в истории полно примеров </text:span><text:soft-page-break/><text:span text:style-name="T209">того, что н</text:span><text:span text:style-name="T232">и</text:span><text:span text:style-name="T209"> темная магия была бедствием для Эквестрии, а скорее обычная магия в копытах тех, кто был слаб и не смог победить ненависть, злобу и</text:span><text:span text:style-name="T210">ли</text:span><text:span text:style-name="T209"> простить обиды.</text:span><text:bookmark-end text:name="__DdeLink__6119_140401309"/></text:p>
      <text:p text:style-name="P16"><text:bookmark-start text:name="__DdeLink__6121_140401309"/>- <text:span text:style-name="T211">А, ... е</text:span><text:span text:style-name="T210">сли Флурри поглотит темная магия, она сможет ее контролировать — </text:span><text:span text:style-name="T1185">не удержался</text:span><text:span text:style-name="T212"> Силли</text:span><text:bookmark-end text:name="__DdeLink__6121_140401309"/></text:p>
      <text:p text:style-name="P16"><text:bookmark-start text:name="__DdeLink__6123_140401309"/>- <text:span text:style-name="T213">Ты серьезно? Она обычную то не </text:span><text:span text:style-name="T1186">может</text:span><text:span text:style-name="T213"> контролировать — усмехнулась Евери Хейт.</text:span><text:bookmark-end text:name="__DdeLink__6123_140401309"/></text:p>
      <text:p text:style-name="P17"><text:bookmark-start text:name="__DdeLink__6125_140401309"/>Раздался легкий <text:span text:style-name="T214">смех</text:span> в классе.<text:bookmark-end text:name="__DdeLink__6125_140401309"/></text:p>
      <text:p text:style-name="P17"><text:bookmark-start text:name="__DdeLink__6127_140401309"/>- <text:span text:style-name="T215">Аликорны так же, как и другие магические существа могут оказаться под действием темной магии — </text:span><text:span text:style-name="T216">продолжал Магитемз — именно поэтому вы изучали, изучаете и будете изучать </text:span><text:span text:style-name="T1187">м</text:span><text:span text:style-name="T216">агию Дружбы. Я уже упоминал, что это могущественная магия </text:span><text:span text:style-name="T217">и добавлю, что именно о</text:span><text:span text:style-name="T216">на способн</text:span><text:span text:style-name="T218">а</text:span><text:span text:style-name="T216"> победить темную маги</text:span><text:span text:style-name="T219">ю. </text:span><text:span text:style-name="T220">Вы записали все в свои магические тетради?</text:span><text:bookmark-end text:name="__DdeLink__6127_140401309"/></text:p>
      <text:p text:style-name="P17"><text:bookmark-start text:name="__DdeLink__6129_140401309"/>- <text:span text:style-name="T220">Да, профессор — дружно ответил класс.</text:span><text:bookmark-end text:name="__DdeLink__6129_140401309"/></text:p>
      <text:p text:style-name="P18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, она долго думала об эт<text:span text:style-name="T221">ом и не была такой веселой, как раньше, когда они </text:span><text:soft-page-break/><text:span text:style-name="T221">с Ларой шли в столовую, набирали вкусностей и ели с большим удовольствием.</text:span><text:bookmark-end text:name="__DdeLink__6131_140401309"/></text:p>
      <text:p text:style-name="P18"><text:bookmark-start text:name="__DdeLink__6133_140401309"/>- <text:span text:style-name="T222">Флурри, ты снова задумалась о темной пони? - спросила Лара.</text:span><text:bookmark-end text:name="__DdeLink__6133_140401309"/></text:p>
      <text:p text:style-name="P18"><text:bookmark-start text:name="__DdeLink__6135_140401309"/>- <text:span text:style-name="T223">К сожалению, да, я думала об этом и темной магии, эти вещи как-то…</text:span><text:bookmark-end text:name="__DdeLink__6135_140401309"/></text:p>
      <text:p text:style-name="P18"><text:bookmark-start text:name="__DdeLink__6137_140401309"/>- <text:span text:style-name="T223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8"><text:bookmark-start text:name="__DdeLink__6139_140401309"/>- <text:span text:style-name="T233">Спасибо </text:span><text:span text:style-name="T224">Пёрпл, мы уже взяли, тебе нужно с ней подружиться и все будет хорошо — сказала Лара.</text:span><text:bookmark-end text:name="__DdeLink__6139_140401309"/></text:p>
      <text:p text:style-name="P19"><text:bookmark-start text:name="__DdeLink__6141_140401309"/>- <text:span text:style-name="T224">Ты права, только не сегодня</text:span><text:bookmark-end text:name="__DdeLink__6141_140401309"/></text:p>
      <text:p text:style-name="P19"><text:span text:style-name="T225"><text:tab/></text:span><text:bookmark-start text:name="__DdeLink__6145_140401309"/><text:span text:style-name="T225">И все молча приступили к еде, за исключением П</text:span><text:span text:style-name="T226">ё</text:span><text:span text:style-name="T225">рпл, её безграничной энергии хватало и на веселье <text:s/>за столом.</text:span><text:bookmark-end text:name="__DdeLink__6145_140401309"/></text:p>
      <text:p text:style-name="P17"/>
      <text:p text:style-name="P17"/>
      <text:p text:style-name="P17"/>
      <text:p text:style-name="P17"/>
      <text:p text:style-name="P17"/>
      <text:p text:style-name="P23"><text:soft-page-break/>6. <text:bookmark-start text:name="__DdeLink__6794_140401309"/>Эмбер Грим<text:bookmark-end text:name="__DdeLink__6794_140401309"/></text:p>
      <text:p text:style-name="P33"><text:tab/><text:bookmark-start text:name="__DdeLink__6147_140401309"/>На протяжении целого месяца Флурри не решалась познакомится с Эмбер и избегала её, Лара это замечала, но не хотела утомлять свою подругу лишними расспросами, которые только усугубили бы положение.<text:bookmark-end text:name="__DdeLink__6147_140401309"/></text:p>
      <text:p text:style-name="P33"><text:bookmark-start text:name="__DdeLink__6149_140401309"/>- <text:span text:style-name="T234">Лара, что у нас сейчас? - спросила Флурри, когда они шли в левое крыло</text:span><text:bookmark-end text:name="__DdeLink__6149_140401309"/></text:p>
      <text:p text:style-name="P33"><text:bookmark-start text:name="__DdeLink__6151_140401309"/>- <text:span text:style-name="T235">История магии</text:span><text:bookmark-end text:name="__DdeLink__6151_140401309"/></text:p>
      <text:p text:style-name="P33"><text:bookmark-start text:name="__DdeLink__6153_140401309"/>- <text:span text:style-name="T236">Не люблю этот предмет, он становится все скучнее</text:span><text:bookmark-end text:name="__DdeLink__6153_140401309"/></text:p>
      <text:p text:style-name="P33"><text:bookmark-start text:name="__DdeLink__6155_140401309"/>- <text:span text:style-name="T238">С</text:span><text:span text:style-name="T237">корее более углубленным</text:span><text:bookmark-end text:name="__DdeLink__6155_140401309"/></text:p>
      <text:p text:style-name="P34"><text:tab/><text:bookmark-start text:name="__DdeLink__6157_140401309"/>Флурри внезапно остановилась у прохода и Лара поняла почему, там была Эмбер Грим и она рассматривала картин<text:span text:style-name="T239">у на которой была изображена </text:span><text:span text:style-name="T1188">принцесса </text:span><text:span text:style-name="T239">Twillight со своими друзьям</text:span><text:span text:style-name="T240">и и внизу была надпись «Дружба — это Магия. </text:span><text:span text:style-name="T1189">Принцесса </text:span><text:span text:style-name="T240">Twillight Sparkle символизирует </text:span><text:span text:style-name="T291">магию</text:span><text:span text:style-name="T240">, Apple</text:span><text:span text:style-name="T244">j</text:span><text:span text:style-name="T240">ack честность, </text:span><text:span text:style-name="T243">Флаттершай</text:span><text:span text:style-name="T240"> доброту, </text:span><text:span text:style-name="T242">Рарити</text:span><text:span text:style-name="T240"> щедрость, </text:span><text:span text:style-name="T1190">Радуга Дэш </text:span><text:span text:style-name="T240">верность и </text:span><text:span text:style-name="T241">Пинки Пай</text:span><text:span text:style-name="T240"> веселье, </text:span><text:span text:style-name="T292">6 элементов гармонии</text:span><text:span text:style-name="T240">»</text:span><text:span text:style-name="T239">.</text:span><text:bookmark-end text:name="__DdeLink__6157_140401309"/></text:p>
      <text:p text:style-name="P35"><text:soft-page-break/><text:span text:style-name="T293"><text:tab/></text:span><text:bookmark-start text:name="__DdeLink__6159_140401309"/><text:span text:style-name="T293">Эмбер Грим</text:span><text:span text:style-name="T245"> была угольного цвета с короткой гривой </text:span><text:span text:style-name="T246">и со средней челкой, которая падала </text:span><text:span text:style-name="T294">ей </text:span><text:span text:style-name="T246">на лоб. </text:span><text:bookmark-end text:name="__DdeLink__6159_140401309"/></text:p>
      <text:p text:style-name="P35"><text:span text:style-name="T247"><text:tab/></text:span><text:bookmark-start text:name="__DdeLink__6161_140401309"/><text:span text:style-name="T247">В её внешности было что-то отталкивающее, </text:span><text:span text:style-name="T248">от таких пони хотелось </text:span><text:span text:style-name="T295">держаться подальше и не встречаться с ними</text:span><text:span text:style-name="T248">, по крайней мере так думала Флурри.</text:span><text:bookmark-end text:name="__DdeLink__6161_140401309"/></text:p>
      <text:p text:style-name="P34"><text:bookmark-start text:name="__DdeLink__6163_140401309"/>- <text:span text:style-name="T249">Поговори с ней</text:span><text:bookmark-end text:name="__DdeLink__6163_140401309"/></text:p>
      <text:p text:style-name="P34"><text:bookmark-start text:name="__DdeLink__6165_140401309"/>- <text:span text:style-name="T249">Возможно, но не сейчас</text:span><text:bookmark-end text:name="__DdeLink__6165_140401309"/></text:p>
      <text:p text:style-name="P34"><text:bookmark-start text:name="__DdeLink__6167_140401309"/>- <text:span text:style-name="T249">Это самое подходящее время, и ты так говорила месяц назад</text:span><text:bookmark-end text:name="__DdeLink__6167_140401309"/></text:p>
      <text:p text:style-name="P36"><text:tab/><text:bookmark-start text:name="__DdeLink__6169_140401309"/><text:span text:style-name="T250">Флурри поняла, что она избегала этой встречи целый месяц и <text:s/>продолжит это делать, если не решиться прямо сейчас. </text:span><text:bookmark-end text:name="__DdeLink__6169_140401309"/></text:p>
      <text:p text:style-name="P36"><text:span text:style-name="T250"><text:tab/></text:span><text:bookmark-start text:name="__DdeLink__6171_140401309"/><text:span text:style-name="T250">Ее утешением было то, что Эмбер Грим может оказаться очень интересной и у них будет крепкая дружба, но внутреннее чувство говорила о</text:span><text:span text:style-name="T1191">б обратном</text:span><text:span text:style-name="T250">.</text:span><text:bookmark-end text:name="__DdeLink__6171_140401309"/></text:p>
      <text:p text:style-name="P34"><text:bookmark-start text:name="__DdeLink__6173_140401309"/>- <text:span text:style-name="T251">Хорошо, я попробую подружиться с ней.</text:span><text:bookmark-end text:name="__DdeLink__6173_140401309"/></text:p>
      <text:p text:style-name="P34"><text:bookmark-start text:name="__DdeLink__6175_140401309"/>- <text:span text:style-name="T252">Отлично, я буду за углом — подмигнула Лара.</text:span><text:bookmark-end text:name="__DdeLink__6175_140401309"/></text:p>
      <text:p text:style-name="P37"><text:soft-page-break/><text:tab/><text:bookmark-start text:name="__DdeLink__6177_140401309"/>Флурри <text:span text:style-name="T1192">неохотно</text:span> подошла к Эмбер, которая все это время стояла к ней спиной и смотрела только на картин<text:span text:style-name="T1193">у</text:span>, <text:span text:style-name="T1194">не обращая</text:span> внимание <text:span text:style-name="T253">на все, что происходило вокруг.</text:span><text:bookmark-end text:name="__DdeLink__6177_140401309"/></text:p>
      <text:p text:style-name="P37"><text:span text:style-name="T296"><text:tab/></text:span><text:bookmark-start text:name="__DdeLink__6179_140401309"/><text:span text:style-name="T296">Примечательно, что в этом зале никого не было <text:s/></text:span><text:span text:style-name="T297">и это немного подкрепило Флурри </text:span><text:span text:style-name="T299">подружиться</text:span><text:span text:style-name="T298"> с </text:span><text:span text:style-name="T300">таинственной темной пони</text:span><text:span text:style-name="T298">.</text:span><text:bookmark-end text:name="__DdeLink__6179_140401309"/></text:p>
      <text:p text:style-name="P37"><text:bookmark-start text:name="__DdeLink__6181_140401309"/>- <text:span text:style-name="T254">Привет, Эмбер</text:span><text:bookmark-end text:name="__DdeLink__6181_140401309"/></text:p>
      <text:p text:style-name="P37"><text:bookmark-start text:name="__DdeLink__6183_140401309"/>- <text:span text:style-name="T254">Привет, Флурри Харт</text:span><text:bookmark-end text:name="__DdeLink__6183_140401309"/></text:p>
      <text:p text:style-name="P41"><text:span text:style-name="T261"><text:tab/></text:span><text:bookmark-start text:name="__DdeLink__6185_140401309"/><text:span text:style-name="T261">Флурри впервые услышала её</text:span> голос, <text:span text:style-name="T261">он</text:span> был ледяным и хладнокровным, <text:span text:style-name="T262">и е</text:span><text:span text:style-name="T263">й</text:span><text:span text:style-name="T262"> на мгновение показалось, что она общается с Лунной пони.</text:span><text:bookmark-end text:name="__DdeLink__6185_140401309"/></text:p>
      <text:p text:style-name="P37"><text:bookmark-start text:name="__DdeLink__6187_140401309"/>- <text:span text:style-name="T255">Ты знаешь моё имя?</text:span><text:bookmark-end text:name="__DdeLink__6187_140401309"/></text:p>
      <text:p text:style-name="P37"><text:bookmark-start text:name="__DdeLink__6189_140401309"/>- <text:span text:style-name="T255">Я </text:span><text:span text:style-name="T256">знаю достаточно — </text:span><text:span text:style-name="T264">отвечала все тем же голосом Эмбер.</text:span><text:bookmark-end text:name="__DdeLink__6189_140401309"/></text:p>
      <text:p text:style-name="P38"><text:tab/><text:bookmark-start text:name="__DdeLink__6191_140401309"/>Флурри не знала, как продолжить разговор и хотела уже <text:span text:style-name="T265">уходить</text:span>, как Эмбер заговорила:<text:bookmark-end text:name="__DdeLink__6191_140401309"/></text:p>
      <text:p text:style-name="P38"><text:bookmark-start text:name="__DdeLink__6193_140401309"/>- Тебя попросила принцесса Twillight помочь мне найти друзей?<text:bookmark-end text:name="__DdeLink__6193_140401309"/></text:p>
      <text:p text:style-name="P39"><text:tab/><text:bookmark-start text:name="__DdeLink__6195_140401309"/>Для Флурри это прозвучало как громовой удар<text:bookmark-end text:name="__DdeLink__6195_140401309"/></text:p>
      <text:p text:style-name="P39"><text:bookmark-start text:name="__DdeLink__6197_140401309"/>- <text:span text:style-name="T257">Да, но откуда тебе это известно?</text:span><text:bookmark-end text:name="__DdeLink__6197_140401309"/></text:p>
      <text:p text:style-name="P40"><text:bookmark-start text:name="__DdeLink__6199_140401309"/><text:soft-page-break/>- <text:span text:style-name="T257">А разве сложно догадаться, Флурри Харт, </text:span><text:span text:style-name="T302">рожденная </text:span><text:span text:style-name="T1195">а</text:span><text:span text:style-name="T257">ликорн</text:span><text:span text:style-name="T302">ом</text:span><text:span text:style-name="T257">, чудесная и интересная пони, </text:span><text:span text:style-name="T301">которую знают почти все</text:span><text:span text:style-name="T257">, решила помочь «</text:span><text:span text:style-name="T258">темной пони»</text:span><text:span text:style-name="T257"> найти друзей или стать </text:span><text:span text:style-name="T259">её другом, тебе не кажется что это смешно? - ответила Эмбер </text:span><text:span text:style-name="T260">и повернулась к ней</text:span><text:span text:style-name="T259">.</text:span><text:bookmark-end text:name="__DdeLink__6199_140401309"/></text:p>
      <text:p text:style-name="P42"><text:tab/><text:bookmark-start text:name="__DdeLink__6201_140401309"/>Теперь Флурри увидела ее <text:span text:style-name="T303">каменное </text:span>лицо, в её глазах, темных как бездна было какое-то безразличие <text:span text:style-name="T266">и ей стало не по себе, но она не могла уйти, уязвленная такими замечаниями и поэтому решила продолжить разговор:</text:span><text:bookmark-end text:name="__DdeLink__6201_140401309"/></text:p>
      <text:p text:style-name="P42"><text:bookmark-start text:name="__DdeLink__6203_140401309"/>- <text:span text:style-name="T267">Прости, если мой успех для тебя горе — не сдер</text:span><text:span text:style-name="T268">жалась Флурри — </text:span><text:span text:style-name="T269">я и не хотел</text:span><text:span text:style-name="T270">а</text:span><text:span text:style-name="T269"> к тебе подходить, в тебе есть что-то темное</text:span><text:bookmark-end text:name="__DdeLink__6203_140401309"/></text:p>
      <text:p text:style-name="P43"><text:tab/><text:bookmark-start text:name="__DdeLink__6205_140401309"/>Эмбер засмеялась и <text:span text:style-name="T271">по Флурри пробежала дрожь.</text:span><text:bookmark-end text:name="__DdeLink__6205_140401309"/></text:p>
      <text:p text:style-name="P44"><text:bookmark-start text:name="__DdeLink__6207_140401309"/>- <text:span text:style-name="T272">Что в этом смешного?</text:span><text:bookmark-end text:name="__DdeLink__6207_140401309"/></text:p>
      <text:p text:style-name="P44"><text:bookmark-start text:name="__DdeLink__6209_140401309"/><text:span text:style-name="T273">- Не была бы ты настолько самоуверенной и самолюбивой, ты бы оставила этот разговор </text:span><text:span text:style-name="T304">и ушла</text:span><text:span text:style-name="T273">, </text:span><text:span text:style-name="T305">но ты была </text:span><text:span text:style-name="T273">уязвлена моим замечанием, </text:span><text:span text:style-name="T306">и поэтому тебе</text:span><text:span text:style-name="T273"> нужно было как-то мне отомстить — спокойно ответила Эмбер.</text:span><text:bookmark-end text:name="__DdeLink__6209_140401309"/></text:p>
      <text:p text:style-name="P45"><text:tab/><text:bookmark-start text:name="__DdeLink__6211_140401309"/>Внутри Флурри все жгло, ей хотелось превратить Эмбер в пепел, <text:span text:style-name="T274">с большим усилием воли </text:span><text:span text:style-name="T278">она смогла </text:span><text:soft-page-break/><text:span text:style-name="T278">удержать этот порыв и не наброситься на </text:span><text:span text:style-name="T307">темную пони</text:span><text:span text:style-name="T278">.</text:span><text:bookmark-end text:name="__DdeLink__6211_140401309"/></text:p>
      <text:p text:style-name="P46"><text:bookmark-start text:name="__DdeLink__6213_140401309"/>- <text:span text:style-name="T275">Пока Эмбер Грим — </text:span><text:span text:style-name="T1196">с усилием выдавила</text:span><text:span text:style-name="T279"> Флурри </text:span><text:span text:style-name="T281">и подумала про себя </text:span><text:span text:style-name="T275">«</text:span><text:span text:style-name="T280">П</text:span><text:span text:style-name="T275">усть </text:span><text:span text:style-name="T276">тебя сошлют в </text:span><text:span text:style-name="T277">Тартар за твое зло, которое ты можешь сделать</text:span><text:span text:style-name="T275">».</text:span><text:bookmark-end text:name="__DdeLink__6213_140401309"/></text:p>
      <text:p text:style-name="P50"><text:tab/><text:bookmark-start text:name="__DdeLink__6215_140401309"/>Эмбер промолчала и <text:span text:style-name="T308">это спасло Флурри от еще большего гнева, потому что теперь она </text:span><text:span text:style-name="T309">от одного ее голоса</text:span><text:span text:style-name="T308"> могла метать огненными шарами и молниями.</text:span><text:bookmark-end text:name="__DdeLink__6215_140401309"/></text:p>
      <text:p text:style-name="P46"><text:bookmark-start text:name="__DdeLink__6217_140401309"/>- <text:span text:style-name="T282">Я вижу, ты ужасно выглядишь — начала Лара.</text:span><text:bookmark-end text:name="__DdeLink__6217_140401309"/></text:p>
      <text:p text:style-name="P46"><text:bookmark-start text:name="__DdeLink__6219_140401309"/>- <text:span text:style-name="T283">Она настоящий демон, мне едва хватило сил удержаться и не превратить ее в пепел! — </text:span><text:span text:style-name="T284">говорила Флурри и в её голосе было столько гнева и злобы, что Лара поняла абсолютно все.</text:span><text:bookmark-end text:name="__DdeLink__6219_140401309"/></text:p>
      <text:p text:style-name="P46"><text:bookmark-start text:name="__DdeLink__6221_140401309"/>- <text:span text:style-name="T285">Она сильно на тебя повлияла этим разговором</text:span><text:bookmark-end text:name="__DdeLink__6221_140401309"/></text:p>
      <text:p text:style-name="P47"><text:bookmark-start text:name="__DdeLink__6223_140401309"/>- Потому что не было еще такой мерзкой пони, как она, <text:span text:style-name="T286">может ее на магическую дуэль вызвать и правда превратить в пепел</text:span><text:bookmark-end text:name="__DdeLink__6223_140401309"/></text:p>
      <text:p text:style-name="P47"><text:bookmark-start text:name="__DdeLink__6225_140401309"/>- <text:span text:style-name="T286">Хватит говорить глупости</text:span><text:bookmark-end text:name="__DdeLink__6225_140401309"/></text:p>
      <text:p text:style-name="P47"><text:bookmark-start text:name="__DdeLink__6227_140401309"/>- <text:span text:style-name="T287">Я знакомилась здесь с разными пони, </text:span><text:span text:style-name="T310">были странные,</text:span><text:span text:style-name="T287"> но она, она демон, она просто ужасное создание, которо</text:span><text:span text:style-name="T1197">го не должно</text:span><text:span text:style-name="T287"> было вообще появляться на свет</text:span><text:bookmark-end text:name="__DdeLink__6227_140401309"/></text:p>
      <text:p text:style-name="P47"><text:bookmark-start text:name="__DdeLink__6229_140401309"/><text:soft-page-break/>- <text:span text:style-name="T288">Прекрати, Флурри, ты хорошая пони, а сейчас ты </text:span><text:span text:style-name="T1198">сама</text:span><text:span text:style-name="T288"> становишься демоном</text:span><text:bookmark-end text:name="__DdeLink__6229_140401309"/></text:p>
      <text:p text:style-name="P47"><text:bookmark-start text:name="__DdeLink__6231_140401309"/>- <text:span text:style-name="T289">Как я могу успокоиться?! Ты понимаешь что я чувствую? Я, я…</text:span><text:bookmark-end text:name="__DdeLink__6231_140401309"/></text:p>
      <text:p text:style-name="P48"><text:tab/><text:bookmark-start text:name="__DdeLink__6233_140401309"/>Лара подошла к Флурри и <text:span text:style-name="T311">посмотрела на неё</text:span>:<text:bookmark-end text:name="__DdeLink__6233_140401309"/></text:p>
      <text:p text:style-name="P48"><text:bookmark-start text:name="__DdeLink__6235_140401309"/>- Да, я понимаю, успокойся, пошли на Историю магии.<text:bookmark-end text:name="__DdeLink__6235_140401309"/></text:p>
      <text:p text:style-name="P49"><text:tab/><text:bookmark-start text:name="__DdeLink__6237_140401309"/><text:span text:style-name="T312">Взгляд Лары успокоил Флурри и</text:span> в этот момент <text:span text:style-name="T312">ей</text:span> стало намного легче <text:span text:style-name="T313">словно</text:span> ей пришлось попробовать горький десерт, <text:span text:style-name="T314">сейчас</text:span> она его проглотила и осталось только <text:span text:style-name="T315">неприятное </text:span>послевкусие. <text:bookmark-end text:name="__DdeLink__6237_140401309"/></text:p>
      <text:p text:style-name="P49"><text:bookmark-start text:name="__DdeLink__6239_140401309"/>- <text:span text:style-name="T290">Ид</text:span><text:span text:style-name="T316">ё</text:span><text:span text:style-name="T290">м</text:span><text:bookmark-end text:name="__DdeLink__6239_140401309"/></text:p>
      <text:p text:style-name="P51"><text:tab/><text:bookmark-start text:name="__DdeLink__6241_140401309"/>И обе подруги, которые всегда <text:span text:style-name="T317">понимали друг друга</text:span>, <text:span text:style-name="T318">отправились</text:span> на урок по Истории Магии.<text:bookmark-end text:name="__DdeLink__6241_140401309"/></text:p>
      <text:p text:style-name="P51"/>
      <text:p text:style-name="P51"/>
      <text:p text:style-name="P51"/>
      <text:p text:style-name="P51"/>
      <text:p text:style-name="P51"/>
      <text:p text:style-name="P115"><text:soft-page-break/>7. <text:bookmark-start text:name="__DdeLink__6796_140401309"/>Вечеринка<text:bookmark-end text:name="__DdeLink__6796_140401309"/></text:p>
      <text:p text:style-name="P116"><text:tab/><text:bookmark-start text:name="__DdeLink__6243_140401309"/><text:span text:style-name="T320">Прошла </text:span><text:span text:style-name="T423">целая </text:span><text:span text:style-name="T320">неделя с тех пор, как Флурри попыталась подружиться с Эмбер Грим, она не могла забыть этот разговор и часто его перебирала в голове.</text:span><text:bookmark-end text:name="__DdeLink__6243_140401309"/></text:p>
      <text:p text:style-name="P116"><text:span text:style-name="T321"><text:tab/></text:span><text:bookmark-start text:name="__DdeLink__6245_140401309"/><text:span text:style-name="T321">Иногда ей снились неприятные сны, где она вновь</text:span><text:span text:style-name="T424"> стояла перед Эмбер Грим и они о чем-то говорили, ей становилось хуже и хуже и в какой-то момент она превращалась в демона </text:span><text:span text:style-name="T425">и пожирала Эмбер</text:span><text:span text:style-name="T321">, это были настоящие кошмары.</text:span><text:bookmark-end text:name="__DdeLink__6245_140401309"/></text:p>
      <text:p text:style-name="P116"><text:span text:style-name="T321"><text:tab/></text:span><text:bookmark-start text:name="__DdeLink__6247_140401309"/><text:span text:style-name="T322">Самое неприятное было то, что она никогда не испытывала такие неприятные чувства даже </text:span><text:span text:style-name="T323">к</text:span><text:span text:style-name="T322"> Эвери Хейт, </text:span><text:span text:style-name="T323">которая </text:span><text:span text:style-name="T324">всегда искала повод поиз</text:span><text:span text:style-name="T426">де</text:span><text:span text:style-name="T324">ваться над ней и </text:span><text:span text:style-name="T323">посмеяться </text:span><text:span text:style-name="T324">вместе со</text:span><text:span text:style-name="T323"> своими подругами.</text:span><text:bookmark-end text:name="__DdeLink__6247_140401309"/></text:p>
      <text:p text:style-name="P117"><text:span text:style-name="T323"><text:tab/></text:span><text:bookmark-start text:name="__DdeLink__6249_140401309"/><text:span text:style-name="T325">На выходных Флурри решил</text:span><text:span text:style-name="T428">а</text:span><text:span text:style-name="T325"> пойти на вечеринку к Перпл Кейк вместе с Ларой, чтобы </text:span><text:span text:style-name="T427">немного</text:span><text:span text:style-name="T325"> </text:span><text:span text:style-name="T427">отвлечься</text:span><text:span text:style-name="T325"> от неприятных мыслей </text:span><text:span text:style-name="T427">и от учебы</text:span><text:span text:style-name="T325">.</text:span><text:bookmark-end text:name="__DdeLink__6249_140401309"/></text:p>
      <text:p text:style-name="P116"><text:bookmark-start text:name="__DdeLink__6251_140401309"/><text:span text:style-name="T325">- </text:span><text:span text:style-name="T326">Подождите меня! - кричал, </text:span><text:span text:style-name="T330">задыхаясь</text:span><text:span text:style-name="T326"> Силли, когда Флурри с Ларой шли <text:s/>по </text:span><text:span text:style-name="T327">изумрудной дороге Кантерлота </text:span><text:span text:style-name="T328">среди </text:span><text:span text:style-name="T329">различных прилавков и разноцветных </text:span><text:span text:style-name="T448">сооружений</text:span><text:span text:style-name="T329">.</text:span><text:bookmark-end text:name="__DdeLink__6251_140401309"/></text:p>
      <text:p text:style-name="P116"><text:bookmark-start text:name="__DdeLink__6253_140401309"/><text:span text:style-name="T329">- </text:span><text:span text:style-name="T331">Привет, Силли — сказал</text:span><text:span text:style-name="T449">а</text:span><text:span text:style-name="T331"> Лара.</text:span><text:bookmark-end text:name="__DdeLink__6253_140401309"/></text:p>
      <text:p text:style-name="P116"><text:bookmark-start text:name="__DdeLink__6255_140401309"/><text:soft-page-break/><text:span text:style-name="T331">- </text:span><text:span text:style-name="T332">Привет всем! </text:span><text:span text:style-name="T333">Вы на вечеринку?</text:span><text:bookmark-end text:name="__DdeLink__6255_140401309"/></text:p>
      <text:p text:style-name="P118"><text:bookmark-start text:name="__DdeLink__6257_140401309"/><text:span text:style-name="T319">- </text:span><text:span text:style-name="T334">Да — дружно ответили подруги</text:span><text:bookmark-end text:name="__DdeLink__6257_140401309"/></text:p>
      <text:p text:style-name="P118"><text:bookmark-start text:name="__DdeLink__6259_140401309"/><text:span text:style-name="T334">- </text:span><text:span text:style-name="T335">Я с вами. Вы уже сделали домашнее задание по магическим предметам? - </text:span><text:span text:style-name="T336">поинтересовался Силли.</text:span><text:bookmark-end text:name="__DdeLink__6259_140401309"/></text:p>
      <text:p text:style-name="P59"><text:bookmark-start text:name="__DdeLink__6261_140401309"/>- Да — <text:span text:style-name="T1199">ответила</text:span> Лара.<text:bookmark-end text:name="__DdeLink__6261_140401309"/></text:p>
      <text:p text:style-name="P118"><text:bookmark-start text:name="__DdeLink__6263_140401309"/><text:span text:style-name="T337">- </text:span><text:span text:style-name="T338">Я не совсем понимаю, как связаны гипогрифы с королем Штормом и как его посох смог </text:span><text:span text:style-name="T450">поглотить</text:span><text:span text:style-name="T338"> магию принцесс?</text:span><text:bookmark-end text:name="__DdeLink__6263_140401309"/></text:p>
      <text:p text:style-name="P118"><text:bookmark-start text:name="__DdeLink__6265_140401309"/><text:span text:style-name="T338">- </text:span><text:span text:style-name="T339">Гипогрифы… - </text:span><text:span text:style-name="T429">не успела начать Лара.</text:span><text:bookmark-end text:name="__DdeLink__6265_140401309"/></text:p>
      <text:p text:style-name="P118"><text:bookmark-start text:name="__DdeLink__6267_140401309"/><text:span text:style-name="T339">- </text:span><text:span text:style-name="T340">Мы уже пришли, может быть будем веселиться и забудем об учебе хоть на пару часов — перебила Лару Флурри и показала на белокаменный домик с темно-синей куполообразной крышей, украшенный розовыми лентами </text:span><text:span text:style-name="T341">и</text:span><text:span text:style-name="T342"> цветами</text:span><text:span text:style-name="T343">.</text:span><text:bookmark-end text:name="__DdeLink__6267_140401309"/></text:p>
      <text:p text:style-name="P119"><text:span text:style-name="T343"><text:tab/></text:span><text:bookmark-start text:name="__DdeLink__6269_140401309"/><text:span text:style-name="T343">В</text:span><text:span text:style-name="T319">се трое подошли к двери и постучали, дверь моментально открылась и </text:span><text:span text:style-name="T430">на </text:span><text:span text:style-name="T319">пороге предстала сама Пёрпл Кейк:</text:span><text:bookmark-end text:name="__DdeLink__6269_140401309"/></text:p>
      <text:p text:style-name="P119"><text:bookmark-start text:name="__DdeLink__6271_140401309"/><text:span text:style-name="T319">- Привеееет, мои друзья! -</text:span><text:span text:style-name="T344"> радостно воскликнула Пёрпл </text:span><text:span text:style-name="T431">и обняла своих подруг</text:span><text:span text:style-name="T344"> — проходите </text:span><text:span text:style-name="T345">быстрее!</text:span><text:bookmark-end text:name="__DdeLink__6271_140401309"/></text:p>
      <text:p text:style-name="P119"><text:soft-page-break/><text:span text:style-name="T345"><text:tab/></text:span><text:bookmark-start text:name="__DdeLink__6273_140401309"/><text:span text:style-name="T346">Флурри была очень рада, что пошла на вечеринку, она заметила, что Лара тоже </text:span><text:span text:style-name="T347">не </text:span><text:span text:style-name="T432">прочь немного</text:span><text:span text:style-name="T347"> повеселиться.</text:span><text:bookmark-end text:name="__DdeLink__6273_140401309"/></text:p>
      <text:p text:style-name="P120"><text:span text:style-name="T347"><text:tab/></text:span><text:bookmark-start text:name="__DdeLink__6275_140401309"/><text:span text:style-name="T348">На вечеринке был почти весь класс, в котором училась Флурри </text:span><text:span text:style-name="T433">за исключением Санрайз </text:span><text:span text:style-name="T434">Бриск, </text:span><text:span text:style-name="T435">которая не любила находиться в большом обществе и предпочитала одна проводить время.</text:span><text:bookmark-end text:name="__DdeLink__6275_140401309"/></text:p>
      <text:p text:style-name="P120"><text:span text:style-name="T348"><text:tab/></text:span><text:bookmark-start text:name="__DdeLink__6277_140401309"/><text:span text:style-name="T349">П</text:span><text:span text:style-name="T436">ё</text:span><text:span text:style-name="T349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350">Она всегда мечтала о </text:span><text:span text:style-name="T436">такой </text:span><text:span text:style-name="T350">пушке, как у Пинки Пай, и такой шанс </text:span><text:span text:style-name="T437">однажды ей</text:span><text:span text:style-name="T350"> выпал.</text:span><text:bookmark-end text:name="__DdeLink__6277_140401309"/></text:p>
      <text:p text:style-name="P120"><text:span text:style-name="T350"><text:tab/></text:span><text:bookmark-start text:name="__DdeLink__6279_140401309"/><text:span text:style-name="T438">В один прекрасный день</text:span><text:span text:style-name="T351"> она узнала, что Флурри хорошо знакома и дружна с Пинки </text:span><text:span text:style-name="T353">Пай </text:span><text:span text:style-name="T351">и начала рас</text:span><text:span text:style-name="T352">спрашивать </text:span><text:span text:style-name="T354">её </text:span><text:span text:style-name="T355">вплоть до того во сколько встает Пинки и чем чистит зубы: зубной щеткой или нитью.</text:span><text:bookmark-end text:name="__DdeLink__6279_140401309"/></text:p>
      <text:p text:style-name="P120"><text:span text:style-name="T355"><text:tab/></text:span><text:bookmark-start text:name="__DdeLink__6281_140401309"/><text:span text:style-name="T356">Флурри </text:span><text:span text:style-name="T440">решила</text:span><text:span text:style-name="T356"> </text:span><text:span text:style-name="T439">сделать подарок для Пёрпл </text:span><text:span text:style-name="T356">и пригласила Пинки Пай вместе со своей семьей в Кантерлот, </text:span><text:span text:style-name="T357">чтобы устроить вечеринку для её </text:span><text:span text:style-name="T441">подруг</text:span><text:span text:style-name="T357">.</text:span><text:bookmark-end text:name="__DdeLink__6281_140401309"/></text:p>
      <text:p text:style-name="P120"><text:span text:style-name="T357"><text:tab/></text:span><text:bookmark-start text:name="__DdeLink__6283_140401309"/><text:span text:style-name="T357">Пёрпл Кейк </text:span><text:span text:style-name="T358">почти </text:span><text:span text:style-name="T357">сошла с ума, </text:span><text:span text:style-name="T358">когда узнала об этом,</text:span><text:span text:style-name="T357"> она была так благодарна Флурри, что могла даже рискнуть сразиться с Мантикорой или разъярённым </text:span><text:span text:style-name="T442">д</text:span><text:span text:style-name="T357">раконом.</text:span><text:bookmark-end text:name="__DdeLink__6283_140401309"/></text:p>
      <text:p text:style-name="P121"><text:soft-page-break/><text:span text:style-name="T357"><text:tab/></text:span><text:bookmark-start text:name="__DdeLink__6285_140401309"/><text:span text:style-name="T359">Для нее было </text:span><text:span text:style-name="T360">безграничным </text:span><text:span text:style-name="T359">счасть</text:span><text:span text:style-name="T361">ем</text:span><text:span text:style-name="T319"> устраивать вечеринку вместе </text:span><text:span text:style-name="T443">с пони, которую она обожала и на которую она хотела быть похожей</text:span><text:span text:style-name="T319">.</text:span><text:bookmark-end text:name="__DdeLink__6285_140401309"/></text:p>
      <text:p text:style-name="P121"><text:span text:style-name="T319"><text:tab/></text:span><text:bookmark-start text:name="__DdeLink__6287_140401309"/><text:span text:style-name="T362">И <text:s/>после того дня не прошло ни одной вечеринк</text:span><text:span text:style-name="T451">и</text:span><text:span text:style-name="T362">, на которую П</text:span><text:span text:style-name="T363">ё</text:span><text:span text:style-name="T362">рпл не пригласила </text:span><text:span text:style-name="T364">бы </text:span><text:span text:style-name="T362">Флурри меньше </text:span><text:span text:style-name="T364">тр</text:span><text:span text:style-name="T452">ё</text:span><text:span text:style-name="T364">х</text:span><text:span text:style-name="T362"> раз.</text:span><text:bookmark-end text:name="__DdeLink__6287_140401309"/></text:p>
      <text:p text:style-name="P121"><text:span text:style-name="T362"><text:tab/></text:span><text:bookmark-start text:name="__DdeLink__6289_140401309"/><text:span text:style-name="T365">После полудня Лара собралась уходить ссылаясь на дополнительные занятия по </text:span><text:span text:style-name="T366">изучению </text:span><text:span text:style-name="T367">древних </text:span><text:span text:style-name="T368">исторических текстов</text:span><text:span text:style-name="T366">.</text:span><text:bookmark-end text:name="__DdeLink__6289_140401309"/></text:p>
      <text:p text:style-name="P124"><text:span text:style-name="T366"><text:tab/></text:span><text:bookmark-start text:name="__DdeLink__6291_140401309"/><text:span text:style-name="T369">Флурри решила остаться еще на несколько часов и поболтать </text:span><text:span text:style-name="T370">с кем-нибудь. </text:span><text:span text:style-name="T371">Вдруг она услышала знакомое и самое неприятное для нее имя «Эмбер Грим». </text:span><text:bookmark-end text:name="__DdeLink__6291_140401309"/></text:p>
      <text:p text:style-name="P124"><text:span text:style-name="T371"><text:tab/></text:span><text:bookmark-start text:name="__DdeLink__6293_140401309"/><text:span text:style-name="T372">Она обернулась и увидела </text:span><text:span text:style-name="T375">как </text:span><text:span text:style-name="T372">Эвери Хейт </text:span><text:span text:style-name="T375">говорила о чем-то</text:span><text:span text:style-name="T372"> со своими подругами </text:span><text:span text:style-name="T373">Дарлинг Свит </text:span><text:span text:style-name="T374">и </text:span><text:span text:style-name="T453">Брейни</text:span><text:span text:style-name="T374"> </text:span><text:span text:style-name="T454">Эвил</text:span><text:span text:style-name="T374"> </text:span><text:span text:style-name="T376">и решила подойти поближе, так чтобы они её не заметили</text:span><text:bookmark-end text:name="__DdeLink__6293_140401309"/></text:p>
      <text:p text:style-name="P121"><text:bookmark-start text:name="__DdeLink__6295_140401309"/><text:span text:style-name="T376">- </text:span><text:span text:style-name="T377">Она вообще странная, я </text:span><text:span text:style-name="T378">просто спросила </text:span><text:span text:style-name="T379">как она использует свою магию без рога, а она сказала, что не моего ума дела и так грубо </text:span><text:span text:style-name="T381">обошлась со мной, </text:span><text:span text:style-name="T382">высокомерное создание </text:span><text:span text:style-name="T379"><text:s/>— </text:span><text:span text:style-name="T380">проворчала </text:span><text:span text:style-name="T455">Брейни</text:span><text:span text:style-name="T380"> Евил</text:span><text:bookmark-end text:name="__DdeLink__6295_140401309"/></text:p>
      <text:p text:style-name="P121"><text:bookmark-start text:name="__DdeLink__6297_140401309"/><text:soft-page-break/><text:span text:style-name="T380">- </text:span><text:span text:style-name="T383">Ей вообще здесь не место, вы видели хоть её знак отличия? - говорила Дарлинг Свит — его просто нет, потому что она пустышка и ничтожество</text:span><text:bookmark-end text:name="__DdeLink__6297_140401309"/></text:p>
      <text:p text:style-name="P121"><text:bookmark-start text:name="__DdeLink__6299_140401309"/><text:span text:style-name="T383">- </text:span><text:span text:style-name="T384">С этим будьте аккуратны девочки — начала Эвери Хейт — у неё есть знак отличия.</text:span><text:bookmark-end text:name="__DdeLink__6299_140401309"/></text:p>
      <text:p text:style-name="P60"><text:bookmark-start text:name="__DdeLink__6301_140401309"/>- Что? Бред! Она пустышка и ничтожество — повторила Дарлинг.<text:bookmark-end text:name="__DdeLink__6301_140401309"/></text:p>
      <text:p text:style-name="P60"><text:bookmark-start text:name="__DdeLink__6303_140401309"/>- Да, я согласна с тобой — поддакнула <text:span text:style-name="T1200">Брейни.</text:span><text:bookmark-end text:name="__DdeLink__6303_140401309"/></text:p>
      <text:p text:style-name="P121"><text:bookmark-start text:name="__DdeLink__6305_140401309"/><text:span text:style-name="T384">- </text:span><text:span text:style-name="T464">О</text:span><text:span text:style-name="T385">на права, что у тебя нет мозгов, </text:span><text:span text:style-name="T456">Брейни</text:span><text:span text:style-name="T385"> — </text:span><text:span text:style-name="T465">начала</text:span><text:span text:style-name="T386"> Эвери — Я одна из первых её увидела и была вместе со Скуталу, когда та пыталась ей помочь получить знак отличия, </text:span><text:span text:style-name="T387">она отказалась </text:span><text:span text:style-name="T390">и сказала, </text:span><text:span text:style-name="T387">что у нее уже все в порядке на этот счет. </text:span><text:span text:style-name="T388">Тогда я и подумала может он просто невидимый, а недавно я узнала от её подруг</text:span><text:span text:style-name="T391">и</text:span><text:span text:style-name="T388">, </text:span><text:span text:style-name="T389">что у неё прозрачный знак.</text:span><text:bookmark-end text:name="__DdeLink__6305_140401309"/></text:p>
      <text:p text:style-name="P122"><text:bookmark-start text:name="__DdeLink__6307_140401309"/><text:span text:style-name="T389">- </text:span><text:span text:style-name="T392">Прозрачный! - удивились </text:span><text:span text:style-name="T373">Дарлинг</text:span><text:span text:style-name="T393"> и </text:span><text:span text:style-name="T457">Брейни.</text:span><text:bookmark-end text:name="__DdeLink__6307_140401309"/></text:p>
      <text:p text:style-name="P125"><text:bookmark-start text:name="__DdeLink__6309_140401309"/><text:span text:style-name="T393">- </text:span><text:span text:style-name="T394">Да! </text:span><text:span text:style-name="T396">Паинт, её подруга,</text:span><text:span text:style-name="T394"> видела его несколько раз — </text:span><text:span text:style-name="T395">начала шепотом Эвери и подошла поближе к своим подругам. Флурри в этот момент воспользовалась заклинанием для подслушивания, которому её науч</text:span><text:span text:style-name="T444">и</text:span><text:span text:style-name="T395">ла Лара ещё на первом году обучения и услышала — </text:span><text:span text:style-name="T397">он практически такой же, как у принцессы Twillight!</text:span><text:bookmark-end text:name="__DdeLink__6309_140401309"/></text:p>
      <text:p text:style-name="P126"><text:soft-page-break/><text:span text:style-name="T397"><text:tab/></text:span><text:bookmark-start text:name="__DdeLink__6311_140401309"/><text:span text:style-name="T373">Дарлинг</text:span><text:span text:style-name="T319"> взвизгнула и заглушила даже музыку, которую так превосходно исполняла Пёрпл на пяти инструментах.</text:span><text:bookmark-end text:name="__DdeLink__6311_140401309"/></text:p>
      <text:p text:style-name="P121"><text:span text:style-name="T366"><text:tab/></text:span><text:bookmark-start text:name="__DdeLink__6313_140401309"/><text:span text:style-name="T398">Все обратили внимание на трех подруг, Флурри в это время </text:span><text:span text:style-name="T399">отошла подальше, </text:span><text:span text:style-name="T400">чтобы не быть замеченной.</text:span><text:bookmark-end text:name="__DdeLink__6313_140401309"/></text:p>
      <text:p text:style-name="P121"><text:bookmark-start text:name="__DdeLink__6315_140401309"/><text:span text:style-name="T400">- </text:span><text:span text:style-name="T401">История просто кошмарная — криво улыбнулась </text:span><text:span text:style-name="T458">Брейни</text:span><text:span text:style-name="T401"> </text:span><text:span text:style-name="T402">и все продолжили веселиться как ни в чем не бывало.</text:span><text:bookmark-end text:name="__DdeLink__6315_140401309"/></text:p>
      <text:p text:style-name="P121"><text:bookmark-start text:name="__DdeLink__6317_140401309"/><text:span text:style-name="T402">- </text:span><text:span text:style-name="T403">Так значит, как у принцессы Twillight? - тихо спросила </text:span><text:span text:style-name="T459">Брейни.</text:span><text:bookmark-end text:name="__DdeLink__6317_140401309"/></text:p>
      <text:p text:style-name="P121"><text:bookmark-start text:name="__DdeLink__6319_140401309"/><text:span text:style-name="T403">- </text:span><text:span text:style-name="T404">Не совсем, Паинт говорила, что в её знак</text:span><text:span text:style-name="T445">е</text:span><text:span text:style-name="T404"> несколько отличий. Во-первых он прозрачный, во-вторых звезда треснутая</text:span><text:bookmark-end text:name="__DdeLink__6319_140401309"/></text:p>
      <text:p text:style-name="P123"><text:bookmark-start text:name="__DdeLink__6321_140401309"/><text:span text:style-name="T404">- Треснутая? - </text:span><text:span text:style-name="T446">ужаснулась</text:span><text:span text:style-name="T404"> <text:s/></text:span><text:span text:style-name="T373">Дарлинг.</text:span><text:bookmark-end text:name="__DdeLink__6321_140401309"/></text:p>
      <text:p text:style-name="P121"><text:bookmark-start text:name="__DdeLink__6323_140401309"/><text:span text:style-name="T404">- </text:span><text:span text:style-name="T405">Как такое вообще может быть? - </text:span><text:span text:style-name="T466">удивилась</text:span><text:span text:style-name="T405"> </text:span><text:span text:style-name="T460">Брейни.</text:span><text:bookmark-end text:name="__DdeLink__6323_140401309"/></text:p>
      <text:p text:style-name="P121"><text:bookmark-start text:name="__DdeLink__6325_140401309"/><text:span text:style-name="T405">- </text:span><text:span text:style-name="T406">Возможно это темная магия, о которой нам рассказывали на уроках или вы не слушали — <text:s/></text:span><text:span text:style-name="T407">не обраща</text:span><text:span text:style-name="T461">я</text:span><text:span text:style-name="T407"> внимания на </text:span><text:span text:style-name="T447">удивления и ужас </text:span><text:span text:style-name="T462">своих</text:span><text:span text:style-name="T407"> подруг продолжала Эвери — </text:span><text:span text:style-name="T408">она настоящая т</text:span><text:span text:style-name="T410">ё</text:span><text:span text:style-name="T408">мная пони!</text:span><text:bookmark-end text:name="__DdeLink__6325_140401309"/></text:p>
      <text:p text:style-name="P121"><text:bookmark-start text:name="__DdeLink__6327_140401309"/><text:span text:style-name="T408">- </text:span><text:span text:style-name="T409">Этого не может быть! - </text:span><text:span text:style-name="T413">не согласились</text:span><text:span text:style-name="T412"> </text:span><text:span text:style-name="T467">подруги.</text:span><text:bookmark-end text:name="__DdeLink__6327_140401309"/></text:p>
      <text:p text:style-name="P121"><text:bookmark-start text:name="__DdeLink__6329_140401309"/><text:soft-page-break/><text:span text:style-name="T409">- </text:span><text:span text:style-name="T410">Может, и она нам </text:span><text:span text:style-name="T411">поможет в одном деле — </text:span><text:span text:style-name="T414">злобно моргнув, </text:span><text:span text:style-name="T415">сказала</text:span><text:span text:style-name="T414"> Эвери.</text:span><text:bookmark-end text:name="__DdeLink__6329_140401309"/></text:p>
      <text:p text:style-name="P121"><text:bookmark-start text:name="__DdeLink__6331_140401309"/><text:span text:style-name="T411">- </text:span><text:span text:style-name="T412">Каком? - </text:span><text:span text:style-name="T416">спросила Дарлинг.</text:span><text:bookmark-end text:name="__DdeLink__6331_140401309"/></text:p>
      <text:p text:style-name="P121"><text:bookmark-start text:name="__DdeLink__6333_140401309"/><text:span text:style-name="T412">- </text:span><text:span text:style-name="T417">Скоро узнаете — улыбнулась </text:span><text:span text:style-name="T418">Эвери и </text:span><text:span text:style-name="T419">перешла на другую тему о том как ей не хочется ехать в Школу Дружбы на следующей недел</text:span><text:span text:style-name="T420">е.</text:span><text:bookmark-end text:name="__DdeLink__6333_140401309"/></text:p>
      <text:p text:style-name="P127"><text:span text:style-name="T420"><text:tab/></text:span><text:bookmark-start text:name="__DdeLink__6335_140401309"/><text:span text:style-name="T319">Флурри была поражена, она не могла спокойно дышать, нужно было предупредить принцессу Twillight и рассказать все Ларе, она не </text:span><text:span text:style-name="T468">ошиблась</text:span><text:span text:style-name="T319"> насчет </text:span><text:span text:style-name="T421">Эмбер Грим и <text:s/>всегда знала, что Эвери негодяйка.</text:span><text:bookmark-end text:name="__DdeLink__6335_140401309"/></text:p>
      <text:p text:style-name="P127"><text:span text:style-name="T421"><text:tab/></text:span><text:bookmark-start text:name="__DdeLink__6337_140401309"/><text:span text:style-name="T422">Она быстро попрощалась с оставшимися подругами </text:span><text:span text:style-name="T463">на вечеринке</text:span><text:span text:style-name="T422"> и поспешила к Ларе.</text:span><text:bookmark-end text:name="__DdeLink__6337_140401309"/></text:p>
      <text:p text:style-name="P61"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128"><text:soft-page-break/><text:span text:style-name="T469">8. </text:span><text:bookmark-start text:name="__DdeLink__6798_140401309"/>Конец друж<text:span text:style-name="T470">бы</text:span><text:bookmark-end text:name="__DdeLink__6798_140401309"/></text:p>
      <text:p text:style-name="P52"><text:tab/><text:bookmark-start text:name="__DdeLink__6339_140401309"/><text:span text:style-name="T471">В то время как Флурри </text:span><text:span text:style-name="T1201">отправилась</text:span><text:span text:style-name="T472"> к Ларе, </text:span><text:span text:style-name="T473">чтобы все ей рассказать и </text:span><text:span text:style-name="T474">отправить сообщение своей тёти, </text:span><text:span text:style-name="T475">на одной из б</text:span><text:span text:style-name="T476">ирюзовых улиц Кантерлота </text:span><text:span text:style-name="T477">произошл</text:span><text:span text:style-name="T479">о</text:span><text:span text:style-name="T477"> </text:span><text:span text:style-name="T478">одн</text:span><text:span text:style-name="T479">о</text:span><text:span text:style-name="T478"> из печальн</text:span><text:span text:style-name="T479">ых событий</text:span><text:span text:style-name="T478"> в истории всей Эквестрии.</text:span><text:bookmark-end text:name="__DdeLink__6339_140401309"/></text:p>
      <text:p text:style-name="P52"><text:tab/><text:bookmark-start text:name="__DdeLink__6341_140401309"/><text:span text:style-name="T480">На углу этой улицы был прилавок, в котором продавали </text:span><text:span text:style-name="T481">сувениры из Кристально</text:span><text:span text:style-name="T482">й</text:span><text:span text:style-name="T481"> империи и около этого прилавка, уже закрытого, </text:span><text:span text:style-name="T483">стояла пони, темная как уголь, это была Эмбер Грим.</text:span><text:bookmark-end text:name="__DdeLink__6341_140401309"/></text:p>
      <text:p text:style-name="P52"><text:tab/><text:bookmark-start text:name="__DdeLink__6343_140401309"/><text:span text:style-name="T484">В это время пошел дождь и </text:span><text:span text:style-name="T1203">все улицы опустели.</text:span><text:bookmark-end text:name="__DdeLink__6343_140401309"/><text:span text:style-name="T485"> <text:s/><text:tab/></text:span><text:bookmark-start text:name="__DdeLink__6345_140401309"/><text:span text:style-name="T1204">Эмбер Грим</text:span><text:span text:style-name="T485"> </text:span><text:span text:style-name="T1205">не собиралась уходить, она кого-то</text:span><text:span text:style-name="T485"> ждала и ждала с </text:span><text:span text:style-name="T486">большим </text:span><text:span text:style-name="T485">нетерпением.</text:span><text:bookmark-end text:name="__DdeLink__6345_140401309"/></text:p>
      <text:p text:style-name="P52"><text:tab/><text:bookmark-start text:name="__DdeLink__6347_140401309"/><text:span text:style-name="T487">Ей стало скучно и она решила посмотреть, что было в прилавках </text:span><text:span text:style-name="T488">сквозь прозрачное стекло и увидела множество кристаллов </text:span><text:span text:style-name="T489">с разнообразными оттенками,</text:span><text:span text:style-name="T488"> начиная с бирюзового </text:span><text:span text:style-name="T490">и заканчивая</text:span><text:span text:style-name="T488"> </text:span><text:span text:style-name="T490">темно-серым.</text:span><text:bookmark-end text:name="__DdeLink__6347_140401309"/></text:p>
      <text:p text:style-name="P52"><text:tab/><text:bookmark-start text:name="__DdeLink__6349_140401309"/><text:span text:style-name="T491">Вдруг она услышала шаги, обернулась и увидела свою </text:span><text:span text:style-name="T492">единственную подругу, с которой дружила все </text:span><text:span text:style-name="T561">своё</text:span><text:span text:style-name="T492"> детство.</text:span><text:bookmark-end text:name="__DdeLink__6349_140401309"/></text:p>
      <text:p text:style-name="P52"><text:bookmark-start text:name="__DdeLink__6351_140401309"/><text:soft-page-break/>- <text:span text:style-name="T493">Эмбер </text:span><text:span text:style-name="T494">зачем нужно было идти в это место и ещё </text:span><text:span text:style-name="T562">в такую погоду</text:span><text:span text:style-name="T494">? Разве ты не знала, что будет дождь? - </text:span><text:span text:style-name="T1206">недовольно </text:span><text:span text:style-name="T1207">спросила</text:span><text:span text:style-name="T495"> Паинт.</text:span><text:bookmark-end text:name="__DdeLink__6351_140401309"/></text:p>
      <text:p text:style-name="P52"><text:bookmark-start text:name="__DdeLink__6353_140401309"/>- <text:span text:style-name="T496">Прости, Паинт, я люблю такую погоду и ты это знаешь, а ещё я </text:span><text:span text:style-name="T498">хотела с тобой прогуляться наедине,</text:span><text:span text:style-name="T497"> мы ведь лучшие </text:span><text:span text:style-name="T563">подруги</text:span><text:span text:style-name="T497"> — </text:span><text:span text:style-name="T499">спокойным голосом проговорила Эмбер, в котором чувствовалась искренняя дружеская любовь.</text:span><text:bookmark-end text:name="__DdeLink__6353_140401309"/></text:p>
      <text:p text:style-name="P52"><text:bookmark-start text:name="__DdeLink__6355_140401309"/>- <text:span text:style-name="T500">Да, у меня есть, что тебе сказать — резко ответила Паинт, она </text:span><text:span text:style-name="T501">была раздражительна и </text:span><text:span text:style-name="T502">хотела побыстрее закончить этот разговор.</text:span><text:bookmark-end text:name="__DdeLink__6355_140401309"/></text:p>
      <text:p text:style-name="P53"><text:bookmark-start text:name="__DdeLink__6357_140401309"/>- <text:span text:style-name="T503">Хорошо, пойдем в ту сторону, там </text:span><text:span text:style-name="T504">классный вид на Кантерлотский замок</text:span><text:bookmark-end text:name="__DdeLink__6357_140401309"/></text:p>
      <text:p text:style-name="P54"><text:span text:style-name="T505"><text:tab/></text:span><text:bookmark-start text:name="__DdeLink__6359_140401309"/><text:span text:style-name="T505">Паинт неохотно согласилась и они вдвоем направились в сторону замка, в котором сейчас </text:span><text:span text:style-name="T506">принцесса Twillight </text:span><text:span text:style-name="T564">листала альбом, подаренный Starlight, </text:span><text:span text:style-name="T565">в котором были запечатлены самые яркие </text:span><text:span text:style-name="T1208">воспоминани</text:span><text:span text:style-name="T1209">я с её лучшими подругами</text:span><text:span text:style-name="T564">.</text:span><text:bookmark-end text:name="__DdeLink__6359_140401309"/></text:p>
      <text:p text:style-name="P54"><text:tab/><text:bookmark-start text:name="__DdeLink__6361_140401309"/><text:span text:style-name="T518">У Паинт</text:span><text:span text:style-name="T514"> </text:span><text:span text:style-name="T517">была</text:span><text:span text:style-name="T514"> </text:span><text:span text:style-name="T516">красновато-желт</text:span><text:span text:style-name="T517">ая</text:span><text:span text:style-name="T516"> </text:span><text:span text:style-name="T515">кудряв</text:span><text:span text:style-name="T517">ая</text:span><text:span text:style-name="T515"> грив</text:span><text:span text:style-name="T517">а, </text:span><text:span text:style-name="T566">которая подала на едва заметный из-под неё рог. А на носу у неё всегда были большие очки в черной оправе.</text:span><text:bookmark-end text:name="__DdeLink__6361_140401309"/></text:p>
      <text:p text:style-name="P54"><text:bookmark-start text:name="__DdeLink__6363_140401309"/><text:span text:style-name="T503">- </text:span><text:span text:style-name="T507">Что ты хотела мне сказать? — спросила Эмбер.</text:span><text:bookmark-end text:name="__DdeLink__6363_140401309"/></text:p>
      <text:p text:style-name="P54"><text:bookmark-start text:name="__DdeLink__6365_140401309"/><text:soft-page-break/>- <text:span text:style-name="T508">Я хотела сказать, что </text:span><text:span text:style-name="T509">наша дружба была моей ошибкой и </text:span><text:span text:style-name="T510">мы больше не можем быть подругами, </text:span><text:span text:style-name="T511">поэтому </text:span><text:span text:style-name="T512">прощай</text:span><text:bookmark-end text:name="__DdeLink__6365_140401309"/></text:p>
      <text:p text:style-name="P55"><text:tab/><text:bookmark-start text:name="__DdeLink__6367_140401309"/>Эмбер внезапно остановилась <text:s/>и <text:span text:style-name="T513">не могла поверить, была ли это правда или сон, её словно поразили громом.</text:span><text:bookmark-end text:name="__DdeLink__6367_140401309"/><text:span text:style-name="T513"> </text:span></text:p>
      <text:p text:style-name="P55"><text:bookmark-start text:name="__DdeLink__6369_140401309"/>- <text:span text:style-name="T519">Ты пошутила? - с надеждой спросила Эмбер.</text:span><text:bookmark-end text:name="__DdeLink__6369_140401309"/></text:p>
      <text:p text:style-name="P55"><text:bookmark-start text:name="__DdeLink__6371_140401309"/>- <text:span text:style-name="T520">Нет! Мы больше не можем дружить — </text:span><text:span text:style-name="T521">твердо ответила Паинт.</text:span><text:bookmark-end text:name="__DdeLink__6371_140401309"/></text:p>
      <text:p text:style-name="P55"><text:bookmark-start text:name="__DdeLink__6373_140401309"/>- <text:span text:style-name="T522">Может быть я что-то сделала не так, ты ведь прекрасно меня понимаешь, я твоя лучшая подруга и…</text:span><text:bookmark-end text:name="__DdeLink__6373_140401309"/></text:p>
      <text:p text:style-name="P55"><text:bookmark-start text:name="__DdeLink__6375_140401309"/>- <text:span text:style-name="T522">Прекрати! Я тебя никогда не понимала и не хочу понимать, ты </text:span><text:span text:style-name="T523">странная, </text:span><text:span text:style-name="T524">мне нужны другие пони, не ты — </text:span><text:span text:style-name="T525">перебила Паинт </text:span><text:span text:style-name="T1210">и направилась</text:span><text:span text:style-name="T567"> </text:span><text:span text:style-name="T526">назад.</text:span><text:bookmark-end text:name="__DdeLink__6375_140401309"/></text:p>
      <text:p text:style-name="P56"><text:tab/><text:bookmark-start text:name="__DdeLink__6377_140401309"/>Эмбер была в отчаянии от таких слов, она не могла допустить <text:span text:style-name="T527">потерять единственную свою подругу, которую очень сильно любила.</text:span><text:bookmark-end text:name="__DdeLink__6377_140401309"/></text:p>
      <text:p text:style-name="P56"><text:bookmark-start text:name="__DdeLink__6379_140401309"/>- <text:span text:style-name="T528">Подожди, Паинт!</text:span><text:bookmark-end text:name="__DdeLink__6379_140401309"/></text:p>
      <text:p text:style-name="P56"><text:bookmark-start text:name="__DdeLink__6383_140401309"/>- <text:span text:style-name="T529">Что ещё? - безразлично спросила Паинт.</text:span><text:bookmark-end text:name="__DdeLink__6383_140401309"/></text:p>
      <text:p text:style-name="P56"><text:bookmark-start text:name="__DdeLink__6385_140401309"/><text:soft-page-break/>- <text:span text:style-name="T530">Скажи мне всю правду, почему ты так решила и решила ли ты сама? Может твои новые подруги…</text:span><text:bookmark-end text:name="__DdeLink__6385_140401309"/></text:p>
      <text:p text:style-name="P56"><text:bookmark-start text:name="__DdeLink__6387_140401309"/>- <text:span text:style-name="T530">Не надо ничего говорить про </text:span><text:span text:style-name="T568">моих новых друзей</text:span><text:span text:style-name="T530">, ты и </text:span><text:span text:style-name="T531">копыта их не стоишь! - </text:span><text:span text:style-name="T532">начала злиться Паинт — </text:span><text:span text:style-name="T533">мы больше не друзья и точка, потому что я не хотела с тобой дружить и никогда не захочу, </text:span><text:span text:style-name="T534">найди </text:span><text:span text:style-name="T571">себе </text:span><text:span text:style-name="T534">другую </text:span><text:span text:style-name="T569">такую же </text:span><text:span text:style-name="T534">темную пон</text:span><text:span text:style-name="T569">и, </text:span><text:span text:style-name="T570">как ты</text:span><text:span text:style-name="T569">!</text:span><text:bookmark-end text:name="__DdeLink__6387_140401309"/></text:p>
      <text:p text:style-name="P57"><text:tab/><text:bookmark-start text:name="__DdeLink__6389_140401309"/>Эмбер остановилась и больше не пыталась <text:span text:style-name="T535">догнать Паинт, она поняла, что все уже закончилось, закончились самые счастливые её дни и наступило </text:span><text:span text:style-name="T572">ужасное время</text:span><text:span text:style-name="T535">. </text:span><text:bookmark-end text:name="__DdeLink__6389_140401309"/></text:p>
      <text:p text:style-name="P58"><text:tab/><text:bookmark-start text:name="__DdeLink__6391_140401309"/><text:span text:style-name="T536">С тех пор, как она поступила в Кантерлотскую школу, все смотрели на неё как на демона, </text:span><text:span text:style-name="T537">но Эмбер это мало волновало потому что у неё была единственная подруга, с которой </text:span><text:span text:style-name="T1211">она чувствовала себя счастливой</text:span><text:span text:style-name="T537">, но теперь и она отреклась от неё.</text:span><text:bookmark-end text:name="__DdeLink__6391_140401309"/><text:span text:style-name="T537"> </text:span></text:p>
      <text:p text:style-name="P58"><text:span text:style-name="T538"><text:tab/></text:span><text:bookmark-start text:name="__DdeLink__6393_140401309"/><text:span text:style-name="T538">Она ос</text:span><text:span text:style-name="T539">талась совсем одной.</text:span><text:bookmark-end text:name="__DdeLink__6393_140401309"/></text:p>
      <text:p text:style-name="P57"><text:tab/><text:bookmark-start text:name="__DdeLink__6397_140401309"/><text:span text:style-name="T540">Дождь </text:span><text:span text:style-name="T573">стал ещё сильнее</text:span><text:span text:style-name="T540"> и </text:span><text:span text:style-name="T541">с куполообразных крыш капала вода, Эмбер шла </text:span><text:span text:style-name="T542">по влажной фиолетово-синей дорожке </text:span><text:span text:style-name="T1212">в сторону</text:span><text:span text:style-name="T543"> Кантерлотской школ</text:span><text:span text:style-name="T1213">ы</text:span><text:span text:style-name="T543">, около которой находился небольшой парк с </text:span><text:span text:style-name="T544">окаменелыми статуями.</text:span><text:bookmark-end text:name="__DdeLink__6397_140401309"/></text:p>
      <text:p text:style-name="P57"><text:tab/><text:bookmark-start text:name="__DdeLink__6399_140401309"/><text:span text:style-name="T545">Одно из любимых мест Эмбер.</text:span><text:bookmark-end text:name="__DdeLink__6399_140401309"/></text:p>
      <text:p text:style-name="P57"><text:soft-page-break/><text:tab/><text:bookmark-start text:name="__DdeLink__6401_140401309"/><text:span text:style-name="T546">Она остановилась </text:span><text:span text:style-name="T547">около </text:span><text:span text:style-name="T548">одной из серокаменных сооружений и прочитала:</text:span><text:bookmark-end text:name="__DdeLink__6401_140401309"/></text:p>
      <text:p text:style-name="P57"><text:tab/><text:bookmark-start text:name="__DdeLink__6403_140401309"/>«<text:span text:style-name="T548">Коузи Глоу, Тирек и Крисалис</text:span>»<text:bookmark-end text:name="__DdeLink__6403_140401309"/></text:p>
      <text:p text:style-name="P55"><text:tab/><text:bookmark-start text:name="__DdeLink__6405_140401309"/><text:span text:style-name="T549">Она хороша знала эту тройку злодеев из истории Эквестрии </text:span><text:span text:style-name="T550">и </text:span><text:span text:style-name="T552">даже </text:span><text:span text:style-name="T550">пыталась овладеть техникой </text:span><text:span text:style-name="T551">превращения в разных существ, как </text:span><text:span text:style-name="T1214">это делала</text:span><text:span text:style-name="T551"> Крисалис, </text:span><text:span text:style-name="T553">но ей никогда этого не удавалось.</text:span><text:bookmark-end text:name="__DdeLink__6405_140401309"/></text:p>
      <text:p text:style-name="P55"><text:tab/><text:bookmark-start text:name="__DdeLink__6407_140401309"/><text:span text:style-name="T554">Эмбер смотрела как капли падали на каменные волосы Коузи </text:span><text:span text:style-name="T555">и медленно </text:span><text:span text:style-name="T556">стекались</text:span><text:span text:style-name="T555"> к подножию, </text:span><text:span text:style-name="T557">образовывая </text:span><text:span text:style-name="T558">маленькую лужу вокруг, </text:span><text:span text:style-name="T1215">напоминающую</text:span><text:span text:style-name="T558"> ров </text:span><text:span text:style-name="T574">замка</text:span><text:span text:style-name="T558">.</text:span><text:bookmark-end text:name="__DdeLink__6407_140401309"/></text:p>
      <text:p text:style-name="P55"><text:tab/><text:bookmark-start text:name="__DdeLink__6409_140401309"/><text:span text:style-name="T559">Потом она направилась в Кантерлотское общежитие, чтобы </text:span><text:span text:style-name="T575">запереться от всех в комнате и</text:span><text:span text:style-name="T559"> заняться книгами </text:span><text:span text:style-name="T560">и заклинаниями</text:span><text:span text:style-name="T559"> все выходные.</text:span><text:bookmark-end text:name="__DdeLink__6409_140401309"/></text:p>
      <text:p text:style-name="P55"><text:tab/></text:p>
      <text:p text:style-name="P52"><text:tab/></text:p>
      <text:p text:style-name="P52"/>
      <text:p text:style-name="P52"/>
      <text:p text:style-name="P52"/>
      <text:p text:style-name="P52"/>
      <text:p text:style-name="P129"><text:soft-page-break/>9. <text:bookmark-start text:name="__DdeLink__6800_140401309"/>Школа Дружбы<text:bookmark-end text:name="__DdeLink__6800_140401309"/></text:p>
      <text:p text:style-name="P62"><text:tab/><text:bookmark-start text:name="__DdeLink__6411_140401309"/><text:span text:style-name="T576">После дождливых выходных </text:span><text:span text:style-name="T669">дней </text:span><text:span text:style-name="T576">несколько классов, в том числе и класс Флурри должны были отправиться в школу Дружбы на несколько уроков, </text:span><text:span text:style-name="T577">которая находилась в Понивилле.</text:span><text:bookmark-end text:name="__DdeLink__6411_140401309"/></text:p>
      <text:p text:style-name="P62"><text:tab/><text:bookmark-start text:name="__DdeLink__6413_140401309"/><text:span text:style-name="T578">Флурри не могла спокойно себя чувствовать из-за подслушанного разговора и часто его обсуждала с </text:span><text:span text:style-name="T670">своей лучшей подругой</text:span><text:span text:style-name="T578">.</text:span><text:bookmark-end text:name="__DdeLink__6413_140401309"/></text:p>
      <text:p text:style-name="P62"><text:bookmark-start text:name="__DdeLink__6415_140401309"/>- <text:span text:style-name="T580">Флурри, успокойся. Если т</text:span><text:span text:style-name="T579">воя тётя ответила тебе, что не стоит беспокоиться, </text:span><text:span text:style-name="T580">то не стоит этого делать</text:span><text:span text:style-name="T579"> — говорила ей ни первый раз Лара.</text:span><text:bookmark-end text:name="__DdeLink__6415_140401309"/></text:p>
      <text:p text:style-name="P62"><text:bookmark-start text:name="__DdeLink__6417_140401309"/>- <text:span text:style-name="T581">Ты не понимаешь, у неё много других дел и она не может помочь нам остановить Эмбер </text:span><text:span text:style-name="T671">в её злых намерениях </text:span><text:span text:style-name="T581">— </text:span><text:span text:style-name="T582">настаивала на своём Флурри.</text:span><text:bookmark-end text:name="__DdeLink__6417_140401309"/></text:p>
      <text:p text:style-name="P63"><text:bookmark-start text:name="__DdeLink__6419_140401309"/>- <text:span text:style-name="T583">Ты уже прямо говоришь, что она темная пони. </text:span><text:span text:style-name="T1216">К</text:span><text:span text:style-name="T583">ак ты это поняла, из того, что сказала Эвери Хейт? - </text:span><text:span text:style-name="T584">слегка усмехнувшись </text:span><text:span text:style-name="T672">спросила</text:span><text:span text:style-name="T584"> Лара.</text:span><text:bookmark-end text:name="__DdeLink__6419_140401309"/></text:p>
      <text:p text:style-name="P64"><text:bookmark-start text:name="__DdeLink__6421_140401309"/><text:span text:style-name="T583">- </text:span><text:span text:style-name="T585">Хоть и Эвери Хейт негодяйка и лгунья, в этом она не ошибается, я в этом уверена</text:span><text:bookmark-end text:name="__DdeLink__6421_140401309"/></text:p>
      <text:p text:style-name="P64"><text:bookmark-start text:name="__DdeLink__6423_140401309"/><text:span text:style-name="T583">- </text:span><text:span text:style-name="T586">Хорошо, у тебя будет шанс её остановить — улыбнулась Лара и </text:span><text:span text:style-name="T588">мотнула</text:span><text:span text:style-name="T587"> головой, </text:span><text:span text:style-name="T673">показывая что Флурри стоит посмотреть назад</text:span><text:span text:style-name="T587">.</text:span><text:bookmark-end text:name="__DdeLink__6423_140401309"/></text:p>
      <text:p text:style-name="P65"><text:soft-page-break/><text:tab/><text:bookmark-start text:name="__DdeLink__6425_140401309"/>Флурри обернулась и поняла, что класс Эмбер тоже поед<text:span text:style-name="T1217">е</text:span>т в школу Друж<text:span text:style-name="T589">бы.</text:span><text:bookmark-end text:name="__DdeLink__6425_140401309"/><text:span text:style-name="T589"> </text:span></text:p>
      <text:p text:style-name="P65"><text:tab/><text:bookmark-start text:name="__DdeLink__6427_140401309"/><text:span text:style-name="T590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591">считала долгом остановить темную пони.</text:span><text:bookmark-end text:name="__DdeLink__6427_140401309"/></text:p>
      <text:p text:style-name="P66"><text:bookmark-start text:name="__DdeLink__6429_140401309"/>- <text:span text:style-name="T592">Все готовы? — </text:span><text:span text:style-name="T595">спроси</text:span><text:span text:style-name="T596">ла</text:span><text:span text:style-name="T593"> </text:span><text:span text:style-name="T594">Потион Грин </text:span><text:span text:style-name="T598">(</text:span><text:span text:style-name="T597">учитель по зельеварению</text:span><text:span text:style-name="T598">).</text:span><text:bookmark-end text:name="__DdeLink__6429_140401309"/></text:p>
      <text:p text:style-name="P66"><text:bookmark-start text:name="__DdeLink__6431_140401309"/>- <text:span text:style-name="T598">Да — дружно ответили ученики.</text:span><text:bookmark-end text:name="__DdeLink__6431_140401309"/></text:p>
      <text:p text:style-name="P69"><text:tab/><text:bookmark-start text:name="__DdeLink__6433_140401309"/>Флурри снова <text:span text:style-name="T602">была </text:span>рада встретится со Старлайт и Санбёрстом, <text:span text:style-name="T599">увидеть разнообразных существ из разных уголков Эквестрии, </text:span><text:span text:style-name="T600">навестить </text:span><text:span text:style-name="T601">искателей знаков отличия </text:span><text:span text:style-name="T603">и не забыть о великой и всемогущей Трикси.</text:span><text:bookmark-end text:name="__DdeLink__6433_140401309"/></text:p>
      <text:p text:style-name="P69"><text:bookmark-start text:name="__DdeLink__6435_140401309"/>- <text:span text:style-name="T604">Флурри, я тебя потеряла — </text:span><text:span text:style-name="T674">с легким беспокойством сказала Лара.</text:span><text:bookmark-end text:name="__DdeLink__6435_140401309"/></text:p>
      <text:p text:style-name="P69"><text:bookmark-start text:name="__DdeLink__6437_140401309"/>- <text:span text:style-name="T605">Прости, я немного попрактиковалась с Санбёрстом, </text:span><text:span text:style-name="T606">нужно было выполнить парочку заданий, теперь я полностью свободна</text:span><text:bookmark-end text:name="__DdeLink__6437_140401309"/></text:p>
      <text:p text:style-name="P69"><text:bookmark-start text:name="__DdeLink__6439_140401309"/>- <text:span text:style-name="T607">Здорово, </text:span><text:span text:style-name="T675">теперь </text:span><text:span text:style-name="T607">будешь </text:span><text:span text:style-name="T675">следить</text:span><text:span text:style-name="T607"> за </text:span><text:span text:style-name="T608">Эмбер? — </text:span><text:span text:style-name="T609">слегка смеясь </text:span><text:span text:style-name="T676">спросила</text:span><text:span text:style-name="T609"> Лара.</text:span><text:bookmark-end text:name="__DdeLink__6439_140401309"/></text:p>
      <text:p text:style-name="P69"><text:bookmark-start text:name="__DdeLink__6441_140401309"/><text:soft-page-break/>- <text:span text:style-name="T610">Это не шутки, Лара, Эквестрия </text:span><text:span text:style-name="T677">ни</text:span><text:span text:style-name="T610"> раз была на гране гибели и её спасала моя </text:span><text:span text:style-name="T612">тётя</text:span><text:span text:style-name="T610"> со своими друзьями, теперь наш чер</text:span><text:span text:style-name="T611">ёд!</text:span><text:bookmark-end text:name="__DdeLink__6441_140401309"/></text:p>
      <text:p text:style-name="P69"><text:bookmark-start text:name="__DdeLink__6443_140401309"/>- <text:span text:style-name="T613">Хорошо — согласилась Лара.</text:span><text:bookmark-end text:name="__DdeLink__6443_140401309"/></text:p>
      <text:p text:style-name="P69"><text:tab/><text:bookmark-start text:name="__DdeLink__6445_140401309"/><text:span text:style-name="T614">Внезапно из соседнего коридора послышался <text:s/>крик. </text:span><text:span text:style-name="T615">Флурри </text:span><text:span text:style-name="T616">моментально среагировала и </text:span><text:span text:style-name="T617">поспешила </text:span><text:span text:style-name="T618">помочь </text:span><text:span text:style-name="T678">пон</text:span><text:span text:style-name="T618">и, </text:span><text:span text:style-name="T678">попавшей в беду</text:span><text:span text:style-name="T618">.</text:span><text:bookmark-end text:name="__DdeLink__6445_140401309"/></text:p>
      <text:p text:style-name="P69"><text:tab/><text:bookmark-start text:name="__DdeLink__6447_140401309"/><text:span text:style-name="T619">Когда она оказал</text:span><text:span text:style-name="T679">а</text:span><text:span text:style-name="T619">сь в том самом коридоре, то она увидела остолбеневшую Эвери Хейт, которая не могла пошевелиться, но издавала жалобн</text:span><text:span text:style-name="T620">ые</text:span><text:span text:style-name="T619"> звуки, напоминающие мольбу о помощи.</text:span><text:bookmark-end text:name="__DdeLink__6447_140401309"/></text:p>
      <text:p text:style-name="P69"><text:tab/><text:bookmark-start text:name="__DdeLink__6449_140401309"/><text:span text:style-name="T620">Рядом с ней стояла Эмбер Грим и держала в руке какую-то книгу, </text:span><text:span text:style-name="T621">никто не осмеливался ей помешать, всех охватил ужас.</text:span><text:bookmark-end text:name="__DdeLink__6449_140401309"/></text:p>
      <text:p text:style-name="P69"><text:bookmark-start text:name="__DdeLink__6451_140401309"/>- <text:span text:style-name="T622">Прекрати Эмбер — </text:span><text:span text:style-name="T680">крикнула</text:span><text:span text:style-name="T623"> Флурри.</text:span><text:bookmark-end text:name="__DdeLink__6451_140401309"/></text:p>
      <text:p text:style-name="P71"><text:tab/><text:bookmark-start text:name="__DdeLink__6453_140401309"/>Эмбер Грим <text:span text:style-name="T624">молча стояла </text:span><text:span text:style-name="T681">и </text:span><text:span text:style-name="T624">читала страницы обшарпанной книги, </text:span><text:span text:style-name="T682">не обращая никакого внимания на все, что происходило вокруг </text:span><text:span text:style-name="T687">и поэтому не </text:span><text:span text:style-name="T1219">у</text:span><text:span text:style-name="T687">слышала </text:span><text:span text:style-name="T1218">грозного приказа </text:span><text:span text:style-name="T687">Флурри</text:span><text:span text:style-name="T682">.</text:span><text:bookmark-end text:name="__DdeLink__6453_140401309"/><text:span text:style-name="T624"> </text:span></text:p>
      <text:p text:style-name="P71"><text:span text:style-name="T682"><text:tab/></text:span><text:bookmark-start text:name="__DdeLink__6455_140401309"/><text:span text:style-name="T682">К</text:span><text:span text:style-name="T624">огда </text:span><text:span text:style-name="T683">она</text:span><text:span text:style-name="T624"> дошла до последней </text:span><text:span text:style-name="T684">страницы</text:span><text:span text:style-name="T624">, </text:span><text:span text:style-name="T685">она подняла голову, захлопнула книгу, вывела Эвери из </text:span><text:soft-page-break/><text:span text:style-name="T685">остолбенения,</text:span><text:span text:style-name="T625"> </text:span><text:span text:style-name="T688">щелкнув двумя пальцами, </text:span><text:span text:style-name="T625">и </text:span><text:span text:style-name="T686">пошла прочь</text:span><text:span text:style-name="T625">.</text:span><text:bookmark-end text:name="__DdeLink__6455_140401309"/></text:p>
      <text:p text:style-name="P70"><text:tab/><text:bookmark-start text:name="__DdeLink__6457_140401309"/><text:span text:style-name="T626">Лара прибежала вслед за Флурри и </text:span><text:span text:style-name="T1220">видела</text:span><text:span text:style-name="T689"> все, что смогла увидеть её подруга</text:span><text:span text:style-name="T626">.</text:span><text:bookmark-end text:name="__DdeLink__6457_140401309"/></text:p>
      <text:p text:style-name="P70"><text:tab/><text:bookmark-start text:name="__DdeLink__6459_140401309"/><text:span text:style-name="T627">Флурри </text:span><text:span text:style-name="T690">следом кинулась за</text:span><text:span text:style-name="T627"> Эмбер и </text:span><text:span text:style-name="T628">попыталась отобрать у неё книгу </text:span><text:span text:style-name="T629">с помощью заклинания перемещ</text:span><text:span text:style-name="T630">ения, но Эмбер быстро среагировала и забрала её обратно.</text:span><text:bookmark-end text:name="__DdeLink__6459_140401309"/></text:p>
      <text:p text:style-name="P70"><text:bookmark-start text:name="__DdeLink__6461_140401309"/>- <text:span text:style-name="T631">Что в твоей книге? Заклинания темной магии? Что ты скрываешь? - </text:span><text:span text:style-name="T691">не могла успокоиться</text:span><text:span text:style-name="T631"> Флурри.</text:span><text:bookmark-end text:name="__DdeLink__6461_140401309"/></text:p>
      <text:p text:style-name="P70"><text:bookmark-start text:name="__DdeLink__6463_140401309"/>- <text:span text:style-name="T632">В моей книге дорогие для меня фотографии, которыми я ни с кем делиться не буду — </text:span><text:span text:style-name="T633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73"><text:tab/><text:bookmark-start text:name="__DdeLink__6465_140401309"/>Флурри не могла это так оставить, в<text:span text:style-name="T692">ну</text:span><text:span text:style-name="T878">т</text:span><text:span text:style-name="T692">ри</text:span> разгорелся огонь и она хотела все закончить прямо сейчас. <text:bookmark-end text:name="__DdeLink__6465_140401309"/></text:p>
      <text:p text:style-name="P73"><text:span text:style-name="T634"><text:tab/></text:span><text:bookmark-start text:name="__DdeLink__6467_140401309"/><text:span text:style-name="T634">Она </text:span><text:span text:style-name="T635">растворилась в кристальном дожде и появилась</text:span><text:span text:style-name="T634"> прямо перед Эмбер, </text:span><text:span text:style-name="T636">но она не успела и сказать слова, как оказалась снова позади неё.</text:span><text:bookmark-end text:name="__DdeLink__6467_140401309"/></text:p>
      <text:p text:style-name="P72"><text:bookmark-start text:name="__DdeLink__6469_140401309"/>- <text:span text:style-name="T636">Тебе не стоит пытаться, у тебя есть лишь врожденный талант, но нет достаточно знаний и </text:span><text:soft-page-break/><text:span text:style-name="T636">умений, которые нужно развивать — </text:span><text:span text:style-name="T637">осадила её Эмбер.</text:span><text:bookmark-end text:name="__DdeLink__6469_140401309"/></text:p>
      <text:p text:style-name="P72"><text:bookmark-start text:name="__DdeLink__6471_140401309"/>- <text:span text:style-name="T637">Ты демон, </text:span><text:span text:style-name="T638">и… - Флурри не могла соображать, она </text:span><text:span text:style-name="T639">не знала, что делает, </text:span><text:span text:style-name="T694">что говорит</text:span><text:span text:style-name="T693"> </text:span><text:span text:style-name="T640">— </text:span><text:span text:style-name="T641">я вызываю тебя на магическую дуэль!</text:span><text:bookmark-end text:name="__DdeLink__6471_140401309"/></text:p>
      <text:p text:style-name="P74"><text:tab/><text:bookmark-start text:name="__DdeLink__6473_140401309"/>Эмбер посмотрела ей в глаза и поняла, что <text:span text:style-name="T642">они будут драться на магическом поединке по настоящему.</text:span><text:bookmark-end text:name="__DdeLink__6473_140401309"/></text:p>
      <text:p text:style-name="P74"><text:bookmark-start text:name="__DdeLink__6475_140401309"/>- <text:span text:style-name="T643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695">свою</text:span><text:span text:style-name="T643"> </text:span><text:span text:style-name="T644">кривую </text:span><text:span text:style-name="T696">и </text:span><text:span text:style-name="T644">мерзкую для Флурри улыбку.</text:span><text:bookmark-end text:name="__DdeLink__6475_140401309"/></text:p>
      <text:p text:style-name="P74"><text:bookmark-start text:name="__DdeLink__6477_140401309"/>- <text:span text:style-name="T645">Вызвала! И теперь </text:span><text:span text:style-name="T646">я увижу какой ты демон на самом деле — </text:span><text:span text:style-name="T697">торжествовала Флурри.</text:span><text:bookmark-end text:name="__DdeLink__6477_140401309"/></text:p>
      <text:p text:style-name="P75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649">и её это забавляло.</text:span><text:bookmark-end text:name="__DdeLink__6479_140401309"/></text:p>
      <text:p text:style-name="P75"><text:bookmark-start text:name="__DdeLink__6481_140401309"/>- <text:span text:style-name="T647">Увидимся в 5 часов вечера у </text:span><text:span text:style-name="T648">фонтана</text:span><text:span text:style-name="T647"> Золотой Дуб — </text:span><text:span text:style-name="T650">твердо сказала Флурри и </text:span><text:span text:style-name="T699">направилась в другую сторону,</text:span><text:span text:style-name="T698"> лишь бы подальше</text:span><text:span text:style-name="T650"> от Эмбер.</text:span><text:bookmark-end text:name="__DdeLink__6481_140401309"/></text:p>
      <text:p text:style-name="P75"><text:bookmark-start text:name="__DdeLink__6483_140401309"/>- <text:span text:style-name="T651">Хорошо — прозвучал такой же ледяной </text:span><text:span text:style-name="T1221">голос, </text:span><text:span text:style-name="T1222">как при первой встречи</text:span><text:span text:style-name="T700">.</text:span><text:bookmark-end text:name="__DdeLink__6483_140401309"/></text:p>
      <text:p text:style-name="P75"><text:soft-page-break/><text:tab/><text:bookmark-start text:name="__DdeLink__6485_140401309"/><text:span text:style-name="T652">Лара все видела и не хотела вмешиваться потому что всегда верила </text:span><text:span text:style-name="T1223">в свою</text:span><text:span text:style-name="T652"> подруг</text:span><text:span text:style-name="T1223">у</text:span><text:span text:style-name="T652">, но сейчас она видела в ней сплошное безумие.</text:span><text:bookmark-end text:name="__DdeLink__6485_140401309"/></text:p>
      <text:p text:style-name="P75"><text:bookmark-start text:name="__DdeLink__6487_140401309"/>- <text:span text:style-name="T653">Флурри отмени эту дурацкую магическую дуэль, зачем тебе это все? - недоумевала Лара.</text:span><text:bookmark-end text:name="__DdeLink__6487_140401309"/></text:p>
      <text:p text:style-name="P75"><text:bookmark-start text:name="__DdeLink__6489_140401309"/>- <text:span text:style-name="T653">Прости, но я должна с ней сразиться, </text:span><text:span text:style-name="T654">сегодня зла в Эквестрии </text:span><text:span text:style-name="T701">станет меньше</text:span><text:span text:style-name="T654"> — </text:span><text:span text:style-name="T655">не отступала <text:s/></text:span><text:span text:style-name="T1224">от своего </text:span><text:span text:style-name="T655">Флурри.</text:span><text:bookmark-end text:name="__DdeLink__6489_140401309"/></text:p>
      <text:p text:style-name="P76"><text:tab/><text:bookmark-start text:name="__DdeLink__6491_140401309"/>Лара не стала возражать, <text:span text:style-name="T656">для неё был хорошо знаком порывистый характер своей подруг</text:span><text:span text:style-name="T702">и</text:span><text:span text:style-name="T656">, которая если чего-то захочет, то с большим пылом стремится к этому </text:span><text:span text:style-name="T657">и поэтому быть рядом сейчас для неё было первостепенным долгом хорошей подруги.</text:span><text:bookmark-end text:name="__DdeLink__6491_140401309"/></text:p>
      <text:p text:style-name="P77"><text:tab/><text:bookmark-start text:name="__DdeLink__6493_140401309"/><text:span text:style-name="T658">К сожалению известие о магической дуэли стало известно почти все</text:span><text:span text:style-name="T660">м</text:span><text:span text:style-name="T658"> ученикам, даже </text:span><text:span text:style-name="T661">несколько</text:span><text:span text:style-name="T659"> драконов обсуждали предстоящую битву </text:span><text:span text:style-name="T661">и рассказывали её гипогрифам.</text:span><text:bookmark-end text:name="__DdeLink__6493_140401309"/><text:span text:style-name="T661"> </text:span></text:p>
      <text:p text:style-name="P77"><text:span text:style-name="T662"><text:tab/></text:span><text:bookmark-start text:name="__DdeLink__6495_140401309"/><text:span text:style-name="T662">Лишь учителя </text:span><text:span text:style-name="T703">не были осведомлены об это</text:span><text:span text:style-name="T704">м</text:span><text:span text:style-name="T662">: </text:span><text:span text:style-name="T1225">Старлайт</text:span><text:span text:style-name="T662"> была занята решением проблем </text:span><text:span text:style-name="T663">у нескольких оборотней, а Санберст отлучился в библиотеку, чтобы помочь ученикам </text:span><text:span text:style-name="T664">найти интересующие для них книги.</text:span><text:bookmark-end text:name="__DdeLink__6495_140401309"/><text:span text:style-name="T664"> </text:span></text:p>
      <text:p text:style-name="P76"><text:soft-page-break/><text:tab/><text:bookmark-start text:name="__DdeLink__6497_140401309"/><text:span text:style-name="T664">В это время в Понивилле</text:span><text:span text:style-name="T666"> </text:span><text:span text:style-name="T664">дул слабенький восточный ветер, который </text:span><text:span text:style-name="T665">перекатывал опавшие </text:span><text:span text:style-name="T667">красно-желтые </text:span><text:span text:style-name="T665">листья <text:s/></text:span><text:span text:style-name="T667">и заставлял облака </text:span><text:span text:style-name="T668">медленно плыть </text:span><text:span text:style-name="T705">по</text:span><text:span text:style-name="T668"> неб</text:span><text:span text:style-name="T705">у</text:span><text:span text:style-name="T667">.</text:span><text:bookmark-end text:name="__DdeLink__6497_140401309"/></text:p>
      <text:p text:style-name="P76"><text:tab/></text:p>
      <text:p text:style-name="P69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7"/>
      <text:p text:style-name="P67"/>
      <text:p text:style-name="P65"/>
      <text:p text:style-name="P130"><text:soft-page-break/>10. <text:bookmark-start text:name="__DdeLink__6802_140401309"/>Магическая дуэль<text:bookmark-end text:name="__DdeLink__6802_140401309"/></text:p>
      <text:p text:style-name="P78"><text:tab/><text:bookmark-start text:name="__DdeLink__6499_140401309"/><text:span text:style-name="T706">Магическая дуэль не была редкостью в Кантерлотской школе. </text:span><text:span text:style-name="T709">В основном, </text:span><text:span text:style-name="T707">все эти дуэли были настолько безобидными, что это мало кого уди</text:span><text:span text:style-name="T710">влял</text:span><text:span text:style-name="T845">о</text:span><text:span text:style-name="T707">.</text:span><text:bookmark-end text:name="__DdeLink__6499_140401309"/></text:p>
      <text:p text:style-name="P78"><text:tab/><text:bookmark-start text:name="__DdeLink__6501_140401309"/><text:span text:style-name="T708">В этот раз напротив все были очень сильно заинтересованы в битве двух столь разных пони — </text:span><text:span text:style-name="T711">Аликорна, владеющего мощной магией с детства </text:span><text:span text:style-name="T712">и способного разнести всю школу в порыве злости </text:span><text:span text:style-name="T711">и </text:span><text:span text:style-name="T712">загадочной</text:span><text:span text:style-name="T711"> пони, котор</text:span><text:span text:style-name="T712">ой приписывали владение </text:span><text:span text:style-name="T846">темными силами</text:span><text:span text:style-name="T712">.</text:span><text:bookmark-end text:name="__DdeLink__6501_140401309"/></text:p>
      <text:p text:style-name="P78"><text:tab/><text:bookmark-start text:name="__DdeLink__6503_140401309"/><text:span text:style-name="T713">Эвери Хейт уже успела все рассказать своим подругам, которые были в </text:span><text:span text:style-name="T715">школьном классе</text:span><text:span text:style-name="T713">, когда Флурри </text:span><text:span text:style-name="T714">погналась за Эмбер </text:span><text:span text:style-name="T716">и вызвала её на </text:span><text:span text:style-name="T847">магическую </text:span><text:span text:style-name="T716">дуэль.</text:span><text:bookmark-end text:name="__DdeLink__6503_140401309"/></text:p>
      <text:p text:style-name="P78"><text:bookmark-start text:name="__DdeLink__6505_140401309"/>- <text:span text:style-name="T717">Значит, скоро будет битва добра и зла? - </text:span><text:span text:style-name="T719">поинтересовалась </text:span><text:span text:style-name="T717">Дарлинг.</text:span><text:bookmark-end text:name="__DdeLink__6505_140401309"/></text:p>
      <text:p text:style-name="P78"><text:bookmark-start text:name="__DdeLink__6507_140401309"/>- <text:span text:style-name="T718">Это так чудесно! Флурри </text:span><text:span text:style-name="T848">превратит</text:span><text:span text:style-name="T718"> </text:span><text:span text:style-name="T848">её в</text:span><text:span text:style-name="T718"> пепел! - </text:span><text:span text:style-name="T720">воодушевленно говорила </text:span><text:span text:style-name="T1226">Брейни</text:span><text:span text:style-name="T720">.</text:span><text:bookmark-end text:name="__DdeLink__6507_140401309"/></text:p>
      <text:p text:style-name="P78"><text:bookmark-start text:name="__DdeLink__6509_140401309"/>- <text:span text:style-name="T721">Если вы ещё не поняли, значит вы безмозглые кобылы! - </text:span><text:span text:style-name="T722">резко </text:span><text:span text:style-name="T1227">отрезала</text:span><text:span text:style-name="T722"> Эвери — Это и был мой план, </text:span><text:span text:style-name="T723">столкнуть Флурри с кем-нибудь ей не по зубам.</text:span><text:bookmark-end text:name="__DdeLink__6509_140401309"/></text:p>
      <text:p text:style-name="P78"><text:bookmark-start text:name="__DdeLink__6511_140401309"/><text:soft-page-break/>- <text:span text:style-name="T724">Не по зубам? Для Флурри? — насмешливо </text:span><text:span text:style-name="T1229">сказала</text:span><text:span text:style-name="T724"> </text:span><text:span text:style-name="T1228">Брейни</text:span><text:span text:style-name="T724"> — </text:span><text:span text:style-name="T725">Она превратит её в пепел!</text:span><text:bookmark-end text:name="__DdeLink__6511_140401309"/></text:p>
      <text:p text:style-name="P79"><text:bookmark-start text:name="__DdeLink__6513_140401309"/>- <text:span text:style-name="T726">Вы не видели на что она способна, </text:span><text:span text:style-name="T727">а я в отличии от вас убедилась на собственной шкуре! - продолжала Эвери — она самая темная пони, которых я </text:span><text:span text:style-name="T728">знала </text:span><text:span text:style-name="T729">и Флурри для неё </text:span><text:span text:style-name="T730">просто жеребёнок без рога</text:span><text:bookmark-end text:name="__DdeLink__6513_140401309"/></text:p>
      <text:p text:style-name="P79"><text:span text:style-name="T731"><text:tab/></text:span><text:bookmark-start text:name="__DdeLink__6515_140401309"/><text:span text:style-name="T731">Дарлинг и </text:span><text:span text:style-name="T1230">Брейни</text:span><text:span text:style-name="T731"> </text:span><text:span text:style-name="T733">резко умолкли и задумались</text:span><text:span text:style-name="T731">, они </text:span><text:span text:style-name="T732">не знали </text:span><text:span text:style-name="T849">что ответить</text:span><text:span text:style-name="T732"> </text:span><text:span text:style-name="T734">и не знали, к чему приведёт предстоящая дуэль, </text:span><text:span text:style-name="T735">они лишь были уверены в том, что битва будет настоящей и возможно даже с </text:span><text:span text:style-name="T736">гибелью одной из соперниц.</text:span><text:bookmark-end text:name="__DdeLink__6515_140401309"/></text:p>
      <text:p text:style-name="P80"><text:tab/><text:bookmark-start text:name="__DdeLink__6517_140401309"/><text:span text:style-name="T737">К пяти часам около фонтана Золотой Дуб собрал</text:span><text:span text:style-name="T1231">ись все ученики из школы Кантерлота</text:span><text:span text:style-name="T737">. </text:span><text:bookmark-end text:name="__DdeLink__6517_140401309"/></text:p>
      <text:p text:style-name="P94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1"><text:tab/><text:bookmark-start text:name="__DdeLink__6521_140401309"/><text:span text:style-name="T738">Фонтан Золотой Дуб был построен принцессой Twillight </text:span><text:span text:style-name="T746">и известен по всей Эквестрии</text:span><text:span text:style-name="T738">. </text:span><text:bookmark-end text:name="__DdeLink__6521_140401309"/></text:p>
      <text:p text:style-name="P95"><text:tab/><text:bookmark-start text:name="__DdeLink__6523_140401309"/>Раньше на том месте была превосходная библиотека, в которой жила сама Twillight, когда училась магии Дружбы в Понивилле.<text:bookmark-end text:name="__DdeLink__6523_140401309"/> </text:p>
      <text:p text:style-name="P82"><text:span text:style-name="T739"><text:tab/></text:span><text:bookmark-start text:name="__DdeLink__6525_140401309"/><text:span text:style-name="T739">Но потом </text:span><text:span text:style-name="T743">лорд</text:span><text:span text:style-name="T738"> </text:span><text:span text:style-name="T739">Тирек уничтожил её и из <text:s/></text:span><text:span text:style-name="T744">останков </text:span><text:span text:style-name="T749">з</text:span><text:span text:style-name="T747">олотого </text:span><text:span text:style-name="T748">д</text:span><text:span text:style-name="T747">уба</text:span><text:span text:style-name="T739"> </text:span><text:span text:style-name="T741">подруги </text:span><text:span text:style-name="T850">принцессы </text:span><text:span text:style-name="T741">Twillight </text:span><text:soft-page-break/><text:span text:style-name="T739">сделали </text:span><text:span text:style-name="T740">люстр</text:span><text:span text:style-name="T742">у</text:span><text:span text:style-name="T740"> в </text:span><text:span text:style-name="T745">тронном зале </text:span><text:span text:style-name="T740">Кристально</text:span><text:span text:style-name="T745">го</text:span><text:span text:style-name="T740"> замк</text:span><text:span text:style-name="T745">а, </text:span><text:span text:style-name="T850">как память об этом прекрасном месте и подарок для своей </text:span><text:span text:style-name="T1232">лучшей </text:span><text:span text:style-name="T850">подруг</text:span><text:span text:style-name="T851">и</text:span><text:span text:style-name="T850">.</text:span><text:bookmark-end text:name="__DdeLink__6525_140401309"/></text:p>
      <text:p text:style-name="P82"><text:tab/><text:bookmark-start text:name="__DdeLink__6527_140401309"/><text:span text:style-name="T750">Ровно в 5 часов Флурри и Эмбер подошли к </text:span><text:span text:style-name="T751">розовому </text:span><text:span text:style-name="T750">фонтану, </text:span><text:span text:style-name="T751">в котором вода поднималась спиралью </text:span><text:span text:style-name="T752">до самого верха, затем превращалась в несколько голубых струек и </text:span><text:span text:style-name="T753">снова </text:span><text:span text:style-name="T752">возвращалась в чашу.</text:span><text:bookmark-end text:name="__DdeLink__6527_140401309"/></text:p>
      <text:p text:style-name="P82"><text:tab/><text:bookmark-start text:name="__DdeLink__6529_140401309"/><text:span text:style-name="T754">Перед дуэлью Лара несколько раз предупреждала Флурри о плохом исходе событий.</text:span><text:bookmark-end text:name="__DdeLink__6529_140401309"/></text:p>
      <text:p text:style-name="P82"><text:bookmark-start text:name="__DdeLink__6531_140401309"/>- <text:span text:style-name="T853">Флурри, пожалуйста о</text:span><text:span text:style-name="T755">станови</text:span><text:span text:style-name="T852">сь </text:span><text:span text:style-name="T755">пока самое ужасное не случилось — ни раз говорила она — </text:span><text:span text:style-name="T756">кто-нибудь из вас может погибнуть</text:span><text:bookmark-end text:name="__DdeLink__6531_140401309"/></text:p>
      <text:p text:style-name="P82"><text:bookmark-start text:name="__DdeLink__6533_140401309"/>- <text:span text:style-name="T756">Погибнет только зло — </text:span><text:span text:style-name="T854">с улыбкой </text:span><text:span text:style-name="T756">отвечала ей Флурри.</text:span><text:bookmark-end text:name="__DdeLink__6533_140401309"/></text:p>
      <text:p text:style-name="P82"><text:tab/><text:bookmark-start text:name="__DdeLink__6535_140401309"/><text:span text:style-name="T757">Она могла позвать </text:span><text:span text:style-name="T1233">Старлайт</text:span><text:span text:style-name="T757"> или Санбёрста, но она дала слово Флурри, что </text:span><text:span text:style-name="T759">дуэль </text:span><text:span text:style-name="T760">должна остаться для них в тайне</text:span><text:span text:style-name="T758"> и Лара его сдержала как настоящая подруга.</text:span><text:bookmark-end text:name="__DdeLink__6535_140401309"/></text:p>
      <text:p text:style-name="P83"><text:tab/><text:bookmark-start text:name="__DdeLink__6537_140401309"/><text:span text:style-name="T760">Теперь она даже жалела. Она могла все остановить </text:span><text:span text:style-name="T761">и спасти обеих соперниц от гибели</text:span><text:span text:style-name="T760">. </text:span><text:span text:style-name="T762">Но было уже <text:s/>поздно, дуэль началась.</text:span><text:bookmark-end text:name="__DdeLink__6537_140401309"/></text:p>
      <text:p text:style-name="P84"><text:soft-page-break/><text:tab/><text:bookmark-start text:name="__DdeLink__6539_140401309"/>Никто не успел <text:span text:style-name="T763">даже сообразить, как Флурри <text:s/></text:span><text:span text:style-name="T765">заточила</text:span><text:span text:style-name="T763"> Эмбер </text:span><text:span text:style-name="T764">в </text:span><text:span text:style-name="T763">кусок розового кристалла.</text:span><text:bookmark-end text:name="__DdeLink__6539_140401309"/></text:p>
      <text:p text:style-name="P84"><text:bookmark-start text:name="__DdeLink__6541_140401309"/>- <text:span text:style-name="T766">Эмбер, тебе не стоит </text:span><text:span text:style-name="T855">даже</text:span><text:span text:style-name="T766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4"><text:tab/><text:bookmark-start text:name="__DdeLink__6543_140401309"/><text:span text:style-name="T767">Он больно ударил в висок и Флурри чуть не потеряла сознание, все вокруг на какой-то миг помутнело </text:span><text:span text:style-name="T856">и у неё закружилась голова.</text:span><text:bookmark-end text:name="__DdeLink__6543_140401309"/></text:p>
      <text:p text:style-name="P84"><text:bookmark-start text:name="__DdeLink__6545_140401309"/>- <text:span text:style-name="T768">Прости, Флурри Харт, </text:span><text:span text:style-name="T769">это дуэль не имеет никакого смысла — сказала Эмбер и направилась в гущу толпы, но Флурри </text:span><text:span text:style-name="T770">снова пришла в себя и </text:span><text:span text:style-name="T857">ударила</text:span><text:span text:style-name="T770"> по Эмбер молнией, но она </text:span><text:span text:style-name="T775">отразила удар <text:s/>и он прилетел</text:span><text:span text:style-name="T771"> в одного из драконов, </text:span><text:span text:style-name="T772">который упал на земл</text:span><text:span text:style-name="T773">ю и </text:span><text:span text:style-name="T774">громко</text:span><text:span text:style-name="T773"> зарычал.</text:span><text:bookmark-end text:name="__DdeLink__6545_140401309"/></text:p>
      <text:p text:style-name="P84"><text:tab/><text:bookmark-start text:name="__DdeLink__6547_140401309"/><text:span text:style-name="T776">Пони испугались: магическая дуэль превратилась в самую настоящую битву на смерть.</text:span><text:bookmark-end text:name="__DdeLink__6547_140401309"/></text:p>
      <text:p text:style-name="P84"><text:tab/><text:bookmark-start text:name="__DdeLink__6549_140401309"/><text:span text:style-name="T777">Лара видела как все разбегались, </text:span><text:span text:style-name="T778">и первые ряды, которые были заполнены зрителями полностью опустели.</text:span><text:bookmark-end text:name="__DdeLink__6549_140401309"/><text:span text:style-name="T778"> </text:span></text:p>
      <text:p text:style-name="P84"><text:tab/><text:bookmark-start text:name="__DdeLink__6551_140401309"/><text:span text:style-name="T779">Она взяла книгу Флурри и написала </text:span><text:span text:style-name="T1234">Старлайт</text:span><text:span text:style-name="T780"> срочное сообщение, </text:span><text:span text:style-name="T781">но было уже поздно.</text:span><text:bookmark-end text:name="__DdeLink__6551_140401309"/></text:p>
      <text:p text:style-name="P84"><text:soft-page-break/><text:tab/><text:bookmark-start text:name="__DdeLink__6553_140401309"/><text:span text:style-name="T782">Флурри яростно метала молнии в Эмбер, но не могла попасть и поразить свою цель.</text:span><text:bookmark-end text:name="__DdeLink__6553_140401309"/></text:p>
      <text:p text:style-name="P85"><text:bookmark-start text:name="__DdeLink__6555_140401309"/>- Флурри Харт, ты уничтожишь весь город, которым дорожит твоя <text:span text:style-name="T784">любимая </text:span>тётя — <text:span text:style-name="T783">говорила ей Эмбер — Неужели ты ничтожество, которому дарована сила?</text:span><text:bookmark-end text:name="__DdeLink__6555_140401309"/></text:p>
      <text:p text:style-name="P85"><text:tab/><text:bookmark-start text:name="__DdeLink__6557_140401309"/><text:span text:style-name="T785">Голос Эмбер был такой же ледяной и </text:span><text:span text:style-name="T786">хладнокровный, </text:span><text:span text:style-name="T790">как и </text:span><text:span text:style-name="T785">её слова, </text:span><text:span text:style-name="T791">разжигающие</text:span><text:span text:style-name="T785"> внутри </text:span><text:span text:style-name="T787">Флурри адское пламя, которое уже нельзя было </text:span><text:span text:style-name="T792">остановить</text:span><text:span text:style-name="T787">, оно </text:span><text:span text:style-name="T793">сжигало</text:span><text:span text:style-name="T787"> все внутри </text:span><text:span text:style-name="T788">и самые лучшие части </text:span><text:span text:style-name="T795">её </text:span><text:span text:style-name="T794">души </text:span><text:span text:style-name="T795">уже начинали </text:span><text:span text:style-name="T858">гореть в нём</text:span><text:span text:style-name="T789">.</text:span><text:bookmark-end text:name="__DdeLink__6557_140401309"/></text:p>
      <text:p text:style-name="P85"><text:tab/><text:bookmark-start text:name="__DdeLink__6559_140401309"/><text:span text:style-name="T796">Флурри переменила заклинание и начала кидать в неё огненные шары, о</text:span><text:span text:style-name="T797">т</text:span><text:span text:style-name="T796"> которых Эмбер уклонялась телепортацией.</text:span><text:bookmark-end text:name="__DdeLink__6559_140401309"/></text:p>
      <text:p text:style-name="P85"><text:bookmark-start text:name="__DdeLink__6561_140401309"/>- <text:span text:style-name="T797">Флурри, остановись — кричала Лара — смотри! Ты подожгла чей-то дом, а вон там горят два дерева! </text:span><text:span text:style-name="T798">Прошу тебя…</text:span><text:bookmark-end text:name="__DdeLink__6561_140401309"/></text:p>
      <text:p text:style-name="P85"><text:tab/><text:bookmark-start text:name="__DdeLink__6563_140401309"/><text:span text:style-name="T798">Но её когда-то веселая и беззаботная подруга превратилась в настоящего </text:span><text:span text:style-name="T1235">крылатого </text:span><text:span text:style-name="T798">демона, которого нельзя было остановить.</text:span><text:bookmark-end text:name="__DdeLink__6563_140401309"/></text:p>
      <text:p text:style-name="P85"><text:tab/><text:bookmark-start text:name="__DdeLink__6565_140401309"/><text:span text:style-name="T799">Один из огненных шаров задел Эмбер и она упала, ударившись о Фонтан.</text:span><text:bookmark-end text:name="__DdeLink__6565_140401309"/><text:span text:style-name="T799"> </text:span></text:p>
      <text:p text:style-name="P87"><text:bookmark-start text:name="__DdeLink__6567_140401309"/><text:soft-page-break/>- <text:span text:style-name="T800">Ты проиграла </text:span><text:span text:style-name="T801">и теперь… - не успела договорить Флурри, как она была связана невидимыми </text:span><text:span text:style-name="T859">нитями</text:span><text:span text:style-name="T801"> и не могла пошевелиться.</text:span><text:bookmark-end text:name="__DdeLink__6567_140401309"/></text:p>
      <text:p text:style-name="P87"><text:span text:style-name="T802"><text:tab/></text:span><text:bookmark-start text:name="__DdeLink__6569_140401309"/><text:span text:style-name="T802">Она почувствовала </text:span><text:span text:style-name="T860">себя </text:span><text:span text:style-name="T802">земной пони, </text:span><text:span text:style-name="T861">которую</text:span><text:span text:style-name="T802"> схватил единорог </text:span><text:span text:style-name="T1236">с помощью </text:span><text:span text:style-name="T802">закляти</text:span><text:span text:style-name="T1236">я</text:span><text:span text:style-name="T803">. Как она не пыталась выбраться ей не удавалось.</text:span><text:bookmark-end text:name="__DdeLink__6569_140401309"/></text:p>
      <text:p text:style-name="P85"><text:bookmark-start text:name="__DdeLink__6571_140401309"/>- <text:span text:style-name="T803">Этого не может быть! Я Аликорн, у меня сильнее магия, чем твоя, ты не можешь меня сдержать — </text:span><text:span text:style-name="T806">кричала</text:span><text:span text:style-name="T804"> Флурри, </text:span><text:span text:style-name="T806">пытаясь выбраться </text:span><text:span text:style-name="T807">из ловушки</text:span><text:span text:style-name="T806">.</text:span><text:bookmark-end text:name="__DdeLink__6571_140401309"/></text:p>
      <text:p text:style-name="P85"><text:bookmark-start text:name="__DdeLink__6573_140401309"/>- <text:span text:style-name="T805">Прости, Флурри Харт, я ни раз говорила тебе, что у тебя нет знаний и тебе не хватает навыков, поэтому эта дуэль бессмысленна — </text:span><text:span text:style-name="T1237">ответила</text:span><text:span text:style-name="T808"> Эмбер.</text:span><text:bookmark-end text:name="__DdeLink__6573_140401309"/></text:p>
      <text:p text:style-name="P88"><text:tab/><text:bookmark-start text:name="__DdeLink__6575_140401309"/><text:span text:style-name="T809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96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89"><text:bookmark-start text:name="__DdeLink__6579_140401309"/>- <text:span text:style-name="T810">Я не могу сдаться! Я сильнее! </text:span><text:span text:style-name="T811">Я Аликорн! - </text:span><text:span text:style-name="T812">не переставала кричать Флурри и она почувствовала как ток прошел внутри.</text:span><text:bookmark-end text:name="__DdeLink__6579_140401309"/></text:p>
      <text:p text:style-name="P89"><text:soft-page-break/><text:span text:style-name="T812"><text:tab/></text:span><text:bookmark-start text:name="__DdeLink__6581_140401309"/><text:span text:style-name="T812">У неё появились новые силы, она была способн</text:span><text:span text:style-name="T862">а</text:span><text:span text:style-name="T812"> выбраться из ловушки и уничтожит</text:span><text:span text:style-name="T863">ь</text:span><text:span text:style-name="T812"> все зло, которое был</text:span><text:span text:style-name="T864">о </text:span><text:span text:style-name="T812">в Эмбер </text:span><text:span text:style-name="T864">Грим</text:span><text:span text:style-name="T812">.</text:span><text:bookmark-end text:name="__DdeLink__6581_140401309"/></text:p>
      <text:p text:style-name="P85"><text:bookmark-start text:name="__DdeLink__6583_140401309"/>- <text:span text:style-name="T813">Флурри, прекрати, </text:span><text:span text:style-name="T1238">Старлайт</text:span><text:span text:style-name="T813"> уже рядом — успокаивала её Лара — остановись!</text:span><text:bookmark-end text:name="__DdeLink__6583_140401309"/></text:p>
      <text:p text:style-name="P85"><text:tab/><text:bookmark-start text:name="__DdeLink__6585_140401309"/><text:span text:style-name="T814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85"><text:bookmark-start text:name="__DdeLink__6587_140401309"/>- <text:span text:style-name="T814">Прощай Эмбер Грим — </text:span><text:span text:style-name="T815">засмеялась она.</text:span><text:bookmark-end text:name="__DdeLink__6587_140401309"/></text:p>
      <text:p text:style-name="P85"><text:bookmark-start text:name="__DdeLink__6589_140401309"/>- <text:span text:style-name="T817">Флурри, остановиииисссьь</text:span><text:span text:style-name="T816">! - кричала Лара и побежала в гущу битвы, </text:span><text:span text:style-name="T818">но не успела,</text:span><text:span text:style-name="T816"> удар задел её и она </text:span><text:span text:style-name="T819">проскользила несколько </text:span><text:span text:style-name="T877">метров по земле,</text:span><text:span text:style-name="T820"> </text:span><text:span text:style-name="T821">все помутнело в её глаза</text:span><text:span text:style-name="T865">х</text:span><text:span text:style-name="T821"> и она потеряла сознание</text:span><text:span text:style-name="T819">.</text:span><text:bookmark-end text:name="__DdeLink__6589_140401309"/></text:p>
      <text:p text:style-name="P86"><text:tab/><text:bookmark-start text:name="__DdeLink__6591_140401309"/><text:span text:style-name="T1239">Старлайт</text:span><text:span text:style-name="T822"> н</text:span><text:span text:style-name="T876">и</text:span><text:span text:style-name="T866"> </text:span><text:span text:style-name="T822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97"><text:tab/><text:bookmark-start text:name="__DdeLink__6593_140401309"/>Санберст подоспел немного позже.<text:bookmark-end text:name="__DdeLink__6593_140401309"/></text:p>
      <text:p text:style-name="P85"><text:tab/><text:bookmark-start text:name="__DdeLink__6595_140401309"/><text:span text:style-name="T823">Лара не могла прийти в сознание и её </text:span><text:span text:style-name="T824">срочно </text:span><text:span text:style-name="T823">отправили </text:span><text:span text:style-name="T824">к доктору.</text:span><text:bookmark-end text:name="__DdeLink__6595_140401309"/></text:p>
      <text:p text:style-name="P93"><text:tab/><text:bookmark-start text:name="__DdeLink__6597_140401309"/>Флурри увидела, что натворила <text:span text:style-name="T867">и</text:span> <text:span text:style-name="T825">поняла, что она во всем виноват</text:span><text:span text:style-name="T868">а</text:span><text:span text:style-name="T825">, что она демон, а не Эмбер Грим </text:span><text:span text:style-name="T826">и устремилась прочь в небо.</text:span><text:bookmark-end text:name="__DdeLink__6597_140401309"/><text:span text:style-name="T826"> </text:span></text:p>
      <text:p text:style-name="P93"><text:soft-page-break/><text:span text:style-name="T827"><text:tab/></text:span><text:bookmark-start text:name="__DdeLink__6599_140401309"/><text:span text:style-name="T827">Она не знала куда </text:span><text:span text:style-name="T828">лететь</text:span><text:span text:style-name="T827"> и сколько ей лететь, она летела потому, что могла это делать.</text:span><text:bookmark-end text:name="__DdeLink__6599_140401309"/></text:p>
      <text:p text:style-name="P90"><text:tab/><text:bookmark-start text:name="__DdeLink__6601_140401309"/><text:span text:style-name="T829">Эмбер Грим </text:span><text:span text:style-name="T830">едва выжила. </text:span><text:span text:style-name="T1240">О</text:span><text:span text:style-name="T831">на </text:span><text:span text:style-name="T834">успела</text:span><text:span text:style-name="T832"> защититься </text:span><text:span text:style-name="T833">магическим полем</text:span><text:span text:style-name="T835">.</text:span><text:bookmark-end text:name="__DdeLink__6601_140401309"/></text:p>
      <text:p text:style-name="P91"><text:tab/><text:bookmark-start text:name="__DdeLink__6603_140401309"/><text:span text:style-name="T836">Фонтан Золотой Дуб был полностью разрушен, а его место </text:span><text:span text:style-name="T869">образовало</text:span><text:span text:style-name="T836"> большое углубление в которое </text:span><text:span text:style-name="T870">медленно</text:span><text:span text:style-name="T836"> стекалась </text:span><text:span text:style-name="T870">вода.</text:span><text:bookmark-end text:name="__DdeLink__6603_140401309"/></text:p>
      <text:p text:style-name="P92"><text:span text:style-name="T836"><text:tab/></text:span><text:bookmark-start text:name="__DdeLink__6605_140401309"/><text:span text:style-name="T836">Повсюду были руины: </text:span><text:span text:style-name="T839">разбросанные </text:span><text:span text:style-name="T836">куски</text:span><text:span text:style-name="T839"> </text:span><text:span text:style-name="T836"><text:s/></text:span><text:span text:style-name="T840">земли</text:span><text:span text:style-name="T836">, </text:span><text:span text:style-name="T838">поломанные заборы</text:span><text:span text:style-name="T837">, </text:span><text:span text:style-name="T838">отломанные верхушки </text:span><text:span text:style-name="T872">крыш</text:span><text:span text:style-name="T838">, <text:s/></text:span><text:span text:style-name="T871">обгоревшие дома </text:span><text:span text:style-name="T1241">и деревья</text:span><text:span text:style-name="T871">.</text:span><text:bookmark-end text:name="__DdeLink__6605_140401309"/></text:p>
      <text:p text:style-name="P92"><text:span text:style-name="T841"><text:tab/></text:span><text:bookmark-start text:name="__DdeLink__6607_140401309"/><text:span text:style-name="T842">К большому </text:span><text:span text:style-name="T841">счастью никто не пострадал за исключением Лары и дракона, в которого попала молния.</text:span><text:bookmark-end text:name="__DdeLink__6607_140401309"/></text:p>
      <text:p text:style-name="P92"><text:tab/><text:bookmark-start text:name="__DdeLink__6609_140401309"/><text:span text:style-name="T843">День сменялся вечером и </text:span><text:span text:style-name="T844">столь мрачное событие никак не повлияло на </text:span><text:span text:style-name="T873">красивый </text:span><text:span text:style-name="T875">осенний </text:span><text:span text:style-name="T844">закат </text:span><text:span text:style-name="T1242">в</text:span><text:span text:style-name="T874"> Понивилл</text:span><text:span text:style-name="T1243">е</text:span><text:span text:style-name="T844">.</text:span><text:bookmark-end text:name="__DdeLink__6609_140401309"/></text:p>
      <text:p text:style-name="P92"/>
      <text:p text:style-name="P92"/>
      <text:p text:style-name="P92"/>
      <text:p text:style-name="P92"/>
      <text:p text:style-name="P92"/>
      <text:p text:style-name="P131"><text:soft-page-break/>11. <text:bookmark-start text:name="__DdeLink__6804_140401309"/><text:span text:style-name="T967">Дружеская беседа</text:span><text:bookmark-end text:name="__DdeLink__6804_140401309"/></text:p>
      <text:p text:style-name="P68"><text:tab/><text:bookmark-start text:name="__DdeLink__6611_140401309"/><text:span text:style-name="T879">Флурри долго летела </text:span><text:span text:style-name="T880">и не <text:s/></text:span><text:span text:style-name="T968">замечала, что происходило вокруг</text:span><text:span text:style-name="T880">. </text:span><text:span text:style-name="T885">Её не покидали мысли</text:span><text:span text:style-name="T882">, что </text:span><text:span text:style-name="T886">именно из-за неё</text:span><text:span text:style-name="T883"> Лара находится в тяжелом состоянии, а Эмбер Грим возможно </text:span><text:span text:style-name="T884">погибла</text:span><text:span text:style-name="T880">.</text:span><text:bookmark-end text:name="__DdeLink__6611_140401309"/><text:span text:style-name="T880"> </text:span></text:p>
      <text:p text:style-name="P68"><text:span text:style-name="T881"><text:tab/></text:span><text:bookmark-start text:name="__DdeLink__6613_140401309"/><text:span text:style-name="T887">Она решила приземлиться и обдумать всё, </text:span><text:span text:style-name="T888">но только сейчас </text:span><text:span text:style-name="T969">увидела,</text:span><text:span text:style-name="T888"> что под ней было </text:span><text:span text:style-name="T889">прозрачно-чистое озеро.</text:span><text:bookmark-end text:name="__DdeLink__6613_140401309"/><text:span text:style-name="T889"> </text:span></text:p>
      <text:p text:style-name="P68"><text:tab/><text:bookmark-start text:name="__DdeLink__6615_140401309"/><text:span text:style-name="T889">Флурри коснулась копытом воды и </text:span><text:span text:style-name="T970">разглядела</text:span><text:span text:style-name="T889"> своё отражение.</text:span><text:bookmark-end text:name="__DdeLink__6615_140401309"/></text:p>
      <text:p text:style-name="P68"><text:bookmark-start text:name="__DdeLink__6617_140401309"/>«<text:span text:style-name="T889">Неужели </text:span><text:span text:style-name="T971">это не сон </text:span><text:span text:style-name="T972">и </text:span><text:span text:style-name="T974">я </text:span><text:span text:style-name="T972">по-настоящему</text:span><text:span text:style-name="T889"> уничтожила Фонтан Золотой Дуб, убила Эмбер </text:span><text:span text:style-name="T891">Грим и причинила много боли моей любимой подруге?</text:span>» - <text:span text:style-name="T973">спрашивала себя</text:span><text:span text:style-name="T892"> Флурри</text:span><text:span text:style-name="T890">. </text:span><text:bookmark-end text:name="__DdeLink__6617_140401309"/></text:p>
      <text:p text:style-name="P68"><text:span text:style-name="T892"><text:tab/></text:span><text:bookmark-start text:name="__DdeLink__6619_140401309"/><text:span text:style-name="T892">Из её глаз </text:span><text:span text:style-name="T975">капали</text:span><text:span text:style-name="T892"> слезы и падали в озеро, плавно расходясь </text:span><text:span text:style-name="T976">водяными кольцами </text:span><text:span text:style-name="T981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68"><text:tab/><text:bookmark-start text:name="__DdeLink__6621_140401309"/><text:span text:style-name="T978">Это были </text:span><text:span text:style-name="T894">т</text:span><text:span text:style-name="T895">е </text:span><text:span text:style-name="T896">чудесные</text:span><text:span text:style-name="T895"> для Флурри </text:span><text:span text:style-name="T977">дни, </text:span><text:span text:style-name="T979">когда она гуляла вместе с Ларой </text:span><text:span text:style-name="T893">по Понивиллю после уроков Дружбы. </text:span><text:bookmark-end text:name="__DdeLink__6621_140401309"/></text:p>
      <text:p text:style-name="P68"><text:soft-page-break/><text:span text:style-name="T980"><text:tab/></text:span><text:bookmark-start text:name="__DdeLink__6623_140401309"/><text:span text:style-name="T1245">Сначала</text:span><text:span text:style-name="T1244"> они</text:span><text:span text:style-name="T980"> заходили</text:span><text:span text:style-name="T893"> в Сахарный Дворец, </text:span><text:span text:style-name="T894">накупали себе пирожных и объедались до отвала.</text:span><text:bookmark-end text:name="__DdeLink__6623_140401309"/></text:p>
      <text:p text:style-name="P68"><text:span text:style-name="T897"><text:tab/></text:span><text:bookmark-start text:name="__DdeLink__6625_140401309"/><text:span text:style-name="T982">А вечером</text:span><text:span text:style-name="T897"> всегда шли к фонтану Золотой Дуб.</text:span><text:bookmark-end text:name="__DdeLink__6625_140401309"/></text:p>
      <text:p text:style-name="P68"><text:tab/><text:bookmark-start text:name="__DdeLink__6627_140401309"/><text:span text:style-name="T898">Тех дней уже не вернуть, они бесследно исчезли и Флурри </text:span><text:span text:style-name="T899">хотела вернуться в прошлое и </text:span><text:span text:style-name="T983">отказаться от</text:span><text:span text:style-name="T899"> </text:span><text:span text:style-name="T983">этой</text:span><text:span text:style-name="T899"> злосчастн</text:span><text:span text:style-name="T983">ой</text:span><text:span text:style-name="T899"> дуэл</text:span><text:span text:style-name="T983">и</text:span><text:span text:style-name="T899">, котор</text:span><text:span text:style-name="T983">ой</text:span><text:span text:style-name="T899"> она так жаждала.</text:span><text:bookmark-end text:name="__DdeLink__6627_140401309"/></text:p>
      <text:p text:style-name="P98"><text:tab/><text:bookmark-start text:name="__DdeLink__6629_140401309"/>«Я <text:span text:style-name="T900">не смогу изменить свое прошлое</text:span>, но если я останусь тут, то я просто трусливая пони, которая не может ответить за свои поступки. <text:span text:style-name="T902">Я вернусь и расскажу всю правду </text:span><text:span text:style-name="T1246">Старлайт</text:span><text:span text:style-name="T901">» - </text:span><text:span text:style-name="T902">твердо решила Флурри и отправилась назад.</text:span><text:bookmark-end text:name="__DdeLink__6629_140401309"/><text:span text:style-name="T902"> </text:span></text:p>
      <text:p text:style-name="P98"><text:span text:style-name="T903"><text:tab/></text:span><text:bookmark-start text:name="__DdeLink__6631_140401309"/><text:span text:style-name="T903">У неё появилось сильное желание рассказать всю правду о </text:span><text:span text:style-name="T984">своей ненависти и злобе к Эмбер Грим.</text:span><text:bookmark-end text:name="__DdeLink__6631_140401309"/></text:p>
      <text:p text:style-name="P98"><text:tab/><text:bookmark-start text:name="__DdeLink__6633_140401309"/><text:span text:style-name="T904">Уже была ночь, когда Флурри </text:span><text:span text:style-name="T905">увидела очертания </text:span><text:span text:style-name="T985">школы </text:span><text:span text:style-name="T986">Друж</text:span><text:span text:style-name="T987">бы </text:span><text:span text:style-name="T988">и начала медленно снижаться.</text:span><text:bookmark-end text:name="__DdeLink__6633_140401309"/><text:span text:style-name="T905"> </text:span></text:p>
      <text:p text:style-name="P98"><text:span text:style-name="T906"><text:tab/></text:span><text:bookmark-start text:name="__DdeLink__6635_140401309"/><text:span text:style-name="T907">На вершине водопада она </text:span><text:span text:style-name="T988">заметила</text:span><text:span text:style-name="T907"> тень, похожую на пони и решила разглядеть </text:span><text:span text:style-name="T988">её </text:span><text:span text:style-name="T907">поближе.</text:span><text:bookmark-end text:name="__DdeLink__6635_140401309"/></text:p>
      <text:p text:style-name="P98"><text:tab/><text:bookmark-start text:name="__DdeLink__6637_140401309"/><text:span text:style-name="T907">Это была </text:span><text:span text:style-name="T1247">Старлайт</text:span><text:span text:style-name="T907">. Она </text:span><text:span text:style-name="T908">знала, что Флурри вернётся и </text:span><text:span text:style-name="T907">ждала её </text:span><text:span text:style-name="T908">уже несколько часов.</text:span><text:bookmark-end text:name="__DdeLink__6637_140401309"/><text:span text:style-name="T908"> </text:span></text:p>
      <text:p text:style-name="P99"><text:tab/><text:bookmark-start text:name="__DdeLink__6639_140401309"/><text:span text:style-name="T909">Флурри не </text:span><text:span text:style-name="T989">смогла удержаться и кинулась в </text:span><text:span text:style-name="T992">объя</text:span><text:span text:style-name="T993">ть</text:span><text:span text:style-name="T994">я</text:span><text:span text:style-name="T989"> </text:span><text:span text:style-name="T1248">Старлайт</text:span><text:span text:style-name="T909">. </text:span><text:bookmark-end text:name="__DdeLink__6639_140401309"/></text:p>
      <text:p text:style-name="P99"><text:soft-page-break/><text:span text:style-name="T990"><text:tab/></text:span><text:bookmark-start text:name="__DdeLink__6641_140401309"/><text:span text:style-name="T990">В этот м</text:span><text:span text:style-name="T994">о</text:span><text:span text:style-name="T990">мент е</text:span><text:span text:style-name="T989">й было так тяжело, что она не могла сказать </text:span><text:span text:style-name="T991">ни слова.</text:span><text:bookmark-end text:name="__DdeLink__6641_140401309"/></text:p>
      <text:p text:style-name="P98"><text:bookmark-start text:name="__DdeLink__6643_140401309"/>- <text:span text:style-name="T909">Все хорошо, Флурри, </text:span><text:span text:style-name="T994">успокойся</text:span><text:span text:style-name="T909"> — говорила </text:span><text:span text:style-name="T1249">Старлайт</text:span><text:span text:style-name="T909"> — </text:span><text:span text:style-name="T994">Лара в порядке</text:span><text:span text:style-name="T910">.</text:span><text:bookmark-end text:name="__DdeLink__6643_140401309"/></text:p>
      <text:p text:style-name="P98"><text:bookmark-start text:name="__DdeLink__6645_140401309"/>- <text:span text:style-name="T911">Я убила Эмбер Грим, это моя вина, я демон — чуть не рыдая </text:span><text:span text:style-name="T995">выдавила</text:span><text:span text:style-name="T911"> Флурри.</text:span><text:bookmark-end text:name="__DdeLink__6645_140401309"/></text:p>
      <text:p text:style-name="P98"><text:bookmark-start text:name="__DdeLink__6647_140401309"/>- <text:span text:style-name="T912">Успокойся, она жива — </text:span><text:span text:style-name="T913">утешала её </text:span><text:span text:style-name="T1250">Стар</text:span><text:span text:style-name="T1251">лайт.</text:span><text:bookmark-end text:name="__DdeLink__6647_140401309"/></text:p>
      <text:p text:style-name="P98"><text:bookmark-start text:name="__DdeLink__6649_140401309"/>- <text:span text:style-name="T914">Я хочу </text:span><text:span text:style-name="T996">рассказать вам всю правду.</text:span><text:bookmark-end text:name="__DdeLink__6649_140401309"/></text:p>
      <text:p text:style-name="P98"><text:bookmark-start text:name="__DdeLink__6651_140401309"/>- <text:span text:style-name="T997">Хорошо, Флурри</text:span><text:bookmark-end text:name="__DdeLink__6651_140401309"/></text:p>
      <text:p text:style-name="P100"><text:tab/><text:bookmark-start text:name="__DdeLink__6653_140401309"/>Флурри <text:span text:style-name="T916">начала приходить в себя и </text:span><text:span text:style-name="T917">успокаиваться.</text:span><text:bookmark-end text:name="__DdeLink__6653_140401309"/><text:span text:style-name="T917"> </text:span></text:p>
      <text:p text:style-name="P100"><text:bookmark-start text:name="__DdeLink__6655_140401309"/><text:span text:style-name="T915">- </text:span><text:span text:style-name="T917">Мне сразу не понравилась Эмбер Грим. Я </text:span><text:span text:style-name="T918">чувствовала к ней отвращение. </text:span><text:span text:style-name="T919">Потом </text:span><text:span text:style-name="T998">тётя </text:span><text:span text:style-name="T919">попросила </text:span><text:span text:style-name="T998">меня </text:span><text:span text:style-name="T922">подружиться</text:span><text:span text:style-name="T919"> с ней, я целый месяц не решалась, а когда решилась </text:span><text:span text:style-name="T999">то </text:span><text:span text:style-name="T919">горько об этом пожалела. Я почувствовала себя уязвленной и в этом была неправа. </text:span><text:span text:style-name="T920">Мне было суждено родиться Аликорном </text:span><text:span text:style-name="T922">и</text:span><text:span text:style-name="T920"> быть в центре внимания, </text:span><text:span text:style-name="T1000">быть </text:span><text:span text:style-name="T923">л</text:span><text:span text:style-name="T920">учше других, поэтом</text:span><text:span text:style-name="T921">у я начала её ненавидет</text:span><text:span text:style-name="T922">ь. </text:span><text:span text:style-name="T924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924">случай с Эвери Хейт меня </text:span><text:span text:style-name="T1001">вывел</text:span><text:span text:style-name="T924"> из терпения, </text:span><text:span text:style-name="T925">поэтому я вызвала её на дуэль. </text:span><text:span text:style-name="T926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002">а я добрая и хорошая.</text:span><text:span text:style-name="T926"> </text:span><text:span text:style-name="T927">Она оказалась лучше меня в магии даже без рога, тогда я не могла удержать всю свою ненависть и злость, которая во мне росла. </text:span><text:span text:style-name="T1002">И </text:span><text:span text:style-name="T928">она вырвалась наружу. - </text:span><text:span text:style-name="T1003">рассказ</text:span><text:span text:style-name="T1252">ыв</text:span><text:span text:style-name="T1003">ала</text:span><text:span text:style-name="T928"> Флурри и <text:s/></text:span><text:span text:style-name="T929">у неё снова пошли слезы.</text:span><text:bookmark-end text:name="__DdeLink__6655_140401309"/></text:p>
      <text:p text:style-name="P100"><text:bookmark-start text:name="__DdeLink__6657_140401309"/>- <text:span text:style-name="T930">Флурри, ты правильно поступила, что рассказала мне </text:span><text:span text:style-name="T1004">всю </text:span><text:span text:style-name="T930">правду. Я тоже не была хорошей пони и поступала неправильно</text:span><text:bookmark-end text:name="__DdeLink__6657_140401309"/></text:p>
      <text:p text:style-name="P100"><text:bookmark-start text:name="__DdeLink__6659_140401309"/>- <text:span text:style-name="T931">Вы? Разве такое может быть? - удивилась Флурри.</text:span><text:bookmark-end text:name="__DdeLink__6659_140401309"/></text:p>
      <text:p text:style-name="P100"><text:bookmark-start text:name="__DdeLink__6661_140401309"/>- <text:span text:style-name="T932">Да. Это длинная история берёт свое начало </text:span><text:span text:style-name="T1005">ещё </text:span><text:span text:style-name="T932">до твоего рождения. - </text:span><text:span text:style-name="T933">начала </text:span><text:span text:style-name="T1253">Старлайт</text:span><text:span text:style-name="T933"> — </text:span><text:span text:style-name="T934">В детстве у меня был единственный друг Санберст, </text:span><text:span text:style-name="T1006">с которым мы проводили всё время.</text:span><text:span text:style-name="T934"> </text:span><text:span text:style-name="T1006">О</text:span><text:span text:style-name="T935">н</text:span><text:span text:style-name="T934"> </text:span><text:span text:style-name="T935">первый </text:span><text:span text:style-name="T934"><text:s/></text:span><text:span text:style-name="T935">получил</text:span><text:span text:style-name="T934"> знак отличия </text:span><text:span text:style-name="T935">и уехал в продвинутую школу </text:span><text:span text:style-name="T1007">для магов</text:span><text:span text:style-name="T935">, </text:span><text:span text:style-name="T936">а я осталась одна </text:span><text:span text:style-name="T1007">и не </text:span><text:span text:style-name="T1254">решалась больше </text:span><text:span text:style-name="T1007">заводить друзей.</text:span><text:span text:style-name="T936"> </text:span><text:span text:style-name="T1007">Потом <text:s/>я создала</text:span><text:span text:style-name="T936"> деревню, где все пони </text:span><text:span text:style-name="T1007">были</text:span><text:span text:style-name="T936"> равны. </text:span><text:span text:style-name="T937">Я забрала у </text:span><text:span text:style-name="T1008">них</text:span><text:span text:style-name="T937"> свободу выбирать кем им быть, </text:span><text:span text:style-name="T938">теперь я хорошо понимаю эту ужасную ошибку. Твоя тётя вместе со своими </text:span><text:span text:style-name="T1009">подругами</text:span><text:span text:style-name="T938"> </text:span><text:span text:style-name="T939">разрушила мо</text:span><text:span text:style-name="T1009">ю </text:span><text:soft-page-break/><text:span text:style-name="T1009">утопию</text:span><text:span text:style-name="T939"> и я сбежала. </text:span><text:span text:style-name="T940">Я долго следила за ней и хотела </text:span><text:span text:style-name="T1010">только </text:span><text:span text:style-name="T940">мести. </text:span><text:span text:style-name="T941">В один из прекрасных дней когда Twillight рассказывала о легендарном Радужном ударе, </text:span><text:span text:style-name="T942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945">Такие последствия повлекли к тому, что вся </text:span><text:span text:style-name="T1011">Эквестрия</text:span><text:span text:style-name="T945"> оказалась на гране гибели!</text:span><text:span text:style-name="T942"> </text:span><text:span text:style-name="T943">Twillight долго убеждала меня </text:span><text:span text:style-name="T945">в этом</text:span><text:span text:style-name="T943"> и я поверила ей, выбрав </text:span><text:span text:style-name="T945">путь</text:span><text:span text:style-name="T943"> дружб</text:span><text:span text:style-name="T945">ы</text:span><text:span text:style-name="T943">. Меня долго мучило моё прошлое и я не могла его забыть, но впоследствии я поняла, что именно Twillight и её друзья сделали меня лучше.</text:span><text:bookmark-end text:name="__DdeLink__6661_140401309"/></text:p>
      <text:p text:style-name="P100"><text:tab/><text:bookmark-start text:name="__DdeLink__6663_140401309"/><text:span text:style-name="T944">Флурри долго молчала, её поразила эта история. Она не могла поверить, что </text:span><text:span text:style-name="T1255">Старлайт</text:span><text:span text:style-name="T944"> </text:span><text:span text:style-name="T946">когда-то враждовала с её тётей, хотела ей отомстить,</text:span><text:span text:style-name="T944"> путешествовала во времени и чуть не уничтожила всю Эквестрию.</text:span><text:bookmark-end text:name="__DdeLink__6663_140401309"/></text:p>
      <text:p text:style-name="P100"><text:bookmark-start text:name="__DdeLink__6665_140401309"/>- <text:span text:style-name="T947">Именно поэтому тебя попросила Twillight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256">Старлайт</text:span><text:span text:style-name="T947">.</text:span><text:bookmark-end text:name="__DdeLink__6665_140401309"/></text:p>
      <text:p text:style-name="P100"><text:bookmark-start text:name="__DdeLink__6667_140401309"/><text:soft-page-break/>- <text:span text:style-name="T950">Я</text:span><text:span text:style-name="T949"> ужасно поступила с ней, я</text:span><text:span text:style-name="T948"> не обращала внимания на её проблемы и не думала даже с ней подружиться, </text:span><text:span text:style-name="T950">просто потому</text:span><text:span text:style-name="T948"> что у меня уже </text:span><text:span text:style-name="T950">была лучшая</text:span><text:span text:style-name="T948"> подруга, </text:span><text:span text:style-name="T951">я относилась к ней, как </text:span><text:span text:style-name="T1012">к </text:span><text:span text:style-name="T951">демону и мне очень жаль — созналась Флурри.</text:span><text:bookmark-end text:name="__DdeLink__6667_140401309"/></text:p>
      <text:p text:style-name="P100"><text:bookmark-start text:name="__DdeLink__6669_140401309"/>- <text:span text:style-name="T952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00"><text:bookmark-start text:name="__DdeLink__6671_140401309"/>- <text:span text:style-name="T953">Хорошо, я должна извиниться перед Эмбер, она в школе?</text:span><text:bookmark-end text:name="__DdeLink__6671_140401309"/></text:p>
      <text:p text:style-name="P100"><text:bookmark-start text:name="__DdeLink__6673_140401309"/>- <text:span text:style-name="T953">К сожалению нет, она решила уехать из Понивилля в Кантерлот, чтобы </text:span><text:span text:style-name="T954">поговорить с Twillight об отчислении</text:span><text:span text:style-name="T953"> из школы.</text:span><text:bookmark-end text:name="__DdeLink__6673_140401309"/></text:p>
      <text:p text:style-name="P100"><text:bookmark-start text:name="__DdeLink__6675_140401309"/>- <text:span text:style-name="T955">Что? Отчислении? Она не виновата ни в чем, это я самый настоящий демон — </text:span><text:span text:style-name="T957">громко </text:span><text:span text:style-name="T1013">сказала</text:span><text:span text:style-name="T957"> Флурри.</text:span><text:bookmark-end text:name="__DdeLink__6675_140401309"/></text:p>
      <text:p text:style-name="P100"><text:bookmark-start text:name="__DdeLink__6677_140401309"/>- <text:span text:style-name="T956">Мы долго с ней об этом говорили, но она сама так решила. <text:s/>-</text:span><text:span text:style-name="T958"> </text:span><text:span text:style-name="T959">с сожалением </text:span><text:span text:style-name="T958">ответила </text:span><text:span text:style-name="T1257">Старлайт</text:span><text:span text:style-name="T958">.</text:span><text:bookmark-end text:name="__DdeLink__6677_140401309"/></text:p>
      <text:p text:style-name="P101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960">остаться одной. </text:span><text:bookmark-end text:name="__DdeLink__6679_140401309"/></text:p>
      <text:p text:style-name="P136"><text:tab/></text:p>
      <text:p text:style-name="P102"><text:soft-page-break/><text:span text:style-name="T1014"><text:tab/></text:span><text:bookmark-start text:name="__DdeLink__6684_140401309"/><text:span text:style-name="T1263">И п</text:span><text:bookmark-start text:name="__DdeLink__6681_140401309"/><text:span text:style-name="T960">оэтому </text:span><text:span text:style-name="T1263">Флурри</text:span><text:span text:style-name="T1014"> </text:span><text:span text:style-name="T960">решила</text:span><text:span text:style-name="T961"> </text:span><text:span text:style-name="T1264">поехать</text:span><text:span text:style-name="T961"> в Кантерлот на следующий день, чтобы </text:span><text:span text:style-name="T962">поговорить с Эмбер.</text:span><text:bookmark-end text:name="__DdeLink__6684_140401309"/><text:bookmark-end text:name="__DdeLink__6681_140401309"/></text:p>
      <text:p text:style-name="P101"><text:bookmark-start text:name="__DdeLink__6686_140401309"/>- <text:span text:style-name="T963">Мне нужно навестить Лару, она в больнице Понивилля? - <text:s/>спросила Флурри.</text:span><text:bookmark-end text:name="__DdeLink__6686_140401309"/></text:p>
      <text:p text:style-name="P101"><text:bookmark-start text:name="__DdeLink__6688_140401309"/>- <text:span text:style-name="T963">Да, </text:span><text:span text:style-name="T964">но сейчас ей нужен покой, а тебе хорошо отдохнуть</text:span><text:bookmark-end text:name="__DdeLink__6688_140401309"/></text:p>
      <text:p text:style-name="P101"><text:bookmark-start text:name="__DdeLink__6690_140401309"/>- <text:span text:style-name="T964">Хорошо — </text:span><text:span text:style-name="T965">согласилась Флурри и снова обняла </text:span><text:span text:style-name="T1258">Старлайт</text:span><text:span text:style-name="T965">.</text:span><text:bookmark-end text:name="__DdeLink__6690_140401309"/></text:p>
      <text:p text:style-name="P101"><text:span text:style-name="T965"><text:tab/></text:span><text:bookmark-start text:name="__DdeLink__6692_140401309"/><text:span text:style-name="T1015">В этой дружеской беседе со </text:span><text:span text:style-name="T1259">Старлайт</text:span><text:span text:style-name="T965"> скрывалась особая магия. Флурри сразу ощутила её действие: ей стало намного легче.</text:span><text:bookmark-end text:name="__DdeLink__6692_140401309"/></text:p>
      <text:p text:style-name="P103"><text:tab/><text:bookmark-start text:name="__DdeLink__6694_140401309"/>Наступила ночь и <text:span text:style-name="T966">в Понивилле потухли все </text:span><text:span text:style-name="T1016">горящие огоньки</text:span><text:span text:style-name="T966"> — город уснул.</text:span><text:bookmark-end text:name="__DdeLink__6694_140401309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32"><text:bookmark-start text:name="__DdeLink__6792_140401309"/><text:soft-page-break/>12. <text:span text:style-name="T1034">Извинения</text:span><text:bookmark-end text:name="__DdeLink__6792_140401309"/></text:p>
      <text:p text:style-name="P104"><text:tab/><text:bookmark-start text:name="__DdeLink__6696_140401309"/><text:span text:style-name="T1020">На следующий день Флурри </text:span><text:span text:style-name="T1021">навестила </text:span><text:span text:style-name="T1089">Лару </text:span><text:span text:style-name="T1021">в больнице Понивилля и извинилась за свои ошибки, которых не было бы если </text:span><text:span text:style-name="T1088">бы </text:span><text:span text:style-name="T1021">она сразу послушала </text:span><text:span text:style-name="T1022">свою лучшую подругу.</text:span><text:bookmark-end text:name="__DdeLink__6696_140401309"/></text:p>
      <text:p text:style-name="P104"><text:tab/><text:bookmark-start text:name="__DdeLink__6698_140401309"/><text:span text:style-name="T1022">Лара </text:span><text:span text:style-name="T1023">чувствовала себя гораздо лучше и могла снова шутить по своему. Она не обижалась на свою подругу и </text:span><text:span text:style-name="T1090">знала, что для Флурри нет ничего важней дружбы и любви</text:span><text:span text:style-name="T1024">.</text:span><text:bookmark-end text:name="__DdeLink__6698_140401309"/></text:p>
      <text:p text:style-name="P134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04"><text:bookmark-start text:name="__DdeLink__6702_140401309"/>- <text:span text:style-name="T1025">Она собирается уйти из школы? - </text:span><text:span text:style-name="T1113">удивленно спросила Лара.</text:span><text:bookmark-end text:name="__DdeLink__6702_140401309"/></text:p>
      <text:p text:style-name="P104"><text:bookmark-start text:name="__DdeLink__6704_140401309"/>- <text:span text:style-name="T1026">Да. Я думаю это из-за того, что она почувствовала себя лишней и </text:span><text:span text:style-name="T1027">поэтому </text:span><text:span text:style-name="T1026">хочет остаться одной</text:span><text:bookmark-end text:name="__DdeLink__6704_140401309"/></text:p>
      <text:p text:style-name="P104"><text:bookmark-start text:name="__DdeLink__6706_140401309"/>- <text:span text:style-name="T1028">Ты только поосторожней и не разнеси там школу — засмеялась Лара.</text:span><text:bookmark-end text:name="__DdeLink__6706_140401309"/></text:p>
      <text:p text:style-name="P104"><text:bookmark-start text:name="__DdeLink__6708_140401309"/>- <text:span text:style-name="T1028">Твои шуточки сейчас совсем неуместны, Лара!</text:span><text:bookmark-end text:name="__DdeLink__6708_140401309"/></text:p>
      <text:p text:style-name="P104"><text:bookmark-start text:name="__DdeLink__6710_140401309"/><text:soft-page-break/>- <text:span text:style-name="T1028">Прости, </text:span><text:span text:style-name="T1029">а <text:s/>что с фонтаном? Там кажется камня на камне не осталось</text:span><text:bookmark-end text:name="__DdeLink__6710_140401309"/></text:p>
      <text:p text:style-name="P105"><text:bookmark-start text:name="__DdeLink__6712_140401309"/>- Меня наказали на месяц и отстранили от занятий. Поэтому я скоро приеду сюда, чтобы помо<text:span text:style-name="T1091">чь его восстановить</text:span> — с тяжелым вздохом <text:span text:style-name="T1092">ответила</text:span> Флурри.<text:bookmark-end text:name="__DdeLink__6712_140401309"/></text:p>
      <text:p text:style-name="P105"><text:bookmark-start text:name="__DdeLink__6714_140401309"/>- <text:span text:style-name="T1030">Справедливо</text:span><text:bookmark-end text:name="__DdeLink__6714_140401309"/></text:p>
      <text:p text:style-name="P105"><text:bookmark-start text:name="__DdeLink__6716_140401309"/>- <text:span text:style-name="T1031">Мне пора в Кантерлот, </text:span><text:span text:style-name="T1032">я ещё успею сегодня тебя навестить, пока, Лара</text:span><text:bookmark-end text:name="__DdeLink__6716_140401309"/></text:p>
      <text:p text:style-name="P105"><text:bookmark-start text:name="__DdeLink__6720_140401309"/>- <text:span text:style-name="T1032">Пока Флурри — </text:span><text:span text:style-name="T1033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7"><text:tab/><text:bookmark-start text:name="__DdeLink__6722_140401309"/>Флурри <text:span text:style-name="T1093">мгновенно добра</text:span><text:bookmark-end text:name="__DdeLink__6718_140401309"/><text:span text:style-name="T1093">лась</text:span> до школы <text:span text:style-name="T1094">и приступ</text:span><text:span text:style-name="T1114">ила</text:span><text:span text:style-name="T1094"> к поискам</text:span> Эмбер Грим, но тщетно.<text:bookmark-end text:name="__DdeLink__6722_140401309"/> </text:p>
      <text:p text:style-name="P107"><text:span text:style-name="T1035"><text:tab/></text:span><text:bookmark-start text:name="__DdeLink__6724_140401309"/><text:span text:style-name="T1035">Она испугалась и </text:span><text:span text:style-name="T1260">по</text:span><text:span text:style-name="T1035">думала, что она уже уехала </text:span><text:span text:style-name="T1115">домой</text:span><text:span text:style-name="T1035"> и больше </text:span><text:span text:style-name="T1036">никогда </text:span><text:span text:style-name="T1035">не вернётся.</text:span><text:bookmark-end text:name="__DdeLink__6724_140401309"/></text:p>
      <text:p text:style-name="P106"><text:tab/><text:bookmark-start text:name="__DdeLink__6726_140401309"/><text:span text:style-name="T1037">Но видимо им суждено было увидеться, потому что Флурри вспомнила, </text:span><text:span text:style-name="T1039">что </text:span><text:span text:style-name="T1037">около школы есть ещё одно место, исторический парк </text:span><text:span text:style-name="T1038">из каменных статуй.</text:span><text:bookmark-end text:name="__DdeLink__6726_140401309"/></text:p>
      <text:p text:style-name="P106"><text:tab/><text:bookmark-start text:name="__DdeLink__6728_140401309"/><text:span text:style-name="T1040">Она моментально телепортировалась туда <text:s/>и увидела задумчивую Эмбер Грим, которая разглядывала свою любимую статую «</text:span><text:span text:style-name="T1095">Великая тройка злодеев Эквестрии</text:span><text:span text:style-name="T1040">».</text:span><text:bookmark-end text:name="__DdeLink__6728_140401309"/></text:p>
      <text:p text:style-name="P106"><text:bookmark-start text:name="__DdeLink__6730_140401309"/><text:soft-page-break/>- <text:span text:style-name="T1041">Эмбер, это я Флурри Харт и я хотела извиниться перед тобой... — </text:span><text:span text:style-name="T1042">не успела </text:span><text:span text:style-name="T1116">договорить</text:span><text:span text:style-name="T1042"> Флурри.</text:span><text:bookmark-end text:name="__DdeLink__6730_140401309"/></text:p>
      <text:p text:style-name="P108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08"><text:bookmark-start text:name="__DdeLink__6734_140401309"/>- <text:span text:style-name="T1043">Что? Ты на самом деле бросаешь школу? - удивленно спросила Флурри.</text:span><text:bookmark-end text:name="__DdeLink__6734_140401309"/></text:p>
      <text:p text:style-name="P108"><text:bookmark-start text:name="__DdeLink__6736_140401309"/>- <text:span text:style-name="T1043">Да. Я решила это ещё </text:span><text:span text:style-name="T1096">в выходные дни</text:span><text:span text:style-name="T1043">.</text:span><text:bookmark-end text:name="__DdeLink__6736_140401309"/></text:p>
      <text:p text:style-name="P108"><text:bookmark-start text:name="__DdeLink__6738_140401309"/>- <text:span text:style-name="T1044">Но почему?</text:span><text:bookmark-end text:name="__DdeLink__6738_140401309"/></text:p>
      <text:p text:style-name="P108"><text:bookmark-start text:name="__DdeLink__6740_140401309"/>- <text:span text:style-name="T1045">Ты меня не слушала. Я повторюсь: я развила свои навыки на достаточном уров</text:span><text:span text:style-name="T1047">н</text:span><text:span text:style-name="T1045">е </text:span><text:span text:style-name="T1047">и поэтому мне больше нечего здесь делать</text:span><text:span text:style-name="T1045"> — </text:span><text:span text:style-name="T1046">твердо </text:span><text:span text:style-name="T1097">ответила</text:span><text:span text:style-name="T1046"> Эмбер.</text:span><text:bookmark-end text:name="__DdeLink__6740_140401309"/></text:p>
      <text:p text:style-name="P108"><text:bookmark-start text:name="__DdeLink__6742_140401309"/>- <text:span text:style-name="T1048">Это смешно. Ты не хочешь мешать остальным потому что чувствуешь себя лишней?</text:span><text:bookmark-end text:name="__DdeLink__6742_140401309"/></text:p>
      <text:p text:style-name="P108"><text:bookmark-start text:name="__DdeLink__6744_140401309"/>- <text:span text:style-name="T1049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08"><text:bookmark-start text:name="__DdeLink__6746_140401309"/>- <text:span text:style-name="T1050">Но что станет с тобой?</text:span><text:bookmark-end text:name="__DdeLink__6746_140401309"/><text:span text:style-name="T1050"> </text:span></text:p>
      <text:p text:style-name="P108"><text:bookmark-start text:name="__DdeLink__6748_140401309"/><text:soft-page-break/>- <text:span text:style-name="T1050">Я уйду из школы, попрошу принцессу Twillight </text:span><text:span text:style-name="T1051">сделать меня</text:span><text:span text:style-name="T1050"> исследователем различных уголков Эквестрии, </text:span><text:span text:style-name="T1098">на что у меня есть все необходимые знания и способности,</text:span><text:span text:style-name="T1050"> буду писать научные статьи и </text:span><text:span text:style-name="T1052">узнаю</text:span><text:span text:style-name="T1050"> кто я на самом деле</text:span><text:bookmark-end text:name="__DdeLink__6748_140401309"/></text:p>
      <text:p text:style-name="P108"><text:bookmark-start text:name="__DdeLink__6750_140401309"/>- <text:span text:style-name="T1053">Ты ведь останешься одной!</text:span><text:bookmark-end text:name="__DdeLink__6750_140401309"/></text:p>
      <text:p text:style-name="P108"><text:bookmark-start text:name="__DdeLink__6752_140401309"/>- <text:span text:style-name="T1053">Да, одной гораздо легче, мне никто не будет мешать</text:span><text:bookmark-end text:name="__DdeLink__6752_140401309"/></text:p>
      <text:p text:style-name="P108"><text:bookmark-start text:name="__DdeLink__6754_140401309"/>- <text:span text:style-name="T1054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08"><text:bookmark-start text:name="__DdeLink__6756_140401309"/>- <text:span text:style-name="T1055">Но вдруг? <text:s/>- переспросила Эмбер.</text:span><text:bookmark-end text:name="__DdeLink__6756_140401309"/></text:p>
      <text:p text:style-name="P108"><text:bookmark-start text:name="__DdeLink__6758_140401309"/>- <text:span text:style-name="T1056">Ничего, </text:span><text:span text:style-name="T1057">я просто хотела сказать…</text:span><text:bookmark-end text:name="__DdeLink__6758_140401309"/></text:p>
      <text:p text:style-name="P108"><text:bookmark-start text:name="__DdeLink__6760_140401309"/>- <text:span text:style-name="T1057">Ты хотела сказать, вдруг я стану темной пони без поддержки друзей — </text:span><text:span text:style-name="T1058">перебила </text:span><text:span text:style-name="T1099">её </text:span><text:span text:style-name="T1058">Эмбер.</text:span><text:bookmark-end text:name="__DdeLink__6760_140401309"/></text:p>
      <text:p text:style-name="P108"><text:bookmark-start text:name="__DdeLink__6762_140401309"/>- <text:span text:style-name="T1059">Эмбер, </text:span><text:span text:style-name="T1060">ты всегда будешь ставить меня в дурацкое положение — улыбнулась Флурри.</text:span><text:bookmark-end text:name="__DdeLink__6762_140401309"/></text:p>
      <text:p text:style-name="P109"><text:bookmark-start text:name="__DdeLink__6764_140401309"/>- <text:span text:style-name="T1061">Пожалуй да. Я хотела тебе кое-что сказать — </text:span><text:span text:style-name="T1100">начала</text:span><text:span text:style-name="T1062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3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08"><text:bookmark-start text:name="__DdeLink__6768_140401309"/>- <text:span text:style-name="T1063">Я слушаю тебя, Эмбер</text:span><text:bookmark-end text:name="__DdeLink__6768_140401309"/></text:p>
      <text:p text:style-name="P108"><text:bookmark-start text:name="__DdeLink__6770_140401309"/>- <text:span text:style-name="T1064">Флурри Харт, </text:span><text:span text:style-name="T1066">о</text:span><text:span text:style-name="T1065">ставайся всегда такой пони, какой ты </text:span><text:span text:style-name="T1066">являешься сейчас и тебя ждет самое лучшее будущее, о котором можно мечтать.</text:span><text:bookmark-end text:name="__DdeLink__6770_140401309"/></text:p>
      <text:p text:style-name="P110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01">увидятся</text:span>.<text:bookmark-end text:name="__DdeLink__6772_140401309"/></text:p>
      <text:p text:style-name="P111"><text:tab/><text:bookmark-start text:name="__DdeLink__6774_140401309"/><text:span text:style-name="T1067">Внезапно Эмбер </text:span><text:span text:style-name="T1068">почувствовала боль и увидела </text:span><text:span text:style-name="T1069">себя жеребенком </text:span><text:span text:style-name="T1070">в каком-то помещении замка, <text:s/>напротив стояла пони и рыдала, она была похоже на неё и Эмбер поняла что это её мать. </text:span><text:span text:style-name="T1071">Когда она перестала плакать и выпрямилась то стало ясно что она </text:span><text:span text:style-name="T1102">была</text:span><text:span text:style-name="T1071"> Аликорн</text:span><text:span text:style-name="T1102">ом</text:span><text:span text:style-name="T1071"> </text:span><text:span text:style-name="T1072">и Эмбер пришла в себя.</text:span><text:bookmark-end text:name="__DdeLink__6774_140401309"/></text:p>
      <text:p text:style-name="P112"><text:bookmark-start text:name="__DdeLink__6776_140401309"/><text:span text:style-name="T1070">- </text:span><text:span text:style-name="T1073">Что такое Эмбер, ты в порядке? — </text:span><text:span text:style-name="T1074">с беспокойством </text:span><text:span text:style-name="T1103">спросила</text:span><text:span text:style-name="T1074"> Флурри — </text:span><text:span text:style-name="T1104">Т</text:span><text:span text:style-name="T1074">ебе нужна помощь?</text:span><text:bookmark-end text:name="__DdeLink__6776_140401309"/></text:p>
      <text:p text:style-name="P112"><text:bookmark-start text:name="__DdeLink__6778_140401309"/><text:span text:style-name="T1070">- </text:span><text:span text:style-name="T1075">Все хорошо. Я просто вспомнила кое-что плохое</text:span><text:bookmark-end text:name="__DdeLink__6778_140401309"/></text:p>
      <text:p text:style-name="P108"><text:bookmark-start text:name="__DdeLink__6780_140401309"/>- <text:span text:style-name="T1076">Эмбер, я хотела сказать, что </text:span><text:span text:style-name="T1077">ты всегда можешь рассчитывать на мою помощь и </text:span><text:span text:style-name="T1078">всегда найдешь во мне верного и честного друга</text:span><text:bookmark-end text:name="__DdeLink__6780_140401309"/></text:p>
      <text:p text:style-name="P108"><text:bookmark-start text:name="__DdeLink__6782_140401309"/><text:soft-page-break/>- <text:span text:style-name="T1079">В этом я не сомневаюсь ни на </text:span><text:span text:style-name="T1080">долю косточки яблока — </text:span><text:span text:style-name="T1081">улыбнулась Эмбер и в её улыбк</text:span><text:span text:style-name="T1105">е</text:span><text:span text:style-name="T1081"> было столько добродуши</text:span><text:span text:style-name="T1106">я</text:span><text:span text:style-name="T1081">, <text:s/>от которого Флурри даже стало не по себе.</text:span><text:bookmark-end text:name="__DdeLink__6782_140401309"/></text:p>
      <text:p text:style-name="P108"><text:bookmark-start text:name="__DdeLink__6784_140401309"/>- <text:span text:style-name="T1082">Возьми, вдруг </text:span><text:span text:style-name="T1083">моя ничтожная помощь пригодится тебе — </text:span><text:span text:style-name="T1108">не без доли иронии</text:span><text:span text:style-name="T1083"> </text:span><text:span text:style-name="T1107">сказала</text:span><text:span text:style-name="T1083"> Флурри и протянула магическую книгу с помощью которой она общалась с Ларой.</text:span><text:bookmark-end text:name="__DdeLink__6784_140401309"/></text:p>
      <text:p text:style-name="P108"><text:bookmark-start text:name="__DdeLink__6786_140401309"/>- <text:span text:style-name="T1109">Спасибо — </text:span><text:span text:style-name="T1261">улыбнулась</text:span><text:span text:style-name="T1109"> Эмбер, </text:span><text:span text:style-name="T1084">взяла книгу и отправилась в сторону Кантерлотского замка.</text:span><text:bookmark-end text:name="__DdeLink__6786_140401309"/><text:span text:style-name="T1084"> </text:span></text:p>
      <text:p text:style-name="P114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6"><text:tab/><text:bookmark-start text:name="__DdeLink__6790_140401309"/><text:span text:style-name="T1085">В Кантерлот</text:span><text:span text:style-name="T1265">c</text:span><text:span text:style-name="T1085">кой школе снова начались занятия и </text:span><text:span text:style-name="T1086">долгие споры о том, кто победил на магической дуэли разлетелись по всей школе </text:span><text:span text:style-name="T1087">и не было такого пони, который не упомян</text:span><text:span text:style-name="T1110">ул </text:span><text:span text:style-name="T1112">бы </text:span><text:span text:style-name="T1110">об этом </text:span><text:span text:style-name="T1111">ужасно-интересном </text:span><text:span text:style-name="T1110">событии</text:span><text:span text:style-name="T1086">.</text:span><text:bookmark-end text:name="__DdeLink__6790_140401309"/></text:p>
      <text:p text:style-name="P104"/>
      <text:p text:style-name="P104"/>
      <text:p text:style-name="P104"/>
      <text:p text:style-name="P104"/>
      <text:p text:style-name="P139"><text:soft-page-break/>13. Последняя беседа</text:p>
      <text:p text:style-name="P138"/>
      <text:p text:style-name="P104"/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5-11T16:03:40.988187770</dc:date>
    <meta:editing-duration>P1DT4M18S</meta:editing-duration>
    <meta:editing-cycles>2039</meta:editing-cycles>
    <meta:generator>LibreOffice/7.2.6.2$Linux_X86_64 LibreOffice_project/20$Build-2</meta:generator>
    <meta:document-statistic meta:table-count="0" meta:image-count="0" meta:object-count="0" meta:page-count="74" meta:paragraph-count="528" meta:word-count="9578" meta:character-count="59048" meta:non-whitespace-character-count="49529"/>
  </office:meta>
</office:document-meta>
</file>